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4880000003054666754.png"/>
  <manifest:file-entry manifest:media-type="image/png" manifest:full-path="Pictures/100002010000029100000030C5DBD3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ms Rmn" svg:font-family="'Tms Rm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2.5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1.323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RA0307_20__28_2013_29_">
      <style:table-properties table:display="true" style:writing-mode="lr-tb"/>
    </style:style>
    <style:style style:name="ta3" style:family="table" style:master-page-name="PageStyle_5f_CHART_20_TRA0307">
      <style:table-properties table:display="true" style:writing-mode="lr-tb"/>
    </style:style>
    <style:style style:name="ta4" style:family="table" style:master-page-name="PageStyle_5f_TRA0307_20__28_2012_29_">
      <style:table-properties table:display="true" style:writing-mode="lr-tb"/>
    </style:style>
    <style:style style:name="ta5" style:family="table" style:master-page-name="PageStyle_5f_TRA0307_20__28_2011_29_">
      <style:table-properties table:display="true" style:writing-mode="lr-tb"/>
    </style:style>
    <style:style style:name="ta6" style:family="table" style:master-page-name="PageStyle_5f_TRA0307_20__28_2010_29_">
      <style:table-properties table:display="true" style:writing-mode="lr-tb"/>
    </style:style>
    <style:style style:name="ta7" style:family="table" style:master-page-name="PageStyle_5f_TRA0307_20__28_2009_29_">
      <style:table-properties table:display="true" style:writing-mode="lr-tb"/>
    </style:style>
    <style:style style:name="ta8" style:family="table" style:master-page-name="PageStyle_5f_TRA0307_20__28_2008_29_">
      <style:table-properties table:display="true" style:writing-mode="lr-tb"/>
    </style:style>
    <style:style style:name="ta9" style:family="table" style:master-page-name="PageStyle_5f_TRA0307_20__28_2007_29_">
      <style:table-properties table:display="true" style:writing-mode="lr-tb"/>
    </style:style>
    <style:style style:name="ta10" style:family="table" style:master-page-name="PageStyle_5f_TRA0307_20__28_2006_29_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20_3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20_3">
      <style:table-cell-properties fo:background-color="#ffffff"/>
      <style:text-properties fo:color="#008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Normal_20_3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3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20_3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3" style:data-style-name="N3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3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_20_3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_20_3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Heading_5f_6._20_New_20_topics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Normal_20_3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3" style:data-style-name="N1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3" style:data-style-name="N143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3" style:data-style-name="N36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5f_70108_20_updated">
      <style:table-cell-properties fo:background-color="#ffffff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ce17" style:family="table-cell" style:parent-style-name="Normal_20_3" style:data-style-name="N1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3">
      <style:table-cell-properties fo:background-color="#ffffff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20_3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3" style:data-style-name="N143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20_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5f_70108_20_updated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ce24" style:family="table-cell" style:parent-style-name="Normal_20_3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5f_Main_20_2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5f_Main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ackground-color="#ffffff"/>
      <style:text-properties fo:color="#008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3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43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43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Normal_5f_70108_20_updated" style:data-style-name="N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ce50" style:family="table-cell" style:parent-style-name="Normal_5f_70108_20_updated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0000ff" style:text-outline="false" style:text-line-through-styl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table:formula="of:=['TRA0307 (2013)'.C7]*(30/212)" office:value-type="float" office:value="2.26415094339623">
            <text:p>2.2641509434</text:p>
          </table:table-cell>
          <table:table-cell table:formula="of:=['TRA0307 (2013)'.D7]*(30/212)" office:value-type="float" office:value="2.12264150943396">
            <text:p>2.1226415094</text:p>
          </table:table-cell>
          <table:table-cell table:formula="of:=['TRA0307 (2013)'.E7]*(30/212)" office:value-type="float" office:value="2.26415094339623">
            <text:p>2.2641509434</text:p>
          </table:table-cell>
          <table:table-cell table:formula="of:=['TRA0307 (2013)'.F7]*(30/212)" office:value-type="float" office:value="2.26415094339623">
            <text:p>2.2641509434</text:p>
          </table:table-cell>
          <table:table-cell table:formula="of:=['TRA0307 (2013)'.G7]*(30/212)" office:value-type="float" office:value="2.54716981132075">
            <text:p>2.5471698113</text:p>
          </table:table-cell>
          <table:table-cell table:formula="of:=['TRA0307 (2013)'.H7]*(30/212)" office:value-type="float" office:value="3.25471698113208">
            <text:p>3.2547169811</text:p>
          </table:table-cell>
          <table:table-cell table:formula="of:=['TRA0307 (2013)'.I7]*(30/212)" office:value-type="float" office:value="3.39622641509434">
            <text:p>3.3962264151</text:p>
          </table:table-cell>
          <table:table-cell/>
          <table:table-cell table:formula="of:=['TRA0307 (2013)'.C7]*(1/212)" office:value-type="float" office:value="0.0754716981132075">
            <text:p>0.0754716981</text:p>
          </table:table-cell>
          <table:table-cell table:formula="of:=['TRA0307 (2013)'.D7]*(1/212)" office:value-type="float" office:value="0.0707547169811321">
            <text:p>0.070754717</text:p>
          </table:table-cell>
          <table:table-cell table:formula="of:=['TRA0307 (2013)'.E7]*(1/212)" office:value-type="float" office:value="0.0754716981132075">
            <text:p>0.0754716981</text:p>
          </table:table-cell>
          <table:table-cell table:formula="of:=['TRA0307 (2013)'.F7]*(1/212)" office:value-type="float" office:value="0.0754716981132075">
            <text:p>0.0754716981</text:p>
          </table:table-cell>
          <table:table-cell table:formula="of:=['TRA0307 (2013)'.G7]*(1/212)" office:value-type="float" office:value="0.0849056603773585">
            <text:p>0.0849056604</text:p>
          </table:table-cell>
          <table:table-cell table:formula="of:=['TRA0307 (2013)'.H7]*(1/212)" office:value-type="float" office:value="0.108490566037736">
            <text:p>0.108490566</text:p>
          </table:table-cell>
          <table:table-cell table:formula="of:=['TRA0307 (2013)'.I7]*(1/212)" office:value-type="float" office:value="0.113207547169811">
            <text:p>0.1132075472</text:p>
          </table:table-cell>
        </table:table-row>
        <table:table-row table:style-name="ro1">
          <table:table-cell/>
          <table:table-cell table:formula="of:=['TRA0307 (2013)'.C8]*(30/212)" office:value-type="float" office:value="1.41509433962264">
            <text:p>1.4150943396</text:p>
          </table:table-cell>
          <table:table-cell table:formula="of:=['TRA0307 (2013)'.D8]*(30/212)" office:value-type="float" office:value="1.55660377358491">
            <text:p>1.5566037736</text:p>
          </table:table-cell>
          <table:table-cell table:formula="of:=['TRA0307 (2013)'.E8]*(30/212)" office:value-type="float" office:value="1.55660377358491">
            <text:p>1.5566037736</text:p>
          </table:table-cell>
          <table:table-cell table:formula="of:=['TRA0307 (2013)'.F8]*(30/212)" office:value-type="float" office:value="1.69811320754717">
            <text:p>1.6981132075</text:p>
          </table:table-cell>
          <table:table-cell table:formula="of:=['TRA0307 (2013)'.G8]*(30/212)" office:value-type="float" office:value="1.83962264150943">
            <text:p>1.8396226415</text:p>
          </table:table-cell>
          <table:table-cell table:formula="of:=['TRA0307 (2013)'.H8]*(30/212)" office:value-type="float" office:value="2.12264150943396">
            <text:p>2.1226415094</text:p>
          </table:table-cell>
          <table:table-cell table:formula="of:=['TRA0307 (2013)'.I8]*(30/212)" office:value-type="float" office:value="2.12264150943396">
            <text:p>2.1226415094</text:p>
          </table:table-cell>
          <table:table-cell/>
          <table:table-cell table:formula="of:=['TRA0307 (2013)'.C8]*(1/212)" office:value-type="float" office:value="0.0471698113207547">
            <text:p>0.0471698113</text:p>
          </table:table-cell>
          <table:table-cell table:formula="of:=['TRA0307 (2013)'.D8]*(1/212)" office:value-type="float" office:value="0.0518867924528302">
            <text:p>0.0518867925</text:p>
          </table:table-cell>
          <table:table-cell table:formula="of:=['TRA0307 (2013)'.E8]*(1/212)" office:value-type="float" office:value="0.0518867924528302">
            <text:p>0.0518867925</text:p>
          </table:table-cell>
          <table:table-cell table:formula="of:=['TRA0307 (2013)'.F8]*(1/212)" office:value-type="float" office:value="0.0566037735849057">
            <text:p>0.0566037736</text:p>
          </table:table-cell>
          <table:table-cell table:formula="of:=['TRA0307 (2013)'.G8]*(1/212)" office:value-type="float" office:value="0.0613207547169811">
            <text:p>0.0613207547</text:p>
          </table:table-cell>
          <table:table-cell table:formula="of:=['TRA0307 (2013)'.H8]*(1/212)" office:value-type="float" office:value="0.0707547169811321">
            <text:p>0.070754717</text:p>
          </table:table-cell>
          <table:table-cell table:formula="of:=['TRA0307 (2013)'.I8]*(1/212)" office:value-type="float" office:value="0.0707547169811321">
            <text:p>0.070754717</text:p>
          </table:table-cell>
        </table:table-row>
        <table:table-row table:style-name="ro1">
          <table:table-cell/>
          <table:table-cell table:formula="of:=['TRA0307 (2013)'.C9]*(30/212)" office:value-type="float" office:value="1.13207547169811">
            <text:p>1.1320754717</text:p>
          </table:table-cell>
          <table:table-cell table:formula="of:=['TRA0307 (2013)'.D9]*(30/212)" office:value-type="float" office:value="1.41509433962264">
            <text:p>1.4150943396</text:p>
          </table:table-cell>
          <table:table-cell table:formula="of:=['TRA0307 (2013)'.E9]*(30/212)" office:value-type="float" office:value="1.41509433962264">
            <text:p>1.4150943396</text:p>
          </table:table-cell>
          <table:table-cell table:formula="of:=['TRA0307 (2013)'.F9]*(30/212)" office:value-type="float" office:value="1.41509433962264">
            <text:p>1.4150943396</text:p>
          </table:table-cell>
          <table:table-cell table:formula="of:=['TRA0307 (2013)'.G9]*(30/212)" office:value-type="float" office:value="1.55660377358491">
            <text:p>1.5566037736</text:p>
          </table:table-cell>
          <table:table-cell table:formula="of:=['TRA0307 (2013)'.H9]*(30/212)" office:value-type="float" office:value="1.69811320754717">
            <text:p>1.6981132075</text:p>
          </table:table-cell>
          <table:table-cell table:formula="of:=['TRA0307 (2013)'.I9]*(30/212)" office:value-type="float" office:value="1.41509433962264">
            <text:p>1.4150943396</text:p>
          </table:table-cell>
          <table:table-cell/>
          <table:table-cell table:formula="of:=['TRA0307 (2013)'.C9]*(1/212)" office:value-type="float" office:value="0.0377358490566038">
            <text:p>0.0377358491</text:p>
          </table:table-cell>
          <table:table-cell table:formula="of:=['TRA0307 (2013)'.D9]*(1/212)" office:value-type="float" office:value="0.0471698113207547">
            <text:p>0.0471698113</text:p>
          </table:table-cell>
          <table:table-cell table:formula="of:=['TRA0307 (2013)'.E9]*(1/212)" office:value-type="float" office:value="0.0471698113207547">
            <text:p>0.0471698113</text:p>
          </table:table-cell>
          <table:table-cell table:formula="of:=['TRA0307 (2013)'.F9]*(1/212)" office:value-type="float" office:value="0.0471698113207547">
            <text:p>0.0471698113</text:p>
          </table:table-cell>
          <table:table-cell table:formula="of:=['TRA0307 (2013)'.G9]*(1/212)" office:value-type="float" office:value="0.0518867924528302">
            <text:p>0.0518867925</text:p>
          </table:table-cell>
          <table:table-cell table:formula="of:=['TRA0307 (2013)'.H9]*(1/212)" office:value-type="float" office:value="0.0566037735849057">
            <text:p>0.0566037736</text:p>
          </table:table-cell>
          <table:table-cell table:formula="of:=['TRA0307 (2013)'.I9]*(1/212)" office:value-type="float" office:value="0.0471698113207547">
            <text:p>0.0471698113</text:p>
          </table:table-cell>
        </table:table-row>
        <table:table-row table:style-name="ro1">
          <table:table-cell/>
          <table:table-cell table:formula="of:=['TRA0307 (2013)'.C10]*(30/212)" office:value-type="float" office:value="1.41509433962264">
            <text:p>1.4150943396</text:p>
          </table:table-cell>
          <table:table-cell table:formula="of:=['TRA0307 (2013)'.D10]*(30/212)" office:value-type="float" office:value="1.55660377358491">
            <text:p>1.5566037736</text:p>
          </table:table-cell>
          <table:table-cell table:formula="of:=['TRA0307 (2013)'.E10]*(30/212)" office:value-type="float" office:value="1.55660377358491">
            <text:p>1.5566037736</text:p>
          </table:table-cell>
          <table:table-cell table:formula="of:=['TRA0307 (2013)'.F10]*(30/212)" office:value-type="float" office:value="1.69811320754717">
            <text:p>1.6981132075</text:p>
          </table:table-cell>
          <table:table-cell table:formula="of:=['TRA0307 (2013)'.G10]*(30/212)" office:value-type="float" office:value="1.83962264150943">
            <text:p>1.8396226415</text:p>
          </table:table-cell>
          <table:table-cell table:formula="of:=['TRA0307 (2013)'.H10]*(30/212)" office:value-type="float" office:value="1.69811320754717">
            <text:p>1.6981132075</text:p>
          </table:table-cell>
          <table:table-cell table:formula="of:=['TRA0307 (2013)'.I10]*(30/212)" office:value-type="float" office:value="1.27358490566038">
            <text:p>1.2735849057</text:p>
          </table:table-cell>
          <table:table-cell/>
          <table:table-cell table:formula="of:=['TRA0307 (2013)'.C10]*(1/212)" office:value-type="float" office:value="0.0471698113207547">
            <text:p>0.0471698113</text:p>
          </table:table-cell>
          <table:table-cell table:formula="of:=['TRA0307 (2013)'.D10]*(1/212)" office:value-type="float" office:value="0.0518867924528302">
            <text:p>0.0518867925</text:p>
          </table:table-cell>
          <table:table-cell table:formula="of:=['TRA0307 (2013)'.E10]*(1/212)" office:value-type="float" office:value="0.0518867924528302">
            <text:p>0.0518867925</text:p>
          </table:table-cell>
          <table:table-cell table:formula="of:=['TRA0307 (2013)'.F10]*(1/212)" office:value-type="float" office:value="0.0566037735849057">
            <text:p>0.0566037736</text:p>
          </table:table-cell>
          <table:table-cell table:formula="of:=['TRA0307 (2013)'.G10]*(1/212)" office:value-type="float" office:value="0.0613207547169811">
            <text:p>0.0613207547</text:p>
          </table:table-cell>
          <table:table-cell table:formula="of:=['TRA0307 (2013)'.H10]*(1/212)" office:value-type="float" office:value="0.0566037735849057">
            <text:p>0.0566037736</text:p>
          </table:table-cell>
          <table:table-cell table:formula="of:=['TRA0307 (2013)'.I10]*(1/212)" office:value-type="float" office:value="0.0424528301886792">
            <text:p>0.0424528302</text:p>
          </table:table-cell>
        </table:table-row>
        <table:table-row table:style-name="ro1">
          <table:table-cell/>
          <table:table-cell table:formula="of:=['TRA0307 (2013)'.C11]*(30/212)" office:value-type="float" office:value="2.83018867924528">
            <text:p>2.8301886792</text:p>
          </table:table-cell>
          <table:table-cell table:formula="of:=['TRA0307 (2013)'.D11]*(30/212)" office:value-type="float" office:value="2.68867924528302">
            <text:p>2.6886792453</text:p>
          </table:table-cell>
          <table:table-cell table:formula="of:=['TRA0307 (2013)'.E11]*(30/212)" office:value-type="float" office:value="2.68867924528302">
            <text:p>2.6886792453</text:p>
          </table:table-cell>
          <table:table-cell table:formula="of:=['TRA0307 (2013)'.F11]*(30/212)" office:value-type="float" office:value="2.68867924528302">
            <text:p>2.6886792453</text:p>
          </table:table-cell>
          <table:table-cell table:formula="of:=['TRA0307 (2013)'.G11]*(30/212)" office:value-type="float" office:value="2.68867924528302">
            <text:p>2.6886792453</text:p>
          </table:table-cell>
          <table:table-cell table:formula="of:=['TRA0307 (2013)'.H11]*(30/212)" office:value-type="float" office:value="2.12264150943396">
            <text:p>2.1226415094</text:p>
          </table:table-cell>
          <table:table-cell table:formula="of:=['TRA0307 (2013)'.I11]*(30/212)" office:value-type="float" office:value="1.41509433962264">
            <text:p>1.4150943396</text:p>
          </table:table-cell>
          <table:table-cell/>
          <table:table-cell table:formula="of:=['TRA0307 (2013)'.C11]*(1/212)" office:value-type="float" office:value="0.0943396226415094">
            <text:p>0.0943396226</text:p>
          </table:table-cell>
          <table:table-cell table:formula="of:=['TRA0307 (2013)'.D11]*(1/212)" office:value-type="float" office:value="0.089622641509434">
            <text:p>0.0896226415</text:p>
          </table:table-cell>
          <table:table-cell table:formula="of:=['TRA0307 (2013)'.E11]*(1/212)" office:value-type="float" office:value="0.089622641509434">
            <text:p>0.0896226415</text:p>
          </table:table-cell>
          <table:table-cell table:formula="of:=['TRA0307 (2013)'.F11]*(1/212)" office:value-type="float" office:value="0.089622641509434">
            <text:p>0.0896226415</text:p>
          </table:table-cell>
          <table:table-cell table:formula="of:=['TRA0307 (2013)'.G11]*(1/212)" office:value-type="float" office:value="0.089622641509434">
            <text:p>0.0896226415</text:p>
          </table:table-cell>
          <table:table-cell table:formula="of:=['TRA0307 (2013)'.H11]*(1/212)" office:value-type="float" office:value="0.0707547169811321">
            <text:p>0.070754717</text:p>
          </table:table-cell>
          <table:table-cell table:formula="of:=['TRA0307 (2013)'.I11]*(1/212)" office:value-type="float" office:value="0.0471698113207547">
            <text:p>0.0471698113</text:p>
          </table:table-cell>
        </table:table-row>
        <table:table-row table:style-name="ro1">
          <table:table-cell/>
          <table:table-cell table:formula="of:=['TRA0307 (2013)'.C12]*(30/212)" office:value-type="float" office:value="7.07547169811321">
            <text:p>7.0754716981</text:p>
          </table:table-cell>
          <table:table-cell table:formula="of:=['TRA0307 (2013)'.D12]*(30/212)" office:value-type="float" office:value="6.36792452830189">
            <text:p>6.3679245283</text:p>
          </table:table-cell>
          <table:table-cell table:formula="of:=['TRA0307 (2013)'.E12]*(30/212)" office:value-type="float" office:value="6.22641509433962">
            <text:p>6.2264150943</text:p>
          </table:table-cell>
          <table:table-cell table:formula="of:=['TRA0307 (2013)'.F12]*(30/212)" office:value-type="float" office:value="6.22641509433962">
            <text:p>6.2264150943</text:p>
          </table:table-cell>
          <table:table-cell table:formula="of:=['TRA0307 (2013)'.G12]*(30/212)" office:value-type="float" office:value="5.94339622641509">
            <text:p>5.9433962264</text:p>
          </table:table-cell>
          <table:table-cell table:formula="of:=['TRA0307 (2013)'.H12]*(30/212)" office:value-type="float" office:value="3.39622641509434">
            <text:p>3.3962264151</text:p>
          </table:table-cell>
          <table:table-cell table:formula="of:=['TRA0307 (2013)'.I12]*(30/212)" office:value-type="float" office:value="2.12264150943396">
            <text:p>2.1226415094</text:p>
          </table:table-cell>
          <table:table-cell/>
          <table:table-cell table:formula="of:=['TRA0307 (2013)'.C12]*(1/212)" office:value-type="float" office:value="0.235849056603774">
            <text:p>0.2358490566</text:p>
          </table:table-cell>
          <table:table-cell table:formula="of:=['TRA0307 (2013)'.D12]*(1/212)" office:value-type="float" office:value="0.212264150943396">
            <text:p>0.2122641509</text:p>
          </table:table-cell>
          <table:table-cell table:formula="of:=['TRA0307 (2013)'.E12]*(1/212)" office:value-type="float" office:value="0.207547169811321">
            <text:p>0.2075471698</text:p>
          </table:table-cell>
          <table:table-cell table:formula="of:=['TRA0307 (2013)'.F12]*(1/212)" office:value-type="float" office:value="0.207547169811321">
            <text:p>0.2075471698</text:p>
          </table:table-cell>
          <table:table-cell table:formula="of:=['TRA0307 (2013)'.G12]*(1/212)" office:value-type="float" office:value="0.19811320754717">
            <text:p>0.1981132075</text:p>
          </table:table-cell>
          <table:table-cell table:formula="of:=['TRA0307 (2013)'.H12]*(1/212)" office:value-type="float" office:value="0.113207547169811">
            <text:p>0.1132075472</text:p>
          </table:table-cell>
          <table:table-cell table:formula="of:=['TRA0307 (2013)'.I12]*(1/212)" office:value-type="float" office:value="0.0707547169811321">
            <text:p>0.070754717</text:p>
          </table:table-cell>
        </table:table-row>
        <table:table-row table:style-name="ro1">
          <table:table-cell/>
          <table:table-cell table:formula="of:=['TRA0307 (2013)'.C13]*(30/212)" office:value-type="float" office:value="16.1320754716981">
            <text:p>16.1320754717</text:p>
          </table:table-cell>
          <table:table-cell table:formula="of:=['TRA0307 (2013)'.D13]*(30/212)" office:value-type="float" office:value="15.8490566037736">
            <text:p>15.8490566038</text:p>
          </table:table-cell>
          <table:table-cell table:formula="of:=['TRA0307 (2013)'.E13]*(30/212)" office:value-type="float" office:value="15.5660377358491">
            <text:p>15.5660377358</text:p>
          </table:table-cell>
          <table:table-cell table:formula="of:=['TRA0307 (2013)'.F13]*(30/212)" office:value-type="float" office:value="15.4245283018868">
            <text:p>15.4245283019</text:p>
          </table:table-cell>
          <table:table-cell table:formula="of:=['TRA0307 (2013)'.G13]*(30/212)" office:value-type="float" office:value="14.0094339622642">
            <text:p>14.0094339623</text:p>
          </table:table-cell>
          <table:table-cell table:formula="of:=['TRA0307 (2013)'.H13]*(30/212)" office:value-type="float" office:value="5.80188679245283">
            <text:p>5.8018867925</text:p>
          </table:table-cell>
          <table:table-cell table:formula="of:=['TRA0307 (2013)'.I13]*(30/212)" office:value-type="float" office:value="3.39622641509434">
            <text:p>3.3962264151</text:p>
          </table:table-cell>
          <table:table-cell/>
          <table:table-cell table:formula="of:=['TRA0307 (2013)'.C13]*(1/212)" office:value-type="float" office:value="0.537735849056604">
            <text:p>0.5377358491</text:p>
          </table:table-cell>
          <table:table-cell table:formula="of:=['TRA0307 (2013)'.D13]*(1/212)" office:value-type="float" office:value="0.528301886792453">
            <text:p>0.5283018868</text:p>
          </table:table-cell>
          <table:table-cell table:formula="of:=['TRA0307 (2013)'.E13]*(1/212)" office:value-type="float" office:value="0.518867924528302">
            <text:p>0.5188679245</text:p>
          </table:table-cell>
          <table:table-cell table:formula="of:=['TRA0307 (2013)'.F13]*(1/212)" office:value-type="float" office:value="0.514150943396226">
            <text:p>0.5141509434</text:p>
          </table:table-cell>
          <table:table-cell table:formula="of:=['TRA0307 (2013)'.G13]*(1/212)" office:value-type="float" office:value="0.466981132075472">
            <text:p>0.4669811321</text:p>
          </table:table-cell>
          <table:table-cell table:formula="of:=['TRA0307 (2013)'.H13]*(1/212)" office:value-type="float" office:value="0.193396226415094">
            <text:p>0.1933962264</text:p>
          </table:table-cell>
          <table:table-cell table:formula="of:=['TRA0307 (2013)'.I13]*(1/212)" office:value-type="float" office:value="0.113207547169811">
            <text:p>0.1132075472</text:p>
          </table:table-cell>
        </table:table-row>
        <table:table-row table:style-name="ro1">
          <table:table-cell/>
          <table:table-cell table:formula="of:=['TRA0307 (2013)'.C14]*(30/212)" office:value-type="float" office:value="25.7547169811321">
            <text:p>25.7547169811</text:p>
          </table:table-cell>
          <table:table-cell table:formula="of:=['TRA0307 (2013)'.D14]*(30/212)" office:value-type="float" office:value="26.6037735849057">
            <text:p>26.6037735849</text:p>
          </table:table-cell>
          <table:table-cell table:formula="of:=['TRA0307 (2013)'.E14]*(30/212)" office:value-type="float" office:value="26.7452830188679">
            <text:p>26.7452830189</text:p>
          </table:table-cell>
          <table:table-cell table:formula="of:=['TRA0307 (2013)'.F14]*(30/212)" office:value-type="float" office:value="26.6037735849057">
            <text:p>26.6037735849</text:p>
          </table:table-cell>
          <table:table-cell table:formula="of:=['TRA0307 (2013)'.G14]*(30/212)" office:value-type="float" office:value="24.1981132075472">
            <text:p>24.1981132075</text:p>
          </table:table-cell>
          <table:table-cell table:formula="of:=['TRA0307 (2013)'.H14]*(30/212)" office:value-type="float" office:value="9.19811320754717">
            <text:p>9.1981132075</text:p>
          </table:table-cell>
          <table:table-cell table:formula="of:=['TRA0307 (2013)'.I14]*(30/212)" office:value-type="float" office:value="5.23584905660377">
            <text:p>5.2358490566</text:p>
          </table:table-cell>
          <table:table-cell/>
          <table:table-cell table:formula="of:=['TRA0307 (2013)'.C14]*(1/212)" office:value-type="float" office:value="0.858490566037736">
            <text:p>0.858490566</text:p>
          </table:table-cell>
          <table:table-cell table:formula="of:=['TRA0307 (2013)'.D14]*(1/212)" office:value-type="float" office:value="0.886792452830189">
            <text:p>0.8867924528</text:p>
          </table:table-cell>
          <table:table-cell table:formula="of:=['TRA0307 (2013)'.E14]*(1/212)" office:value-type="float" office:value="0.891509433962264">
            <text:p>0.891509434</text:p>
          </table:table-cell>
          <table:table-cell table:formula="of:=['TRA0307 (2013)'.F14]*(1/212)" office:value-type="float" office:value="0.886792452830189">
            <text:p>0.8867924528</text:p>
          </table:table-cell>
          <table:table-cell table:formula="of:=['TRA0307 (2013)'.G14]*(1/212)" office:value-type="float" office:value="0.806603773584906">
            <text:p>0.8066037736</text:p>
          </table:table-cell>
          <table:table-cell table:formula="of:=['TRA0307 (2013)'.H14]*(1/212)" office:value-type="float" office:value="0.306603773584906">
            <text:p>0.3066037736</text:p>
          </table:table-cell>
          <table:table-cell table:formula="of:=['TRA0307 (2013)'.I14]*(1/212)" office:value-type="float" office:value="0.174528301886792">
            <text:p>0.1745283019</text:p>
          </table:table-cell>
        </table:table-row>
        <table:table-row table:style-name="ro1">
          <table:table-cell/>
          <table:table-cell table:formula="of:=['TRA0307 (2013)'.C15]*(30/212)" office:value-type="float" office:value="26.1792452830189">
            <text:p>26.179245283</text:p>
          </table:table-cell>
          <table:table-cell table:formula="of:=['TRA0307 (2013)'.D15]*(30/212)" office:value-type="float" office:value="27.311320754717">
            <text:p>27.3113207547</text:p>
          </table:table-cell>
          <table:table-cell table:formula="of:=['TRA0307 (2013)'.E15]*(30/212)" office:value-type="float" office:value="27.5943396226415">
            <text:p>27.5943396226</text:p>
          </table:table-cell>
          <table:table-cell table:formula="of:=['TRA0307 (2013)'.F15]*(30/212)" office:value-type="float" office:value="27.5943396226415">
            <text:p>27.5943396226</text:p>
          </table:table-cell>
          <table:table-cell table:formula="of:=['TRA0307 (2013)'.G15]*(30/212)" office:value-type="float" office:value="25.0471698113208">
            <text:p>25.0471698113</text:p>
          </table:table-cell>
          <table:table-cell table:formula="of:=['TRA0307 (2013)'.H15]*(30/212)" office:value-type="float" office:value="13.5849056603774">
            <text:p>13.5849056604</text:p>
          </table:table-cell>
          <table:table-cell table:formula="of:=['TRA0307 (2013)'.I15]*(30/212)" office:value-type="float" office:value="7.78301886792453">
            <text:p>7.7830188679</text:p>
          </table:table-cell>
          <table:table-cell/>
          <table:table-cell table:formula="of:=['TRA0307 (2013)'.C15]*(1/212)" office:value-type="float" office:value="0.872641509433962">
            <text:p>0.8726415094</text:p>
          </table:table-cell>
          <table:table-cell table:formula="of:=['TRA0307 (2013)'.D15]*(1/212)" office:value-type="float" office:value="0.910377358490566">
            <text:p>0.9103773585</text:p>
          </table:table-cell>
          <table:table-cell table:formula="of:=['TRA0307 (2013)'.E15]*(1/212)" office:value-type="float" office:value="0.919811320754717">
            <text:p>0.9198113208</text:p>
          </table:table-cell>
          <table:table-cell table:formula="of:=['TRA0307 (2013)'.F15]*(1/212)" office:value-type="float" office:value="0.919811320754717">
            <text:p>0.9198113208</text:p>
          </table:table-cell>
          <table:table-cell table:formula="of:=['TRA0307 (2013)'.G15]*(1/212)" office:value-type="float" office:value="0.834905660377359">
            <text:p>0.8349056604</text:p>
          </table:table-cell>
          <table:table-cell table:formula="of:=['TRA0307 (2013)'.H15]*(1/212)" office:value-type="float" office:value="0.452830188679245">
            <text:p>0.4528301887</text:p>
          </table:table-cell>
          <table:table-cell table:formula="of:=['TRA0307 (2013)'.I15]*(1/212)" office:value-type="float" office:value="0.259433962264151">
            <text:p>0.2594339623</text:p>
          </table:table-cell>
        </table:table-row>
        <table:table-row table:style-name="ro1">
          <table:table-cell/>
          <table:table-cell table:formula="of:=['TRA0307 (2013)'.C16]*(30/212)" office:value-type="float" office:value="21.5094339622641">
            <text:p>21.5094339623</text:p>
          </table:table-cell>
          <table:table-cell table:formula="of:=['TRA0307 (2013)'.D16]*(30/212)" office:value-type="float" office:value="21.7924528301887">
            <text:p>21.7924528302</text:p>
          </table:table-cell>
          <table:table-cell table:formula="of:=['TRA0307 (2013)'.E16]*(30/212)" office:value-type="float" office:value="22.0754716981132">
            <text:p>22.0754716981</text:p>
          </table:table-cell>
          <table:table-cell table:formula="of:=['TRA0307 (2013)'.F16]*(30/212)" office:value-type="float" office:value="22.2169811320755">
            <text:p>22.2169811321</text:p>
          </table:table-cell>
          <table:table-cell table:formula="of:=['TRA0307 (2013)'.G16]*(30/212)" office:value-type="float" office:value="21.0849056603774">
            <text:p>21.0849056604</text:p>
          </table:table-cell>
          <table:table-cell table:formula="of:=['TRA0307 (2013)'.H16]*(30/212)" office:value-type="float" office:value="18.2547169811321">
            <text:p>18.2547169811</text:p>
          </table:table-cell>
          <table:table-cell table:formula="of:=['TRA0307 (2013)'.I16]*(30/212)" office:value-type="float" office:value="12.7358490566038">
            <text:p>12.7358490566</text:p>
          </table:table-cell>
          <table:table-cell/>
          <table:table-cell table:formula="of:=['TRA0307 (2013)'.C16]*(1/212)" office:value-type="float" office:value="0.716981132075472">
            <text:p>0.7169811321</text:p>
          </table:table-cell>
          <table:table-cell table:formula="of:=['TRA0307 (2013)'.D16]*(1/212)" office:value-type="float" office:value="0.726415094339623">
            <text:p>0.7264150943</text:p>
          </table:table-cell>
          <table:table-cell table:formula="of:=['TRA0307 (2013)'.E16]*(1/212)" office:value-type="float" office:value="0.735849056603773">
            <text:p>0.7358490566</text:p>
          </table:table-cell>
          <table:table-cell table:formula="of:=['TRA0307 (2013)'.F16]*(1/212)" office:value-type="float" office:value="0.740566037735849">
            <text:p>0.7405660377</text:p>
          </table:table-cell>
          <table:table-cell table:formula="of:=['TRA0307 (2013)'.G16]*(1/212)" office:value-type="float" office:value="0.702830188679245">
            <text:p>0.7028301887</text:p>
          </table:table-cell>
          <table:table-cell table:formula="of:=['TRA0307 (2013)'.H16]*(1/212)" office:value-type="float" office:value="0.608490566037736">
            <text:p>0.608490566</text:p>
          </table:table-cell>
          <table:table-cell table:formula="of:=['TRA0307 (2013)'.I16]*(1/212)" office:value-type="float" office:value="0.424528301886792">
            <text:p>0.4245283019</text:p>
          </table:table-cell>
        </table:table-row>
        <table:table-row table:style-name="ro1">
          <table:table-cell/>
          <table:table-cell table:formula="of:=['TRA0307 (2013)'.C17]*(30/212)" office:value-type="float" office:value="20.8018867924528">
            <text:p>20.8018867925</text:p>
          </table:table-cell>
          <table:table-cell table:formula="of:=['TRA0307 (2013)'.D17]*(30/212)" office:value-type="float" office:value="19.6698113207547">
            <text:p>19.6698113208</text:p>
          </table:table-cell>
          <table:table-cell table:formula="of:=['TRA0307 (2013)'.E17]*(30/212)" office:value-type="float" office:value="19.9528301886792">
            <text:p>19.9528301887</text:p>
          </table:table-cell>
          <table:table-cell table:formula="of:=['TRA0307 (2013)'.F17]*(30/212)" office:value-type="float" office:value="20.5188679245283">
            <text:p>20.5188679245</text:p>
          </table:table-cell>
          <table:table-cell table:formula="of:=['TRA0307 (2013)'.G17]*(30/212)" office:value-type="float" office:value="21.6509433962264">
            <text:p>21.6509433962</text:p>
          </table:table-cell>
          <table:table-cell table:formula="of:=['TRA0307 (2013)'.H17]*(30/212)" office:value-type="float" office:value="22.3584905660377">
            <text:p>22.358490566</text:p>
          </table:table-cell>
          <table:table-cell table:formula="of:=['TRA0307 (2013)'.I17]*(30/212)" office:value-type="float" office:value="18.2547169811321">
            <text:p>18.2547169811</text:p>
          </table:table-cell>
          <table:table-cell/>
          <table:table-cell table:formula="of:=['TRA0307 (2013)'.C17]*(1/212)" office:value-type="float" office:value="0.693396226415094">
            <text:p>0.6933962264</text:p>
          </table:table-cell>
          <table:table-cell table:formula="of:=['TRA0307 (2013)'.D17]*(1/212)" office:value-type="float" office:value="0.655660377358491">
            <text:p>0.6556603774</text:p>
          </table:table-cell>
          <table:table-cell table:formula="of:=['TRA0307 (2013)'.E17]*(1/212)" office:value-type="float" office:value="0.665094339622642">
            <text:p>0.6650943396</text:p>
          </table:table-cell>
          <table:table-cell table:formula="of:=['TRA0307 (2013)'.F17]*(1/212)" office:value-type="float" office:value="0.683962264150943">
            <text:p>0.6839622642</text:p>
          </table:table-cell>
          <table:table-cell table:formula="of:=['TRA0307 (2013)'.G17]*(1/212)" office:value-type="float" office:value="0.721698113207547">
            <text:p>0.7216981132</text:p>
          </table:table-cell>
          <table:table-cell table:formula="of:=['TRA0307 (2013)'.H17]*(1/212)" office:value-type="float" office:value="0.745283018867924">
            <text:p>0.7452830189</text:p>
          </table:table-cell>
          <table:table-cell table:formula="of:=['TRA0307 (2013)'.I17]*(1/212)" office:value-type="float" office:value="0.608490566037736">
            <text:p>0.608490566</text:p>
          </table:table-cell>
        </table:table-row>
        <table:table-row table:style-name="ro1">
          <table:table-cell/>
          <table:table-cell table:formula="of:=['TRA0307 (2013)'.C18]*(30/212)" office:value-type="float" office:value="21.2264150943396">
            <text:p>21.2264150943</text:p>
          </table:table-cell>
          <table:table-cell table:formula="of:=['TRA0307 (2013)'.D18]*(30/212)" office:value-type="float" office:value="19.6698113207547">
            <text:p>19.6698113208</text:p>
          </table:table-cell>
          <table:table-cell table:formula="of:=['TRA0307 (2013)'.E18]*(30/212)" office:value-type="float" office:value="19.9528301886792">
            <text:p>19.9528301887</text:p>
          </table:table-cell>
          <table:table-cell table:formula="of:=['TRA0307 (2013)'.F18]*(30/212)" office:value-type="float" office:value="20.6603773584906">
            <text:p>20.6603773585</text:p>
          </table:table-cell>
          <table:table-cell table:formula="of:=['TRA0307 (2013)'.G18]*(30/212)" office:value-type="float" office:value="23.4905660377358">
            <text:p>23.4905660377</text:p>
          </table:table-cell>
          <table:table-cell table:formula="of:=['TRA0307 (2013)'.H18]*(30/212)" office:value-type="float" office:value="24.3396226415094">
            <text:p>24.3396226415</text:p>
          </table:table-cell>
          <table:table-cell table:formula="of:=['TRA0307 (2013)'.I18]*(30/212)" office:value-type="float" office:value="21.6509433962264">
            <text:p>21.6509433962</text:p>
          </table:table-cell>
          <table:table-cell/>
          <table:table-cell table:formula="of:=['TRA0307 (2013)'.C18]*(1/212)" office:value-type="float" office:value="0.707547169811321">
            <text:p>0.7075471698</text:p>
          </table:table-cell>
          <table:table-cell table:formula="of:=['TRA0307 (2013)'.D18]*(1/212)" office:value-type="float" office:value="0.655660377358491">
            <text:p>0.6556603774</text:p>
          </table:table-cell>
          <table:table-cell table:formula="of:=['TRA0307 (2013)'.E18]*(1/212)" office:value-type="float" office:value="0.665094339622642">
            <text:p>0.6650943396</text:p>
          </table:table-cell>
          <table:table-cell table:formula="of:=['TRA0307 (2013)'.F18]*(1/212)" office:value-type="float" office:value="0.688679245283019">
            <text:p>0.6886792453</text:p>
          </table:table-cell>
          <table:table-cell table:formula="of:=['TRA0307 (2013)'.G18]*(1/212)" office:value-type="float" office:value="0.783018867924528">
            <text:p>0.7830188679</text:p>
          </table:table-cell>
          <table:table-cell table:formula="of:=['TRA0307 (2013)'.H18]*(1/212)" office:value-type="float" office:value="0.811320754716981">
            <text:p>0.8113207547</text:p>
          </table:table-cell>
          <table:table-cell table:formula="of:=['TRA0307 (2013)'.I18]*(1/212)" office:value-type="float" office:value="0.721698113207547">
            <text:p>0.7216981132</text:p>
          </table:table-cell>
        </table:table-row>
        <table:table-row table:style-name="ro1">
          <table:table-cell/>
          <table:table-cell table:formula="of:=['TRA0307 (2013)'.C19]*(30/212)" office:value-type="float" office:value="21.2264150943396">
            <text:p>21.2264150943</text:p>
          </table:table-cell>
          <table:table-cell table:formula="of:=['TRA0307 (2013)'.D19]*(30/212)" office:value-type="float" office:value="19.811320754717">
            <text:p>19.8113207547</text:p>
          </table:table-cell>
          <table:table-cell table:formula="of:=['TRA0307 (2013)'.E19]*(30/212)" office:value-type="float" office:value="20.2358490566038">
            <text:p>20.2358490566</text:p>
          </table:table-cell>
          <table:table-cell table:formula="of:=['TRA0307 (2013)'.F19]*(30/212)" office:value-type="float" office:value="21.0849056603774">
            <text:p>21.0849056604</text:p>
          </table:table-cell>
          <table:table-cell table:formula="of:=['TRA0307 (2013)'.G19]*(30/212)" office:value-type="float" office:value="24.9056603773585">
            <text:p>24.9056603774</text:p>
          </table:table-cell>
          <table:table-cell table:formula="of:=['TRA0307 (2013)'.H19]*(30/212)" office:value-type="float" office:value="23.7735849056604">
            <text:p>23.7735849057</text:p>
          </table:table-cell>
          <table:table-cell table:formula="of:=['TRA0307 (2013)'.I19]*(30/212)" office:value-type="float" office:value="22.3584905660377">
            <text:p>22.358490566</text:p>
          </table:table-cell>
          <table:table-cell/>
          <table:table-cell table:formula="of:=['TRA0307 (2013)'.C19]*(1/212)" office:value-type="float" office:value="0.707547169811321">
            <text:p>0.7075471698</text:p>
          </table:table-cell>
          <table:table-cell table:formula="of:=['TRA0307 (2013)'.D19]*(1/212)" office:value-type="float" office:value="0.660377358490566">
            <text:p>0.6603773585</text:p>
          </table:table-cell>
          <table:table-cell table:formula="of:=['TRA0307 (2013)'.E19]*(1/212)" office:value-type="float" office:value="0.674528301886793">
            <text:p>0.6745283019</text:p>
          </table:table-cell>
          <table:table-cell table:formula="of:=['TRA0307 (2013)'.F19]*(1/212)" office:value-type="float" office:value="0.702830188679245">
            <text:p>0.7028301887</text:p>
          </table:table-cell>
          <table:table-cell table:formula="of:=['TRA0307 (2013)'.G19]*(1/212)" office:value-type="float" office:value="0.830188679245283">
            <text:p>0.8301886792</text:p>
          </table:table-cell>
          <table:table-cell table:formula="of:=['TRA0307 (2013)'.H19]*(1/212)" office:value-type="float" office:value="0.792452830188679">
            <text:p>0.7924528302</text:p>
          </table:table-cell>
          <table:table-cell table:formula="of:=['TRA0307 (2013)'.I19]*(1/212)" office:value-type="float" office:value="0.745283018867924">
            <text:p>0.7452830189</text:p>
          </table:table-cell>
        </table:table-row>
        <table:table-row table:style-name="ro1">
          <table:table-cell/>
          <table:table-cell table:formula="of:=['TRA0307 (2013)'.C20]*(30/212)" office:value-type="float" office:value="21.2264150943396">
            <text:p>21.2264150943</text:p>
          </table:table-cell>
          <table:table-cell table:formula="of:=['TRA0307 (2013)'.D20]*(30/212)" office:value-type="float" office:value="20.377358490566">
            <text:p>20.3773584906</text:p>
          </table:table-cell>
          <table:table-cell table:formula="of:=['TRA0307 (2013)'.E20]*(30/212)" office:value-type="float" office:value="20.8018867924528">
            <text:p>20.8018867925</text:p>
          </table:table-cell>
          <table:table-cell table:formula="of:=['TRA0307 (2013)'.F20]*(30/212)" office:value-type="float" office:value="21.7924528301887">
            <text:p>21.7924528302</text:p>
          </table:table-cell>
          <table:table-cell table:formula="of:=['TRA0307 (2013)'.G20]*(30/212)" office:value-type="float" office:value="25.7547169811321">
            <text:p>25.7547169811</text:p>
          </table:table-cell>
          <table:table-cell table:formula="of:=['TRA0307 (2013)'.H20]*(30/212)" office:value-type="float" office:value="22.3584905660377">
            <text:p>22.358490566</text:p>
          </table:table-cell>
          <table:table-cell table:formula="of:=['TRA0307 (2013)'.I20]*(30/212)" office:value-type="float" office:value="21.5094339622641">
            <text:p>21.5094339623</text:p>
          </table:table-cell>
          <table:table-cell/>
          <table:table-cell table:formula="of:=['TRA0307 (2013)'.C20]*(1/212)" office:value-type="float" office:value="0.707547169811321">
            <text:p>0.7075471698</text:p>
          </table:table-cell>
          <table:table-cell table:formula="of:=['TRA0307 (2013)'.D20]*(1/212)" office:value-type="float" office:value="0.679245283018868">
            <text:p>0.679245283</text:p>
          </table:table-cell>
          <table:table-cell table:formula="of:=['TRA0307 (2013)'.E20]*(1/212)" office:value-type="float" office:value="0.693396226415094">
            <text:p>0.6933962264</text:p>
          </table:table-cell>
          <table:table-cell table:formula="of:=['TRA0307 (2013)'.F20]*(1/212)" office:value-type="float" office:value="0.726415094339623">
            <text:p>0.7264150943</text:p>
          </table:table-cell>
          <table:table-cell table:formula="of:=['TRA0307 (2013)'.G20]*(1/212)" office:value-type="float" office:value="0.858490566037736">
            <text:p>0.858490566</text:p>
          </table:table-cell>
          <table:table-cell table:formula="of:=['TRA0307 (2013)'.H20]*(1/212)" office:value-type="float" office:value="0.745283018867924">
            <text:p>0.7452830189</text:p>
          </table:table-cell>
          <table:table-cell table:formula="of:=['TRA0307 (2013)'.I20]*(1/212)" office:value-type="float" office:value="0.716981132075472">
            <text:p>0.7169811321</text:p>
          </table:table-cell>
        </table:table-row>
        <table:table-row table:style-name="ro1">
          <table:table-cell/>
          <table:table-cell table:formula="of:=['TRA0307 (2013)'.C21]*(30/212)" office:value-type="float" office:value="21.7924528301887">
            <text:p>21.7924528302</text:p>
          </table:table-cell>
          <table:table-cell table:formula="of:=['TRA0307 (2013)'.D21]*(30/212)" office:value-type="float" office:value="21.5094339622641">
            <text:p>21.5094339623</text:p>
          </table:table-cell>
          <table:table-cell table:formula="of:=['TRA0307 (2013)'.E21]*(30/212)" office:value-type="float" office:value="22.0754716981132">
            <text:p>22.0754716981</text:p>
          </table:table-cell>
          <table:table-cell table:formula="of:=['TRA0307 (2013)'.F21]*(30/212)" office:value-type="float" office:value="23.0660377358491">
            <text:p>23.0660377358</text:p>
          </table:table-cell>
          <table:table-cell table:formula="of:=['TRA0307 (2013)'.G21]*(30/212)" office:value-type="float" office:value="27.0283018867925">
            <text:p>27.0283018868</text:p>
          </table:table-cell>
          <table:table-cell table:formula="of:=['TRA0307 (2013)'.H21]*(30/212)" office:value-type="float" office:value="20.8018867924528">
            <text:p>20.8018867925</text:p>
          </table:table-cell>
          <table:table-cell table:formula="of:=['TRA0307 (2013)'.I21]*(30/212)" office:value-type="float" office:value="20.9433962264151">
            <text:p>20.9433962264</text:p>
          </table:table-cell>
          <table:table-cell/>
          <table:table-cell table:formula="of:=['TRA0307 (2013)'.C21]*(1/212)" office:value-type="float" office:value="0.726415094339623">
            <text:p>0.7264150943</text:p>
          </table:table-cell>
          <table:table-cell table:formula="of:=['TRA0307 (2013)'.D21]*(1/212)" office:value-type="float" office:value="0.716981132075472">
            <text:p>0.7169811321</text:p>
          </table:table-cell>
          <table:table-cell table:formula="of:=['TRA0307 (2013)'.E21]*(1/212)" office:value-type="float" office:value="0.735849056603773">
            <text:p>0.7358490566</text:p>
          </table:table-cell>
          <table:table-cell table:formula="of:=['TRA0307 (2013)'.F21]*(1/212)" office:value-type="float" office:value="0.768867924528302">
            <text:p>0.7688679245</text:p>
          </table:table-cell>
          <table:table-cell table:formula="of:=['TRA0307 (2013)'.G21]*(1/212)" office:value-type="float" office:value="0.900943396226415">
            <text:p>0.9009433962</text:p>
          </table:table-cell>
          <table:table-cell table:formula="of:=['TRA0307 (2013)'.H21]*(1/212)" office:value-type="float" office:value="0.693396226415094">
            <text:p>0.6933962264</text:p>
          </table:table-cell>
          <table:table-cell table:formula="of:=['TRA0307 (2013)'.I21]*(1/212)" office:value-type="float" office:value="0.69811320754717">
            <text:p>0.6981132075</text:p>
          </table:table-cell>
        </table:table-row>
        <table:table-row table:style-name="ro1">
          <table:table-cell/>
          <table:table-cell table:formula="of:=['TRA0307 (2013)'.C22]*(30/212)" office:value-type="float" office:value="23.3490566037736">
            <text:p>23.3490566038</text:p>
          </table:table-cell>
          <table:table-cell table:formula="of:=['TRA0307 (2013)'.D22]*(30/212)" office:value-type="float" office:value="23.9150943396226">
            <text:p>23.9150943396</text:p>
          </table:table-cell>
          <table:table-cell table:formula="of:=['TRA0307 (2013)'.E22]*(30/212)" office:value-type="float" office:value="24.4811320754717">
            <text:p>24.4811320755</text:p>
          </table:table-cell>
          <table:table-cell table:formula="of:=['TRA0307 (2013)'.F22]*(30/212)" office:value-type="float" office:value="25.4716981132075">
            <text:p>25.4716981132</text:p>
          </table:table-cell>
          <table:table-cell table:formula="of:=['TRA0307 (2013)'.G22]*(30/212)" office:value-type="float" office:value="28.4433962264151">
            <text:p>28.4433962264</text:p>
          </table:table-cell>
          <table:table-cell table:formula="of:=['TRA0307 (2013)'.H22]*(30/212)" office:value-type="float" office:value="19.9528301886792">
            <text:p>19.9528301887</text:p>
          </table:table-cell>
          <table:table-cell table:formula="of:=['TRA0307 (2013)'.I22]*(30/212)" office:value-type="float" office:value="21.5094339622641">
            <text:p>21.5094339623</text:p>
          </table:table-cell>
          <table:table-cell/>
          <table:table-cell table:formula="of:=['TRA0307 (2013)'.C22]*(1/212)" office:value-type="float" office:value="0.778301886792453">
            <text:p>0.7783018868</text:p>
          </table:table-cell>
          <table:table-cell table:formula="of:=['TRA0307 (2013)'.D22]*(1/212)" office:value-type="float" office:value="0.797169811320755">
            <text:p>0.7971698113</text:p>
          </table:table-cell>
          <table:table-cell table:formula="of:=['TRA0307 (2013)'.E22]*(1/212)" office:value-type="float" office:value="0.816037735849057">
            <text:p>0.8160377358</text:p>
          </table:table-cell>
          <table:table-cell table:formula="of:=['TRA0307 (2013)'.F22]*(1/212)" office:value-type="float" office:value="0.849056603773585">
            <text:p>0.8490566038</text:p>
          </table:table-cell>
          <table:table-cell table:formula="of:=['TRA0307 (2013)'.G22]*(1/212)" office:value-type="float" office:value="0.94811320754717">
            <text:p>0.9481132075</text:p>
          </table:table-cell>
          <table:table-cell table:formula="of:=['TRA0307 (2013)'.H22]*(1/212)" office:value-type="float" office:value="0.665094339622642">
            <text:p>0.6650943396</text:p>
          </table:table-cell>
          <table:table-cell table:formula="of:=['TRA0307 (2013)'.I22]*(1/212)" office:value-type="float" office:value="0.716981132075472">
            <text:p>0.7169811321</text:p>
          </table:table-cell>
        </table:table-row>
        <table:table-row table:style-name="ro1">
          <table:table-cell/>
          <table:table-cell table:formula="of:=['TRA0307 (2013)'.C23]*(30/212)" office:value-type="float" office:value="26.7452830188679">
            <text:p>26.7452830189</text:p>
          </table:table-cell>
          <table:table-cell table:formula="of:=['TRA0307 (2013)'.D23]*(30/212)" office:value-type="float" office:value="28.1603773584906">
            <text:p>28.1603773585</text:p>
          </table:table-cell>
          <table:table-cell table:formula="of:=['TRA0307 (2013)'.E23]*(30/212)" office:value-type="float" office:value="28.7264150943396">
            <text:p>28.7264150943</text:p>
          </table:table-cell>
          <table:table-cell table:formula="of:=['TRA0307 (2013)'.F23]*(30/212)" office:value-type="float" office:value="29.4339622641509">
            <text:p>29.4339622642</text:p>
          </table:table-cell>
          <table:table-cell table:formula="of:=['TRA0307 (2013)'.G23]*(30/212)" office:value-type="float" office:value="29.4339622641509">
            <text:p>29.4339622642</text:p>
          </table:table-cell>
          <table:table-cell table:formula="of:=['TRA0307 (2013)'.H23]*(30/212)" office:value-type="float" office:value="19.811320754717">
            <text:p>19.8113207547</text:p>
          </table:table-cell>
          <table:table-cell table:formula="of:=['TRA0307 (2013)'.I23]*(30/212)" office:value-type="float" office:value="22.0754716981132">
            <text:p>22.0754716981</text:p>
          </table:table-cell>
          <table:table-cell/>
          <table:table-cell table:formula="of:=['TRA0307 (2013)'.C23]*(1/212)" office:value-type="float" office:value="0.891509433962264">
            <text:p>0.891509434</text:p>
          </table:table-cell>
          <table:table-cell table:formula="of:=['TRA0307 (2013)'.D23]*(1/212)" office:value-type="float" office:value="0.938679245283019">
            <text:p>0.9386792453</text:p>
          </table:table-cell>
          <table:table-cell table:formula="of:=['TRA0307 (2013)'.E23]*(1/212)" office:value-type="float" office:value="0.957547169811321">
            <text:p>0.9575471698</text:p>
          </table:table-cell>
          <table:table-cell table:formula="of:=['TRA0307 (2013)'.F23]*(1/212)" office:value-type="float" office:value="0.981132075471698">
            <text:p>0.9811320755</text:p>
          </table:table-cell>
          <table:table-cell table:formula="of:=['TRA0307 (2013)'.G23]*(1/212)" office:value-type="float" office:value="0.981132075471698">
            <text:p>0.9811320755</text:p>
          </table:table-cell>
          <table:table-cell table:formula="of:=['TRA0307 (2013)'.H23]*(1/212)" office:value-type="float" office:value="0.660377358490566">
            <text:p>0.6603773585</text:p>
          </table:table-cell>
          <table:table-cell table:formula="of:=['TRA0307 (2013)'.I23]*(1/212)" office:value-type="float" office:value="0.735849056603773">
            <text:p>0.7358490566</text:p>
          </table:table-cell>
        </table:table-row>
        <table:table-row table:style-name="ro1">
          <table:table-cell/>
          <table:table-cell table:formula="of:=['TRA0307 (2013)'.C24]*(30/212)" office:value-type="float" office:value="27.5943396226415">
            <text:p>27.5943396226</text:p>
          </table:table-cell>
          <table:table-cell table:formula="of:=['TRA0307 (2013)'.D24]*(30/212)" office:value-type="float" office:value="28.8679245283019">
            <text:p>28.8679245283</text:p>
          </table:table-cell>
          <table:table-cell table:formula="of:=['TRA0307 (2013)'.E24]*(30/212)" office:value-type="float" office:value="29.5754716981132">
            <text:p>29.5754716981</text:p>
          </table:table-cell>
          <table:table-cell table:formula="of:=['TRA0307 (2013)'.F24]*(30/212)" office:value-type="float" office:value="30">
            <text:p>30</text:p>
          </table:table-cell>
          <table:table-cell table:formula="of:=['TRA0307 (2013)'.G24]*(30/212)" office:value-type="float" office:value="28.3018867924528">
            <text:p>28.3018867925</text:p>
          </table:table-cell>
          <table:table-cell table:formula="of:=['TRA0307 (2013)'.H24]*(30/212)" office:value-type="float" office:value="19.2452830188679">
            <text:p>19.2452830189</text:p>
          </table:table-cell>
          <table:table-cell table:formula="of:=['TRA0307 (2013)'.I24]*(30/212)" office:value-type="float" office:value="20.8018867924528">
            <text:p>20.8018867925</text:p>
          </table:table-cell>
          <table:table-cell/>
          <table:table-cell table:formula="of:=['TRA0307 (2013)'.C24]*(1/212)" office:value-type="float" office:value="0.919811320754717">
            <text:p>0.9198113208</text:p>
          </table:table-cell>
          <table:table-cell table:formula="of:=['TRA0307 (2013)'.D24]*(1/212)" office:value-type="float" office:value="0.962264150943396">
            <text:p>0.9622641509</text:p>
          </table:table-cell>
          <table:table-cell table:formula="of:=['TRA0307 (2013)'.E24]*(1/212)" office:value-type="float" office:value="0.985849056603774">
            <text:p>0.9858490566</text:p>
          </table:table-cell>
          <table:table-cell table:formula="of:=['TRA0307 (2013)'.F24]*(1/212)" office:value-type="float" office:value="1">
            <text:p>1</text:p>
          </table:table-cell>
          <table:table-cell table:formula="of:=['TRA0307 (2013)'.G24]*(1/212)" office:value-type="float" office:value="0.943396226415094">
            <text:p>0.9433962264</text:p>
          </table:table-cell>
          <table:table-cell table:formula="of:=['TRA0307 (2013)'.H24]*(1/212)" office:value-type="float" office:value="0.641509433962264">
            <text:p>0.641509434</text:p>
          </table:table-cell>
          <table:table-cell table:formula="of:=['TRA0307 (2013)'.I24]*(1/212)" office:value-type="float" office:value="0.693396226415094">
            <text:p>0.6933962264</text:p>
          </table:table-cell>
        </table:table-row>
        <table:table-row table:style-name="ro1">
          <table:table-cell/>
          <table:table-cell table:formula="of:=['TRA0307 (2013)'.C25]*(30/212)" office:value-type="float" office:value="20.8018867924528">
            <text:p>20.8018867925</text:p>
          </table:table-cell>
          <table:table-cell table:formula="of:=['TRA0307 (2013)'.D25]*(30/212)" office:value-type="float" office:value="22.2169811320755">
            <text:p>22.2169811321</text:p>
          </table:table-cell>
          <table:table-cell table:formula="of:=['TRA0307 (2013)'.E25]*(30/212)" office:value-type="float" office:value="23.0660377358491">
            <text:p>23.0660377358</text:p>
          </table:table-cell>
          <table:table-cell table:formula="of:=['TRA0307 (2013)'.F25]*(30/212)" office:value-type="float" office:value="23.9150943396226">
            <text:p>23.9150943396</text:p>
          </table:table-cell>
          <table:table-cell table:formula="of:=['TRA0307 (2013)'.G25]*(30/212)" office:value-type="float" office:value="23.3490566037736">
            <text:p>23.3490566038</text:p>
          </table:table-cell>
          <table:table-cell table:formula="of:=['TRA0307 (2013)'.H25]*(30/212)" office:value-type="float" office:value="16.4150943396226">
            <text:p>16.4150943396</text:p>
          </table:table-cell>
          <table:table-cell table:formula="of:=['TRA0307 (2013)'.I25]*(30/212)" office:value-type="float" office:value="18.2547169811321">
            <text:p>18.2547169811</text:p>
          </table:table-cell>
          <table:table-cell/>
          <table:table-cell table:formula="of:=['TRA0307 (2013)'.C25]*(1/212)" office:value-type="float" office:value="0.693396226415094">
            <text:p>0.6933962264</text:p>
          </table:table-cell>
          <table:table-cell table:formula="of:=['TRA0307 (2013)'.D25]*(1/212)" office:value-type="float" office:value="0.740566037735849">
            <text:p>0.7405660377</text:p>
          </table:table-cell>
          <table:table-cell table:formula="of:=['TRA0307 (2013)'.E25]*(1/212)" office:value-type="float" office:value="0.768867924528302">
            <text:p>0.7688679245</text:p>
          </table:table-cell>
          <table:table-cell table:formula="of:=['TRA0307 (2013)'.F25]*(1/212)" office:value-type="float" office:value="0.797169811320755">
            <text:p>0.7971698113</text:p>
          </table:table-cell>
          <table:table-cell table:formula="of:=['TRA0307 (2013)'.G25]*(1/212)" office:value-type="float" office:value="0.778301886792453">
            <text:p>0.7783018868</text:p>
          </table:table-cell>
          <table:table-cell table:formula="of:=['TRA0307 (2013)'.H25]*(1/212)" office:value-type="float" office:value="0.547169811320755">
            <text:p>0.5471698113</text:p>
          </table:table-cell>
          <table:table-cell table:formula="of:=['TRA0307 (2013)'.I25]*(1/212)" office:value-type="float" office:value="0.608490566037736">
            <text:p>0.608490566</text:p>
          </table:table-cell>
        </table:table-row>
        <table:table-row table:style-name="ro1">
          <table:table-cell/>
          <table:table-cell table:formula="of:=['TRA0307 (2013)'.C26]*(30/212)" office:value-type="float" office:value="13.5849056603774">
            <text:p>13.5849056604</text:p>
          </table:table-cell>
          <table:table-cell table:formula="of:=['TRA0307 (2013)'.D26]*(30/212)" office:value-type="float" office:value="14.1509433962264">
            <text:p>14.1509433962</text:p>
          </table:table-cell>
          <table:table-cell table:formula="of:=['TRA0307 (2013)'.E26]*(30/212)" office:value-type="float" office:value="15.1415094339623">
            <text:p>15.141509434</text:p>
          </table:table-cell>
          <table:table-cell table:formula="of:=['TRA0307 (2013)'.F26]*(30/212)" office:value-type="float" office:value="16.5566037735849">
            <text:p>16.5566037736</text:p>
          </table:table-cell>
          <table:table-cell table:formula="of:=['TRA0307 (2013)'.G26]*(30/212)" office:value-type="float" office:value="17.8301886792453">
            <text:p>17.8301886792</text:p>
          </table:table-cell>
          <table:table-cell table:formula="of:=['TRA0307 (2013)'.H26]*(30/212)" office:value-type="float" office:value="12.4528301886792">
            <text:p>12.4528301887</text:p>
          </table:table-cell>
          <table:table-cell table:formula="of:=['TRA0307 (2013)'.I26]*(30/212)" office:value-type="float" office:value="15.2830188679245">
            <text:p>15.2830188679</text:p>
          </table:table-cell>
          <table:table-cell/>
          <table:table-cell table:formula="of:=['TRA0307 (2013)'.C26]*(1/212)" office:value-type="float" office:value="0.452830188679245">
            <text:p>0.4528301887</text:p>
          </table:table-cell>
          <table:table-cell table:formula="of:=['TRA0307 (2013)'.D26]*(1/212)" office:value-type="float" office:value="0.471698113207547">
            <text:p>0.4716981132</text:p>
          </table:table-cell>
          <table:table-cell table:formula="of:=['TRA0307 (2013)'.E26]*(1/212)" office:value-type="float" office:value="0.504716981132075">
            <text:p>0.5047169811</text:p>
          </table:table-cell>
          <table:table-cell table:formula="of:=['TRA0307 (2013)'.F26]*(1/212)" office:value-type="float" office:value="0.55188679245283">
            <text:p>0.5518867925</text:p>
          </table:table-cell>
          <table:table-cell table:formula="of:=['TRA0307 (2013)'.G26]*(1/212)" office:value-type="float" office:value="0.594339622641509">
            <text:p>0.5943396226</text:p>
          </table:table-cell>
          <table:table-cell table:formula="of:=['TRA0307 (2013)'.H26]*(1/212)" office:value-type="float" office:value="0.415094339622641">
            <text:p>0.4150943396</text:p>
          </table:table-cell>
          <table:table-cell table:formula="of:=['TRA0307 (2013)'.I26]*(1/212)" office:value-type="float" office:value="0.509433962264151">
            <text:p>0.5094339623</text:p>
          </table:table-cell>
        </table:table-row>
        <table:table-row table:style-name="ro1">
          <table:table-cell/>
          <table:table-cell table:formula="of:=['TRA0307 (2013)'.C27]*(30/212)" office:value-type="float" office:value="9.4811320754717">
            <text:p>9.4811320755</text:p>
          </table:table-cell>
          <table:table-cell table:formula="of:=['TRA0307 (2013)'.D27]*(30/212)" office:value-type="float" office:value="9.62264150943396">
            <text:p>9.6226415094</text:p>
          </table:table-cell>
          <table:table-cell table:formula="of:=['TRA0307 (2013)'.E27]*(30/212)" office:value-type="float" office:value="10.188679245283">
            <text:p>10.1886792453</text:p>
          </table:table-cell>
          <table:table-cell table:formula="of:=['TRA0307 (2013)'.F27]*(30/212)" office:value-type="float" office:value="11.4622641509434">
            <text:p>11.4622641509</text:p>
          </table:table-cell>
          <table:table-cell table:formula="of:=['TRA0307 (2013)'.G27]*(30/212)" office:value-type="float" office:value="12.7358490566038">
            <text:p>12.7358490566</text:p>
          </table:table-cell>
          <table:table-cell table:formula="of:=['TRA0307 (2013)'.H27]*(30/212)" office:value-type="float" office:value="8.91509433962264">
            <text:p>8.9150943396</text:p>
          </table:table-cell>
          <table:table-cell table:formula="of:=['TRA0307 (2013)'.I27]*(30/212)" office:value-type="float" office:value="11.8867924528302">
            <text:p>11.8867924528</text:p>
          </table:table-cell>
          <table:table-cell/>
          <table:table-cell table:formula="of:=['TRA0307 (2013)'.C27]*(1/212)" office:value-type="float" office:value="0.316037735849057">
            <text:p>0.3160377358</text:p>
          </table:table-cell>
          <table:table-cell table:formula="of:=['TRA0307 (2013)'.D27]*(1/212)" office:value-type="float" office:value="0.320754716981132">
            <text:p>0.320754717</text:p>
          </table:table-cell>
          <table:table-cell table:formula="of:=['TRA0307 (2013)'.E27]*(1/212)" office:value-type="float" office:value="0.339622641509434">
            <text:p>0.3396226415</text:p>
          </table:table-cell>
          <table:table-cell table:formula="of:=['TRA0307 (2013)'.F27]*(1/212)" office:value-type="float" office:value="0.382075471698113">
            <text:p>0.3820754717</text:p>
          </table:table-cell>
          <table:table-cell table:formula="of:=['TRA0307 (2013)'.G27]*(1/212)" office:value-type="float" office:value="0.424528301886792">
            <text:p>0.4245283019</text:p>
          </table:table-cell>
          <table:table-cell table:formula="of:=['TRA0307 (2013)'.H27]*(1/212)" office:value-type="float" office:value="0.297169811320755">
            <text:p>0.2971698113</text:p>
          </table:table-cell>
          <table:table-cell table:formula="of:=['TRA0307 (2013)'.I27]*(1/212)" office:value-type="float" office:value="0.39622641509434">
            <text:p>0.3962264151</text:p>
          </table:table-cell>
        </table:table-row>
        <table:table-row table:style-name="ro1">
          <table:table-cell/>
          <table:table-cell table:formula="of:=['TRA0307 (2013)'.C28]*(30/212)" office:value-type="float" office:value="7.21698113207547">
            <text:p>7.2169811321</text:p>
          </table:table-cell>
          <table:table-cell table:formula="of:=['TRA0307 (2013)'.D28]*(30/212)" office:value-type="float" office:value="7.21698113207547">
            <text:p>7.2169811321</text:p>
          </table:table-cell>
          <table:table-cell table:formula="of:=['TRA0307 (2013)'.E28]*(30/212)" office:value-type="float" office:value="7.78301886792453">
            <text:p>7.7830188679</text:p>
          </table:table-cell>
          <table:table-cell table:formula="of:=['TRA0307 (2013)'.F28]*(30/212)" office:value-type="float" office:value="8.49056603773585">
            <text:p>8.4905660377</text:p>
          </table:table-cell>
          <table:table-cell table:formula="of:=['TRA0307 (2013)'.G28]*(30/212)" office:value-type="float" office:value="9.05660377358491">
            <text:p>9.0566037736</text:p>
          </table:table-cell>
          <table:table-cell table:formula="of:=['TRA0307 (2013)'.H28]*(30/212)" office:value-type="float" office:value="6.65094339622642">
            <text:p>6.6509433962</text:p>
          </table:table-cell>
          <table:table-cell table:formula="of:=['TRA0307 (2013)'.I28]*(30/212)" office:value-type="float" office:value="8.63207547169811">
            <text:p>8.6320754717</text:p>
          </table:table-cell>
          <table:table-cell/>
          <table:table-cell table:formula="of:=['TRA0307 (2013)'.C28]*(1/212)" office:value-type="float" office:value="0.240566037735849">
            <text:p>0.2405660377</text:p>
          </table:table-cell>
          <table:table-cell table:formula="of:=['TRA0307 (2013)'.D28]*(1/212)" office:value-type="float" office:value="0.240566037735849">
            <text:p>0.2405660377</text:p>
          </table:table-cell>
          <table:table-cell table:formula="of:=['TRA0307 (2013)'.E28]*(1/212)" office:value-type="float" office:value="0.259433962264151">
            <text:p>0.2594339623</text:p>
          </table:table-cell>
          <table:table-cell table:formula="of:=['TRA0307 (2013)'.F28]*(1/212)" office:value-type="float" office:value="0.283018867924528">
            <text:p>0.2830188679</text:p>
          </table:table-cell>
          <table:table-cell table:formula="of:=['TRA0307 (2013)'.G28]*(1/212)" office:value-type="float" office:value="0.30188679245283">
            <text:p>0.3018867925</text:p>
          </table:table-cell>
          <table:table-cell table:formula="of:=['TRA0307 (2013)'.H28]*(1/212)" office:value-type="float" office:value="0.221698113207547">
            <text:p>0.2216981132</text:p>
          </table:table-cell>
          <table:table-cell table:formula="of:=['TRA0307 (2013)'.I28]*(1/212)" office:value-type="float" office:value="0.287735849056604">
            <text:p>0.2877358491</text:p>
          </table:table-cell>
        </table:table-row>
        <table:table-row table:style-name="ro1">
          <table:table-cell/>
          <table:table-cell table:formula="of:=['TRA0307 (2013)'.C29]*(30/212)" office:value-type="float" office:value="5.23584905660377">
            <text:p>5.2358490566</text:p>
          </table:table-cell>
          <table:table-cell table:formula="of:=['TRA0307 (2013)'.D29]*(30/212)" office:value-type="float" office:value="5.5188679245283">
            <text:p>5.5188679245</text:p>
          </table:table-cell>
          <table:table-cell table:formula="of:=['TRA0307 (2013)'.E29]*(30/212)" office:value-type="float" office:value="5.80188679245283">
            <text:p>5.8018867925</text:p>
          </table:table-cell>
          <table:table-cell table:formula="of:=['TRA0307 (2013)'.F29]*(30/212)" office:value-type="float" office:value="6.36792452830189">
            <text:p>6.3679245283</text:p>
          </table:table-cell>
          <table:table-cell table:formula="of:=['TRA0307 (2013)'.G29]*(30/212)" office:value-type="float" office:value="6.65094339622642">
            <text:p>6.6509433962</text:p>
          </table:table-cell>
          <table:table-cell table:formula="of:=['TRA0307 (2013)'.H29]*(30/212)" office:value-type="float" office:value="5.66037735849057">
            <text:p>5.6603773585</text:p>
          </table:table-cell>
          <table:table-cell table:formula="of:=['TRA0307 (2013)'.I29]*(30/212)" office:value-type="float" office:value="5.80188679245283">
            <text:p>5.8018867925</text:p>
          </table:table-cell>
          <table:table-cell/>
          <table:table-cell table:formula="of:=['TRA0307 (2013)'.C29]*(1/212)" office:value-type="float" office:value="0.174528301886792">
            <text:p>0.1745283019</text:p>
          </table:table-cell>
          <table:table-cell table:formula="of:=['TRA0307 (2013)'.D29]*(1/212)" office:value-type="float" office:value="0.183962264150943">
            <text:p>0.1839622642</text:p>
          </table:table-cell>
          <table:table-cell table:formula="of:=['TRA0307 (2013)'.E29]*(1/212)" office:value-type="float" office:value="0.193396226415094">
            <text:p>0.1933962264</text:p>
          </table:table-cell>
          <table:table-cell table:formula="of:=['TRA0307 (2013)'.F29]*(1/212)" office:value-type="float" office:value="0.212264150943396">
            <text:p>0.2122641509</text:p>
          </table:table-cell>
          <table:table-cell table:formula="of:=['TRA0307 (2013)'.G29]*(1/212)" office:value-type="float" office:value="0.221698113207547">
            <text:p>0.2216981132</text:p>
          </table:table-cell>
          <table:table-cell table:formula="of:=['TRA0307 (2013)'.H29]*(1/212)" office:value-type="float" office:value="0.188679245283019">
            <text:p>0.1886792453</text:p>
          </table:table-cell>
          <table:table-cell table:formula="of:=['TRA0307 (2013)'.I29]*(1/212)" office:value-type="float" office:value="0.193396226415094">
            <text:p>0.1933962264</text:p>
          </table:table-cell>
        </table:table-row>
        <table:table-row table:style-name="ro1">
          <table:table-cell/>
          <table:table-cell table:formula="of:=['TRA0307 (2013)'.C30]*(30/212)" office:value-type="float" office:value="3.25471698113208">
            <text:p>3.2547169811</text:p>
          </table:table-cell>
          <table:table-cell table:formula="of:=['TRA0307 (2013)'.D30]*(30/212)" office:value-type="float" office:value="3.5377358490566">
            <text:p>3.5377358491</text:p>
          </table:table-cell>
          <table:table-cell table:formula="of:=['TRA0307 (2013)'.E30]*(30/212)" office:value-type="float" office:value="3.82075471698113">
            <text:p>3.820754717</text:p>
          </table:table-cell>
          <table:table-cell table:formula="of:=['TRA0307 (2013)'.F30]*(30/212)" office:value-type="float" office:value="4.10377358490566">
            <text:p>4.1037735849</text:p>
          </table:table-cell>
          <table:table-cell table:formula="of:=['TRA0307 (2013)'.G30]*(30/212)" office:value-type="float" office:value="4.81132075471698">
            <text:p>4.8113207547</text:p>
          </table:table-cell>
          <table:table-cell table:formula="of:=['TRA0307 (2013)'.H30]*(30/212)" office:value-type="float" office:value="4.66981132075472">
            <text:p>4.6698113208</text:p>
          </table:table-cell>
          <table:table-cell table:formula="of:=['TRA0307 (2013)'.I30]*(30/212)" office:value-type="float" office:value="3.67924528301887">
            <text:p>3.679245283</text:p>
          </table:table-cell>
          <table:table-cell/>
          <table:table-cell table:formula="of:=['TRA0307 (2013)'.C30]*(1/212)" office:value-type="float" office:value="0.108490566037736">
            <text:p>0.108490566</text:p>
          </table:table-cell>
          <table:table-cell table:formula="of:=['TRA0307 (2013)'.D30]*(1/212)" office:value-type="float" office:value="0.117924528301887">
            <text:p>0.1179245283</text:p>
          </table:table-cell>
          <table:table-cell table:formula="of:=['TRA0307 (2013)'.E30]*(1/212)" office:value-type="float" office:value="0.127358490566038">
            <text:p>0.1273584906</text:p>
          </table:table-cell>
          <table:table-cell table:formula="of:=['TRA0307 (2013)'.F30]*(1/212)" office:value-type="float" office:value="0.136792452830189">
            <text:p>0.1367924528</text:p>
          </table:table-cell>
          <table:table-cell table:formula="of:=['TRA0307 (2013)'.G30]*(1/212)" office:value-type="float" office:value="0.160377358490566">
            <text:p>0.1603773585</text:p>
          </table:table-cell>
          <table:table-cell table:formula="of:=['TRA0307 (2013)'.H30]*(1/212)" office:value-type="float" office:value="0.155660377358491">
            <text:p>0.1556603774</text:p>
          </table:table-cell>
          <table:table-cell table:formula="of:=['TRA0307 (2013)'.I30]*(1/212)" office:value-type="float" office:value="0.122641509433962">
            <text:p>0.1226415094</text:p>
          </table:table-cell>
        </table:table-row>
        <table:named-expressions/>
      </table:table>
      <table:table table:name="TRA0307 (2013)" table:style-name="ta2" table:print-ranges="'TRA0307 (2013)'.A1:'TRA0307 (2013)'.I35 'TRA0307 (2013)'.A3:'TRA0307 (2013)'.W83">
        <office:forms form:automatic-focus="false" form:apply-design-mode="false"/>
        <table:table-column table:style-name="co4" table:default-cell-style-name="ce8"/>
        <table:table-column table:style-name="co5" table:number-columns-repeated="8" table:default-cell-style-name="ce8"/>
        <table:table-column table:style-name="co6" table:number-columns-repeated="248" table:default-cell-style-name="ce8"/>
        <table:table-column table:style-name="co1" table:number-columns-repeated="767" table:default-cell-style-name="Default"/>
        <table:table-row table:style-name="ro2">
          <table:table-cell table:style-name="ce1" office:value-type="string">
            <text:p>Department for Transport statistics</text:p>
          </table:table-cell>
          <table:table-cell table:style-name="ce1"/>
          <table:table-cell table:style-name="ce10" table:number-columns-repeated="255"/>
          <table:table-cell table:style-name="ce26" table:number-columns-repeated="767"/>
        </table:table-row>
        <table:table-row table:style-name="ro3">
          <table:table-cell table:style-name="ce2" office:value-type="string">
            <text:p><text:span text:style-name="T1"><text:a xlink:href="http://www.dft.gov.uk/pgr/statistics/datatablespublications/roads/traffic">Traffic (www.gov.uk/government/organisations/department-for-transport/series/road-traffic-statistics)</text:a></text:span></text:p>
          </table:table-cell>
          <table:table-cell table:style-name="ce2"/>
          <table:table-cell table:number-columns-repeated="2"/>
          <table:table-cell table:style-name="ce18" office:value-type="string">
            <text:p>Traffic distribution by time of day on all roads in Great Britain, 2013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Table TRA0307</text:p>
          </table:table-cell>
          <table:table-cell table:style-name="ce3"/>
          <table:table-cell table:style-name="ce10" table:number-columns-repeated="255"/>
          <table:table-cell table:style-name="ce26" table:number-columns-repeated="767"/>
        </table:table-row>
        <table:table-row table:style-name="ro5">
          <table:table-cell table:style-name="ce3" office:value-type="string">
            <text:p>Traffic distribution by time of day on all roads in Great Britain, 2013</text:p>
          </table:table-cell>
          <table:table-cell table:style-name="ce3"/>
          <table:table-cell table:style-name="ce11" table:number-columns-repeated="7"/>
          <table:table-cell table:style-name="ce10">
            <draw:frame table:end-cell-address="'TRA0307 (2013)'.R23" table:end-x="1.395cm" table:end-y="0.475cm" draw:z-index="0" draw:style-name="gr1" draw:text-style-name="P1" svg:width="20.636cm" svg:height="11.34cm" svg:x="1.271cm" svg:y="0.627cm">
              <draw:object draw:notify-on-update-of-ranges="'TRA0307 (2013)'.A6:'TRA0307 (2013)'.A6 'TRA0307 (2013)'.A7:'TRA0307 (2013)'.A30 'TRA0307 (2013)'.C6:'TRA0307 (2013)'.C6 'TRA0307 (2013)'.C7:'TRA0307 (2013)'.C30 'TRA0307 (2013)'.D6:'TRA0307 (2013)'.D6 'TRA0307 (2013)'.D7:'TRA0307 (2013)'.D30 'TRA0307 (2013)'.E6:'TRA0307 (2013)'.E6 'TRA0307 (2013)'.E7:'TRA0307 (2013)'.E30 'TRA0307 (2013)'.F6:'TRA0307 (2013)'.F6 'TRA0307 (2013)'.F7:'TRA0307 (2013)'.F30 'TRA0307 (2013)'.G6:'TRA0307 (2013)'.G6 'TRA0307 (2013)'.G7:'TRA0307 (2013)'.G30 'TRA0307 (2013)'.H6:'TRA0307 (2013)'.H6 'TRA0307 (2013)'.H7:'TRA0307 (2013)'.H30 'TRA0307 (2013)'.I6:'TRA0307 (2013)'.I6 'TRA0307 (2013)'.I7:'TRA0307 (2013)'.I3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0" table:number-columns-repeated="247"/>
          <table:table-cell table:style-name="ce26" table:number-columns-repeated="767"/>
        </table:table-row>
        <table:table-row table:style-name="ro6">
          <table:table-cell table:style-name="ce4" table:number-columns-repeated="8"/>
          <table:table-cell table:style-name="ce19" office:value-type="string">
            <text:p>Index: Average hour in week = 100</text:p>
          </table:table-cell>
          <table:table-cell table:number-columns-repeated="1015"/>
        </table:table-row>
        <table:table-row table:style-name="ro7">
          <table:table-cell table:number-columns-repeated="2" table:style-name="ce5" office:value-type="string">
            <text:p>Time of day</text:p>
          </table:table-cell>
          <table:table-cell table:style-name="ce12" office:value-type="string">
            <text:p>Monday</text:p>
          </table:table-cell>
          <table:table-cell table:style-name="ce12" office:value-type="string">
            <text:p>Tuesday</text:p>
          </table:table-cell>
          <table:table-cell table:style-name="ce12" office:value-type="string">
            <text:p>Wednesday</text:p>
          </table:table-cell>
          <table:table-cell table:style-name="ce12" office:value-type="string">
            <text:p>Thursday</text:p>
          </table:table-cell>
          <table:table-cell table:style-name="ce12" office:value-type="string">
            <text:p>Friday</text:p>
          </table:table-cell>
          <table:table-cell table:style-name="ce12" office:value-type="string">
            <text:p>Saturday</text:p>
          </table:table-cell>
          <table:table-cell table:style-name="ce12" office:value-type="string">
            <text:p>Sunday</text:p>
          </table:table-cell>
          <table:table-cell table:number-columns-repeated="1015"/>
        </table:table-row>
        <table:table-row table:style-name="ro8">
          <table:table-cell table:style-name="ce6" office:value-type="float" office:value="0">
            <text:p>0</text:p>
          </table:table-cell>
          <table:table-cell table:style-name="ce6" office:value-type="string">
            <text:p>00:00-01:0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5">
            <text:p>15</text:p>
          </table:table-cell>
          <table:table-cell table:number-columns-repeated="2" table:style-name="ce13" office:value-type="float" office:value="16">
            <text:p>16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6" office:value-type="string">
            <text:p>01:00-02:00</text:p>
          </table:table-cell>
          <table:table-cell table:style-name="ce13" office:value-type="float" office:value="10">
            <text:p>10</text:p>
          </table:table-cell>
          <table:table-cell table:number-columns-repeated="2"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number-columns-repeated="2" table:style-name="ce13" office:value-type="float" office:value="15">
            <text:p>15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6" office:value-type="string">
            <text:p>02:00-03:00</text:p>
          </table:table-cell>
          <table:table-cell table:style-name="ce13" office:value-type="float" office:value="8">
            <text:p>8</text:p>
          </table:table-cell>
          <table:table-cell table:number-columns-repeated="3"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0">
            <text:p>10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6" office:value-type="string">
            <text:p>03:00-04:00</text:p>
          </table:table-cell>
          <table:table-cell table:style-name="ce13" office:value-type="float" office:value="10">
            <text:p>10</text:p>
          </table:table-cell>
          <table:table-cell table:number-columns-repeated="2"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9">
            <text:p>9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4">
            <text:p>4</text:p>
          </table:table-cell>
          <table:table-cell table:style-name="ce6" office:value-type="string">
            <text:p>04:00-05:00</text:p>
          </table:table-cell>
          <table:table-cell table:style-name="ce13" office:value-type="float" office:value="20">
            <text:p>20</text:p>
          </table:table-cell>
          <table:table-cell table:number-columns-repeated="4" table:style-name="ce13" office:value-type="float" office:value="19">
            <text:p>19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0">
            <text:p>10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5">
            <text:p>5</text:p>
          </table:table-cell>
          <table:table-cell table:style-name="ce6" office:value-type="string">
            <text:p>05:00-06:0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45">
            <text:p>45</text:p>
          </table:table-cell>
          <table:table-cell table:number-columns-repeated="2" table:style-name="ce13" office:value-type="float" office:value="44">
            <text:p>44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5">
            <text:p>15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6">
            <text:p>6</text:p>
          </table:table-cell>
          <table:table-cell table:style-name="ce6" office:value-type="string">
            <text:p>06:00-07:00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24">
            <text:p>24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7">
            <text:p>7</text:p>
          </table:table-cell>
          <table:table-cell table:style-name="ce6" office:value-type="string">
            <text:p>07:00-08:0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37">
            <text:p>37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8">
            <text:p>8</text:p>
          </table:table-cell>
          <table:table-cell table:style-name="ce6" office:value-type="string">
            <text:p>08:00-09:0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193">
            <text:p>193</text:p>
          </table:table-cell>
          <table:table-cell table:number-columns-repeated="2" table:style-name="ce13" office:value-type="float" office:value="195">
            <text:p>19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55">
            <text:p>55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9">
            <text:p>9</text:p>
          </table:table-cell>
          <table:table-cell table:style-name="ce6" office:value-type="string">
            <text:p>09:00-10:0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90">
            <text:p>90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10">
            <text:p>10</text:p>
          </table:table-cell>
          <table:table-cell table:style-name="ce6" office:value-type="string">
            <text:p>10:00-11:00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129">
            <text:p>129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11">
            <text:p>11</text:p>
          </table:table-cell>
          <table:table-cell table:style-name="ce6" office:value-type="string">
            <text:p>11:00-12:0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153">
            <text:p>153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12">
            <text:p>12</text:p>
          </table:table-cell>
          <table:table-cell table:style-name="ce6" office:value-type="string">
            <text:p>12:00-13:0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158">
            <text:p>158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13">
            <text:p>13</text:p>
          </table:table-cell>
          <table:table-cell table:style-name="ce6" office:value-type="string">
            <text:p>13:00-14:0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152">
            <text:p>152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14">
            <text:p>14</text:p>
          </table:table-cell>
          <table:table-cell table:style-name="ce6" office:value-type="string">
            <text:p>14:00-15:0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148">
            <text:p>148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15">
            <text:p>15</text:p>
          </table:table-cell>
          <table:table-cell table:style-name="ce6" office:value-type="string">
            <text:p>15:00-16:00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52">
            <text:p>152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16">
            <text:p>16</text:p>
          </table:table-cell>
          <table:table-cell table:style-name="ce6" office:value-type="string">
            <text:p>16:00-17:0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203">
            <text:p>203</text:p>
          </table:table-cell>
          <table:table-cell table:number-columns-repeated="2" table:style-name="ce13" office:value-type="float" office:value="208">
            <text:p>208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56">
            <text:p>156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17">
            <text:p>17</text:p>
          </table:table-cell>
          <table:table-cell table:style-name="ce6" office:value-type="string">
            <text:p>17:00-18:0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147">
            <text:p>147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18">
            <text:p>18</text:p>
          </table:table-cell>
          <table:table-cell table:style-name="ce6" office:value-type="string">
            <text:p>18:00-19:00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129">
            <text:p>129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19">
            <text:p>19</text:p>
          </table:table-cell>
          <table:table-cell table:style-name="ce6" office:value-type="string">
            <text:p>19:00-20:0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108">
            <text:p>108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20">
            <text:p>20</text:p>
          </table:table-cell>
          <table:table-cell table:style-name="ce6" office:value-type="string">
            <text:p>20:00-21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84">
            <text:p>84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21">
            <text:p>21</text:p>
          </table:table-cell>
          <table:table-cell table:style-name="ce6" office:value-type="string">
            <text:p>21:00-22:00</text:p>
          </table:table-cell>
          <table:table-cell table:number-columns-repeated="2" table:style-name="ce13" office:value-type="float" office:value="51">
            <text:p>51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61">
            <text:p>61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22">
            <text:p>22</text:p>
          </table:table-cell>
          <table:table-cell table:style-name="ce6" office:value-type="string">
            <text:p>22:00-23:0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1">
            <text:p>41</text:p>
          </table:table-cell>
          <table:table-cell table:style-name="ce23" table:number-columns-repeated="1015"/>
        </table:table-row>
        <table:table-row table:style-name="ro9">
          <table:table-cell table:style-name="ce6" office:value-type="float" office:value="23">
            <text:p>23</text:p>
          </table:table-cell>
          <table:table-cell table:style-name="ce6" office:value-type="string">
            <text:p>23:00-00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26">
            <text:p>26</text:p>
          </table:table-cell>
          <table:table-cell table:style-name="ce23" table:number-columns-repeated="1015"/>
        </table:table-row>
        <table:table-row table:style-name="ro10">
          <table:table-cell table:style-name="ce7" table:number-columns-repeated="2"/>
          <table:table-cell table:style-name="ce14" table:number-columns-repeated="6"/>
          <table:table-cell table:style-name="ce20"/>
          <table:table-cell table:style-name="ce24" table:number-columns-repeated="248"/>
          <table:table-cell table:style-name="ce27" table:number-columns-repeated="767"/>
        </table:table-row>
        <table:table-row table:style-name="ro6">
          <table:table-cell office:value-type="string">
            <text:p>Telephone: 020 7944 3095</text:p>
          </table:table-cell>
          <table:table-cell/>
          <table:table-cell table:style-name="ce15" table:number-columns-repeated="6"/>
          <table:table-cell table:style-name="ce21" office:value-type="string">
            <text:p>Source: DfT Automatic Traffic Counters</text:p>
          </table:table-cell>
          <table:table-cell table:style-name="ce24" table:number-columns-repeated="248"/>
          <table:table-cell table:style-name="ce27" table:number-columns-repeated="767"/>
        </table:table-row>
        <table:table-row table:style-name="ro3">
          <table:table-cell office:value-type="string">
            <text:p>Email: roadtraff.stats@dft.gsi.gov.uk</text:p>
          </table:table-cell>
          <table:table-cell/>
          <table:table-cell table:style-name="ce16" table:number-columns-repeated="6"/>
          <table:table-cell table:style-name="ce21" office:value-type="string">
            <text:p>Last updated: June 2014</text:p>
          </table:table-cell>
          <table:table-cell table:style-name="ce25" table:number-columns-repeated="248"/>
          <table:table-cell table:style-name="ce28" table:number-columns-repeated="767"/>
        </table:table-row>
        <table:table-row table:style-name="ro3">
          <table:table-cell table:style-name="ce2" office:value-type="string">
            <text:p><text:span text:style-name="T1"><text:a xlink:href="http://www.dft.gov.uk/pgr/statistics/datatablespublications/roads/traffic/#technical">Notes &amp; definitions (www.gov.uk/transport-statistics-notes-and-guidance-road-traffic)</text:a></text:span></text:p>
          </table:table-cell>
          <table:table-cell table:style-name="ce2"/>
          <table:table-cell table:number-columns-repeated="2"/>
          <table:table-cell table:style-name="ce18"/>
          <table:table-cell table:number-columns-repeated="3"/>
          <table:table-cell table:style-name="ce22" office:value-type="string">
            <text:p>Next update: June 2015</text:p>
          </table:table-cell>
          <table:table-cell table:style-name="ce25" table:number-columns-repeated="248"/>
          <table:table-cell table:style-name="ce28" table:number-columns-repeated="767"/>
        </table:table-row>
        <table:table-row table:style-name="ro6">
          <table:table-cell table:style-name="ce9" office:value-type="string">
            <text:p>The figures in this table are not National Statistics.</text:p>
          </table:table-cell>
          <table:table-cell table:style-name="ce9"/>
          <table:table-cell table:number-columns-repeated="255"/>
          <table:table-cell table:style-name="ce29" table:number-columns-repeated="767"/>
        </table:table-row>
        <table:table-row table:style-name="ro3">
          <table:table-cell table:number-columns-repeated="257"/>
          <table:table-cell table:style-name="ce30" table:number-columns-repeated="767"/>
        </table:table-row>
        <table:table-row table:style-name="ro11">
          <table:table-cell table:number-columns-repeated="2"/>
          <table:table-cell table:style-name="ce17" table:number-columns-repeated="7"/>
          <table:table-cell table:number-columns-repeated="248"/>
          <table:table-cell table:style-name="ce30" table:number-columns-repeated="767"/>
        </table:table-row>
        <table:table-row table:style-name="ro12" table:number-rows-repeated="30">
          <table:table-cell table:number-columns-repeated="2"/>
          <table:table-cell table:style-name="ce17" table:number-columns-repeated="7"/>
          <table:table-cell table:number-columns-repeated="1015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3)'.$A$1:.$I$35" table:range-usable-as="print-range"/>
        </table:named-expressions>
      </table:table>
      <table:table table:name="CHART TRA0307" table:style-name="ta3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>
            <draw:frame table:end-cell-address="'CHART TRA0307'.K36" table:end-x="1.566cm" table:end-y="0.384cm" draw:z-index="0" draw:name=" 0" draw:style-name="gr2" draw:text-style-name="P1" svg:width="23.148cm" svg:height="15.689cm" svg:x="0.999cm" svg:y="0.0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CHART TRA0307'.G4" table:end-x="1.838cm" table:end-y="0.037cm" draw:z-index="1" draw:name="chart" draw:style-name="gr3" draw:text-style-name="P2" svg:width="14.387cm" svg:height="0.717cm" svg:x="0.999cm" svg:y="0.223cm">
              <draw:image xlink:href="Pictures/10000201000004880000003054666754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frame table:end-cell-address="'CHART TRA0307'.K5" table:end-x="1.092cm" table:end-y="0.225cm" draw:z-index="2" draw:name="chart" draw:style-name="gr3" draw:text-style-name="P2" svg:width="7.714cm" svg:height="0.714cm" svg:x="0.153cm" svg:y="0.414cm">
              <draw:image xlink:href="Pictures/100002010000029100000030C5DBD3E7.png" xlink:type="simple" xlink:show="embed" xlink:actuate="onLoad">
                <text:p/>
              </draw:image>
            </draw:frame>
          </table:table-cell>
        </table:table-row>
        <table:named-expressions/>
      </table:table>
      <table:table table:name="TRA0307 (2012)" table:style-name="ta4" table:print-ranges="'TRA0307 (2012)'.A1:'TRA0307 (2012)'.H35">
        <table:table-column table:style-name="co4" table:default-cell-style-name="ce29"/>
        <table:table-column table:style-name="co5" table:number-columns-repeated="7" table:default-cell-style-name="ce29"/>
        <table:table-column table:style-name="co6" table:number-columns-repeated="248" table:default-cell-style-name="ce29"/>
        <table:table-column table:style-name="co1" table:number-columns-repeated="768" table:default-cell-style-name="Default"/>
        <table:table-row table:style-name="ro2">
          <table:table-cell table:style-name="ce31" office:value-type="string">
            <text:p>Department for Transport statistics</text:p>
          </table:table-cell>
          <table:table-cell table:style-name="ce26" table:number-columns-repeated="1023"/>
        </table:table-row>
        <table:table-row table:style-name="ro3">
          <table:table-cell table:style-name="ce2" office:value-type="string">
            <text:p><text:span text:style-name="T1"><text:a xlink:href="http://www.dft.gov.uk/pgr/statistics/datatablespublications/roads/traffic">Traffic (www.gov.uk/government/organisations/department-for-transport/series/road-traffic-statistics)</text:a></text:span></text:p>
          </table:table-cell>
          <table:table-cell table:number-columns-repeated="2"/>
          <table:table-cell table:style-name="ce43"/>
          <table:table-cell table:number-columns-repeated="1020"/>
        </table:table-row>
        <table:table-row table:style-name="ro4">
          <table:table-cell table:style-name="ce32" office:value-type="string">
            <text:p>Table TRA0307</text:p>
          </table:table-cell>
          <table:table-cell table:style-name="ce26" table:number-columns-repeated="1023"/>
        </table:table-row>
        <table:table-row table:style-name="ro5">
          <table:table-cell table:style-name="ce32" office:value-type="string">
            <text:p>Traffic distribution by time of day on all roads in Great Britain, 2012</text:p>
          </table:table-cell>
          <table:table-cell table:style-name="ce11" table:number-columns-repeated="7"/>
          <table:table-cell table:style-name="ce26" table:number-columns-repeated="1016"/>
        </table:table-row>
        <table:table-row table:style-name="ro6">
          <table:table-cell table:style-name="ce33" table:number-columns-repeated="7"/>
          <table:table-cell table:style-name="ce44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4" office:value-type="string">
            <text:p>Time of day</text:p>
          </table:table-cell>
          <table:table-cell table:style-name="ce38" office:value-type="string">
            <text:p>Monday</text:p>
          </table:table-cell>
          <table:table-cell table:style-name="ce38" office:value-type="string">
            <text:p>Tuesday</text:p>
          </table:table-cell>
          <table:table-cell table:style-name="ce38" office:value-type="string">
            <text:p>Wednesday</text:p>
          </table:table-cell>
          <table:table-cell table:style-name="ce38" office:value-type="string">
            <text:p>Thursday</text:p>
          </table:table-cell>
          <table:table-cell table:style-name="ce38" office:value-type="string">
            <text:p>Friday</text:p>
          </table:table-cell>
          <table:table-cell table:style-name="ce38" office:value-type="string">
            <text:p>Saturday</text:p>
          </table:table-cell>
          <table:table-cell table:style-name="ce38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5" office:value-type="string">
            <text:p>00:00-01:00</text:p>
          </table:table-cell>
          <table:table-cell table:style-name="ce39" office:value-type="float" office:value="15.4993243587">
            <text:p>15</text:p>
          </table:table-cell>
          <table:table-cell table:style-name="ce39" office:value-type="float" office:value="14.8550080348">
            <text:p>15</text:p>
          </table:table-cell>
          <table:table-cell table:style-name="ce39" office:value-type="float" office:value="15.4842172272">
            <text:p>15</text:p>
          </table:table-cell>
          <table:table-cell table:style-name="ce39" office:value-type="float" office:value="16.4033456968">
            <text:p>16</text:p>
          </table:table-cell>
          <table:table-cell table:style-name="ce39" office:value-type="float" office:value="18.2877609553">
            <text:p>18</text:p>
          </table:table-cell>
          <table:table-cell table:style-name="ce39" office:value-type="float" office:value="23.1467834234">
            <text:p>23</text:p>
          </table:table-cell>
          <table:table-cell table:style-name="ce39" office:value-type="float" office:value="24.3189254734">
            <text:p>24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1:00-02:00</text:p>
          </table:table-cell>
          <table:table-cell table:style-name="ce39" office:value-type="float" office:value="9.9651147922">
            <text:p>10</text:p>
          </table:table-cell>
          <table:table-cell table:style-name="ce39" office:value-type="float" office:value="10.7227501791">
            <text:p>11</text:p>
          </table:table-cell>
          <table:table-cell table:style-name="ce39" office:value-type="float" office:value="10.9136129527">
            <text:p>11</text:p>
          </table:table-cell>
          <table:table-cell table:style-name="ce39" office:value-type="float" office:value="11.5651732793">
            <text:p>12</text:p>
          </table:table-cell>
          <table:table-cell table:style-name="ce39" office:value-type="float" office:value="13.0106416855">
            <text:p>13</text:p>
          </table:table-cell>
          <table:table-cell table:style-name="ce39" office:value-type="float" office:value="15.7161796685">
            <text:p>16</text:p>
          </table:table-cell>
          <table:table-cell table:style-name="ce39" office:value-type="float" office:value="15.7444507362">
            <text:p>16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2:00-03:00</text:p>
          </table:table-cell>
          <table:table-cell table:style-name="ce39" office:value-type="float" office:value="8.3442821584">
            <text:p>8</text:p>
          </table:table-cell>
          <table:table-cell table:style-name="ce39" office:value-type="float" office:value="9.7418971539">
            <text:p>10</text:p>
          </table:table-cell>
          <table:table-cell table:style-name="ce39" office:value-type="float" office:value="9.8801619598">
            <text:p>10</text:p>
          </table:table-cell>
          <table:table-cell table:style-name="ce39" office:value-type="float" office:value="10.3555551207">
            <text:p>10</text:p>
          </table:table-cell>
          <table:table-cell table:style-name="ce39" office:value-type="float" office:value="11.4199734673">
            <text:p>11</text:p>
          </table:table-cell>
          <table:table-cell table:style-name="ce39" office:value-type="float" office:value="12.4987421726">
            <text:p>12</text:p>
          </table:table-cell>
          <table:table-cell table:style-name="ce39" office:value-type="float" office:value="10.914913231">
            <text:p>11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3:00-04:00</text:p>
          </table:table-cell>
          <table:table-cell table:style-name="ce39" office:value-type="float" office:value="10.2833195815">
            <text:p>10</text:p>
          </table:table-cell>
          <table:table-cell table:style-name="ce39" office:value-type="float" office:value="11.2449321143">
            <text:p>11</text:p>
          </table:table-cell>
          <table:table-cell table:style-name="ce39" office:value-type="float" office:value="11.355937243">
            <text:p>11</text:p>
          </table:table-cell>
          <table:table-cell table:style-name="ce39" office:value-type="float" office:value="11.7705815525">
            <text:p>12</text:p>
          </table:table-cell>
          <table:table-cell table:style-name="ce39" office:value-type="float" office:value="12.6621201064">
            <text:p>13</text:p>
          </table:table-cell>
          <table:table-cell table:style-name="ce39" office:value-type="float" office:value="12.0801950459">
            <text:p>12</text:p>
          </table:table-cell>
          <table:table-cell table:style-name="ce39" office:value-type="float" office:value="9.1803687033">
            <text:p>9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4:00-05:00</text:p>
          </table:table-cell>
          <table:table-cell table:style-name="ce39" office:value-type="float" office:value="19.9510838832">
            <text:p>20</text:p>
          </table:table-cell>
          <table:table-cell table:style-name="ce39" office:value-type="float" office:value="18.35988802">
            <text:p>18</text:p>
          </table:table-cell>
          <table:table-cell table:style-name="ce39" office:value-type="float" office:value="18.3484047308">
            <text:p>18</text:p>
          </table:table-cell>
          <table:table-cell table:style-name="ce39" office:value-type="float" office:value="18.7142638249">
            <text:p>19</text:p>
          </table:table-cell>
          <table:table-cell table:style-name="ce39" office:value-type="float" office:value="19.004648438">
            <text:p>19</text:p>
          </table:table-cell>
          <table:table-cell table:style-name="ce39" office:value-type="float" office:value="14.5974070865">
            <text:p>15</text:p>
          </table:table-cell>
          <table:table-cell table:style-name="ce39" office:value-type="float" office:value="9.7594436877">
            <text:p>10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5:00-06:00</text:p>
          </table:table-cell>
          <table:table-cell table:style-name="ce39" office:value-type="float" office:value="48.5717534232">
            <text:p>49</text:p>
          </table:table-cell>
          <table:table-cell table:style-name="ce39" office:value-type="float" office:value="43.2164506414">
            <text:p>43</text:p>
          </table:table-cell>
          <table:table-cell table:style-name="ce39" office:value-type="float" office:value="43.1259803357">
            <text:p>43</text:p>
          </table:table-cell>
          <table:table-cell table:style-name="ce39" office:value-type="float" office:value="43.2288195699">
            <text:p>43</text:p>
          </table:table-cell>
          <table:table-cell table:style-name="ce39" office:value-type="float" office:value="41.2217357635">
            <text:p>41</text:p>
          </table:table-cell>
          <table:table-cell table:style-name="ce39" office:value-type="float" office:value="24.0231610335">
            <text:p>24</text:p>
          </table:table-cell>
          <table:table-cell table:style-name="ce39" office:value-type="float" office:value="14.3231183374">
            <text:p>14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6:00-07:00</text:p>
          </table:table-cell>
          <table:table-cell table:style-name="ce39" office:value-type="float" office:value="109.217070785">
            <text:p>109</text:p>
          </table:table-cell>
          <table:table-cell table:style-name="ce39" office:value-type="float" office:value="107.198695998">
            <text:p>107</text:p>
          </table:table-cell>
          <table:table-cell table:style-name="ce39" office:value-type="float" office:value="107.199656691">
            <text:p>107</text:p>
          </table:table-cell>
          <table:table-cell table:style-name="ce39" office:value-type="float" office:value="106.384808496">
            <text:p>106</text:p>
          </table:table-cell>
          <table:table-cell table:style-name="ce39" office:value-type="float" office:value="96.5309305093">
            <text:p>97</text:p>
          </table:table-cell>
          <table:table-cell table:style-name="ce39" office:value-type="float" office:value="40.6584391499">
            <text:p>41</text:p>
          </table:table-cell>
          <table:table-cell table:style-name="ce39" office:value-type="float" office:value="23.4965208801">
            <text:p>23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7:00-08:00</text:p>
          </table:table-cell>
          <table:table-cell table:style-name="ce39" office:value-type="float" office:value="176.938622894">
            <text:p>177</text:p>
          </table:table-cell>
          <table:table-cell table:style-name="ce39" office:value-type="float" office:value="186.741608767">
            <text:p>187</text:p>
          </table:table-cell>
          <table:table-cell table:style-name="ce39" office:value-type="float" office:value="189.033733329">
            <text:p>189</text:p>
          </table:table-cell>
          <table:table-cell table:style-name="ce39" office:value-type="float" office:value="188.276796937">
            <text:p>188</text:p>
          </table:table-cell>
          <table:table-cell table:style-name="ce39" office:value-type="float" office:value="171.397187451">
            <text:p>171</text:p>
          </table:table-cell>
          <table:table-cell table:style-name="ce39" office:value-type="float" office:value="64.1768308174">
            <text:p>64</text:p>
          </table:table-cell>
          <table:table-cell table:style-name="ce39" office:value-type="float" office:value="35.797788431">
            <text:p>36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8:00-09:00</text:p>
          </table:table-cell>
          <table:table-cell table:style-name="ce39" office:value-type="float" office:value="181.632047807">
            <text:p>182</text:p>
          </table:table-cell>
          <table:table-cell table:style-name="ce39" office:value-type="float" office:value="194.676081238">
            <text:p>195</text:p>
          </table:table-cell>
          <table:table-cell table:style-name="ce39" office:value-type="float" office:value="198.111160838">
            <text:p>198</text:p>
          </table:table-cell>
          <table:table-cell table:style-name="ce39" office:value-type="float" office:value="197.674855893">
            <text:p>198</text:p>
          </table:table-cell>
          <table:table-cell table:style-name="ce39" office:value-type="float" office:value="180.29927339">
            <text:p>180</text:p>
          </table:table-cell>
          <table:table-cell table:style-name="ce39" office:value-type="float" office:value="95.3769124855">
            <text:p>95</text:p>
          </table:table-cell>
          <table:table-cell table:style-name="ce39" office:value-type="float" office:value="52.9890061523">
            <text:p>53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9:00-10:00</text:p>
          </table:table-cell>
          <table:table-cell table:style-name="ce39" office:value-type="float" office:value="148.985408739">
            <text:p>149</text:p>
          </table:table-cell>
          <table:table-cell table:style-name="ce39" office:value-type="float" office:value="154.648172234">
            <text:p>155</text:p>
          </table:table-cell>
          <table:table-cell table:style-name="ce39" office:value-type="float" office:value="157.159995384">
            <text:p>157</text:p>
          </table:table-cell>
          <table:table-cell table:style-name="ce39" office:value-type="float" office:value="157.960268058">
            <text:p>158</text:p>
          </table:table-cell>
          <table:table-cell table:style-name="ce39" office:value-type="float" office:value="149.862717871">
            <text:p>150</text:p>
          </table:table-cell>
          <table:table-cell table:style-name="ce39" office:value-type="float" office:value="127.962854532">
            <text:p>128</text:p>
          </table:table-cell>
          <table:table-cell table:style-name="ce39" office:value-type="float" office:value="87.4194977936">
            <text:p>87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0:00-11:00</text:p>
          </table:table-cell>
          <table:table-cell table:style-name="ce39" office:value-type="float" office:value="146.020784585">
            <text:p>146</text:p>
          </table:table-cell>
          <table:table-cell table:style-name="ce39" office:value-type="float" office:value="138.884798498">
            <text:p>139</text:p>
          </table:table-cell>
          <table:table-cell table:style-name="ce39" office:value-type="float" office:value="142.808105524">
            <text:p>143</text:p>
          </table:table-cell>
          <table:table-cell table:style-name="ce39" office:value-type="float" office:value="145.278603844">
            <text:p>145</text:p>
          </table:table-cell>
          <table:table-cell table:style-name="ce39" office:value-type="float" office:value="154.223996044">
            <text:p>154</text:p>
          </table:table-cell>
          <table:table-cell table:style-name="ce39" office:value-type="float" office:value="159.056344257">
            <text:p>159</text:p>
          </table:table-cell>
          <table:table-cell table:style-name="ce39" office:value-type="float" office:value="125.990981614">
            <text:p>126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1:00-12:00</text:p>
          </table:table-cell>
          <table:table-cell table:style-name="ce39" office:value-type="float" office:value="150.927303319">
            <text:p>151</text:p>
          </table:table-cell>
          <table:table-cell table:style-name="ce39" office:value-type="float" office:value="138.760914073">
            <text:p>139</text:p>
          </table:table-cell>
          <table:table-cell table:style-name="ce39" office:value-type="float" office:value="143.05398301">
            <text:p>143</text:p>
          </table:table-cell>
          <table:table-cell table:style-name="ce39" office:value-type="float" office:value="147.145306317">
            <text:p>147</text:p>
          </table:table-cell>
          <table:table-cell table:style-name="ce39" office:value-type="float" office:value="166.545099989">
            <text:p>167</text:p>
          </table:table-cell>
          <table:table-cell table:style-name="ce39" office:value-type="float" office:value="173.688591493">
            <text:p>174</text:p>
          </table:table-cell>
          <table:table-cell table:style-name="ce39" office:value-type="float" office:value="151.254418314">
            <text:p>151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2:00-13:00</text:p>
          </table:table-cell>
          <table:table-cell table:style-name="ce39" office:value-type="float" office:value="151.078055157">
            <text:p>151</text:p>
          </table:table-cell>
          <table:table-cell table:style-name="ce39" office:value-type="float" office:value="140.213782821">
            <text:p>140</text:p>
          </table:table-cell>
          <table:table-cell table:style-name="ce39" office:value-type="float" office:value="145.062507856">
            <text:p>145</text:p>
          </table:table-cell>
          <table:table-cell table:style-name="ce39" office:value-type="float" office:value="149.94104441">
            <text:p>150</text:p>
          </table:table-cell>
          <table:table-cell table:style-name="ce39" office:value-type="float" office:value="175.711616806">
            <text:p>176</text:p>
          </table:table-cell>
          <table:table-cell table:style-name="ce39" office:value-type="float" office:value="169.840563808">
            <text:p>170</text:p>
          </table:table-cell>
          <table:table-cell table:style-name="ce39" office:value-type="float" office:value="157.415729608">
            <text:p>157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3:00-14:00</text:p>
          </table:table-cell>
          <table:table-cell table:style-name="ce39" office:value-type="float" office:value="151.124432408">
            <text:p>151</text:p>
          </table:table-cell>
          <table:table-cell table:style-name="ce39" office:value-type="float" office:value="143.14668993">
            <text:p>143</text:p>
          </table:table-cell>
          <table:table-cell table:style-name="ce39" office:value-type="float" office:value="148.643312647">
            <text:p>149</text:p>
          </table:table-cell>
          <table:table-cell table:style-name="ce39" office:value-type="float" office:value="154.86333755">
            <text:p>155</text:p>
          </table:table-cell>
          <table:table-cell table:style-name="ce39" office:value-type="float" office:value="183.298708522">
            <text:p>183</text:p>
          </table:table-cell>
          <table:table-cell table:style-name="ce39" office:value-type="float" office:value="159.7656963">
            <text:p>160</text:p>
          </table:table-cell>
          <table:table-cell table:style-name="ce39" office:value-type="float" office:value="150.464252464">
            <text:p>150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4:00-15:00</text:p>
          </table:table-cell>
          <table:table-cell table:style-name="ce39" office:value-type="float" office:value="154.317010544">
            <text:p>154</text:p>
          </table:table-cell>
          <table:table-cell table:style-name="ce39" office:value-type="float" office:value="150.492527496">
            <text:p>150</text:p>
          </table:table-cell>
          <table:table-cell table:style-name="ce39" office:value-type="float" office:value="156.9824172">
            <text:p>157</text:p>
          </table:table-cell>
          <table:table-cell table:style-name="ce39" office:value-type="float" office:value="163.984506634">
            <text:p>164</text:p>
          </table:table-cell>
          <table:table-cell table:style-name="ce39" office:value-type="float" office:value="191.548738777">
            <text:p>192</text:p>
          </table:table-cell>
          <table:table-cell table:style-name="ce39" office:value-type="float" office:value="148.433551232">
            <text:p>148</text:p>
          </table:table-cell>
          <table:table-cell table:style-name="ce39" office:value-type="float" office:value="147.443103734">
            <text:p>147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5:00-16:00</text:p>
          </table:table-cell>
          <table:table-cell table:style-name="ce39" office:value-type="float" office:value="164.733187916">
            <text:p>165</text:p>
          </table:table-cell>
          <table:table-cell table:style-name="ce39" office:value-type="float" office:value="166.815655288">
            <text:p>167</text:p>
          </table:table-cell>
          <table:table-cell table:style-name="ce39" office:value-type="float" office:value="173.739253063">
            <text:p>174</text:p>
          </table:table-cell>
          <table:table-cell table:style-name="ce39" office:value-type="float" office:value="180.835445424">
            <text:p>181</text:p>
          </table:table-cell>
          <table:table-cell table:style-name="ce39" office:value-type="float" office:value="202.884261283">
            <text:p>203</text:p>
          </table:table-cell>
          <table:table-cell table:style-name="ce39" office:value-type="float" office:value="141.550752908">
            <text:p>142</text:p>
          </table:table-cell>
          <table:table-cell table:style-name="ce39" office:value-type="float" office:value="151.389956529">
            <text:p>151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6:00-17:00</text:p>
          </table:table-cell>
          <table:table-cell table:style-name="ce39" office:value-type="float" office:value="188.180282929">
            <text:p>188</text:p>
          </table:table-cell>
          <table:table-cell table:style-name="ce39" office:value-type="float" office:value="197.671133205">
            <text:p>198</text:p>
          </table:table-cell>
          <table:table-cell table:style-name="ce39" office:value-type="float" office:value="203.479095662">
            <text:p>203</text:p>
          </table:table-cell>
          <table:table-cell table:style-name="ce39" office:value-type="float" office:value="209.330814705">
            <text:p>209</text:p>
          </table:table-cell>
          <table:table-cell table:style-name="ce39" office:value-type="float" office:value="213.742394188">
            <text:p>214</text:p>
          </table:table-cell>
          <table:table-cell table:style-name="ce39" office:value-type="float" office:value="140.0648303">
            <text:p>140</text:p>
          </table:table-cell>
          <table:table-cell table:style-name="ce39" office:value-type="float" office:value="157.279189915">
            <text:p>157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7:00-18:00</text:p>
          </table:table-cell>
          <table:table-cell table:style-name="ce39" office:value-type="float" office:value="193.916511152">
            <text:p>194</text:p>
          </table:table-cell>
          <table:table-cell table:style-name="ce39" office:value-type="float" office:value="205.243379204">
            <text:p>205</text:p>
          </table:table-cell>
          <table:table-cell table:style-name="ce39" office:value-type="float" office:value="210.260075489">
            <text:p>210</text:p>
          </table:table-cell>
          <table:table-cell table:style-name="ce39" office:value-type="float" office:value="213.520293866">
            <text:p>214</text:p>
          </table:table-cell>
          <table:table-cell table:style-name="ce39" office:value-type="float" office:value="206.835593539">
            <text:p>207</text:p>
          </table:table-cell>
          <table:table-cell table:style-name="ce39" office:value-type="float" office:value="138.171723768">
            <text:p>138</text:p>
          </table:table-cell>
          <table:table-cell table:style-name="ce39" office:value-type="float" office:value="147.569805381">
            <text:p>148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8:00-19:00</text:p>
          </table:table-cell>
          <table:table-cell table:style-name="ce39" office:value-type="float" office:value="145.784494774">
            <text:p>146</text:p>
          </table:table-cell>
          <table:table-cell table:style-name="ce39" office:value-type="float" office:value="156.757329722">
            <text:p>157</text:p>
          </table:table-cell>
          <table:table-cell table:style-name="ce39" office:value-type="float" office:value="163.339085739">
            <text:p>163</text:p>
          </table:table-cell>
          <table:table-cell table:style-name="ce39" office:value-type="float" office:value="169.429477066">
            <text:p>169</text:p>
          </table:table-cell>
          <table:table-cell table:style-name="ce39" office:value-type="float" office:value="169.553826828">
            <text:p>170</text:p>
          </table:table-cell>
          <table:table-cell table:style-name="ce39" office:value-type="float" office:value="117.194126164">
            <text:p>117</text:p>
          </table:table-cell>
          <table:table-cell table:style-name="ce39" office:value-type="float" office:value="128.321243328">
            <text:p>128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9:00-20:00</text:p>
          </table:table-cell>
          <table:table-cell table:style-name="ce39" office:value-type="float" office:value="94.3905773898">
            <text:p>94</text:p>
          </table:table-cell>
          <table:table-cell table:style-name="ce39" office:value-type="float" office:value="100.192043271">
            <text:p>100</text:p>
          </table:table-cell>
          <table:table-cell table:style-name="ce39" office:value-type="float" office:value="107.725531292">
            <text:p>108</text:p>
          </table:table-cell>
          <table:table-cell table:style-name="ce39" office:value-type="float" office:value="115.831307418">
            <text:p>116</text:p>
          </table:table-cell>
          <table:table-cell table:style-name="ce39" office:value-type="float" office:value="128.200010722">
            <text:p>128</text:p>
          </table:table-cell>
          <table:table-cell table:style-name="ce39" office:value-type="float" office:value="88.4862484842">
            <text:p>88</text:p>
          </table:table-cell>
          <table:table-cell table:style-name="ce39" office:value-type="float" office:value="105.861826172">
            <text:p>106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0:00-21:00</text:p>
          </table:table-cell>
          <table:table-cell table:style-name="ce39" office:value-type="float" office:value="65.7679196222">
            <text:p>66</text:p>
          </table:table-cell>
          <table:table-cell table:style-name="ce39" office:value-type="float" office:value="67.9063929886">
            <text:p>68</text:p>
          </table:table-cell>
          <table:table-cell table:style-name="ce39" office:value-type="float" office:value="73.5995825973">
            <text:p>74</text:p>
          </table:table-cell>
          <table:table-cell table:style-name="ce39" office:value-type="float" office:value="80.9282777899">
            <text:p>81</text:p>
          </table:table-cell>
          <table:table-cell table:style-name="ce39" office:value-type="float" office:value="90.8173111535">
            <text:p>91</text:p>
          </table:table-cell>
          <table:table-cell table:style-name="ce39" office:value-type="float" office:value="62.8722240916">
            <text:p>63</text:p>
          </table:table-cell>
          <table:table-cell table:style-name="ce39" office:value-type="float" office:value="82.2601943234">
            <text:p>82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1:00-22:00</text:p>
          </table:table-cell>
          <table:table-cell table:style-name="ce39" office:value-type="float" office:value="49.4169121772">
            <text:p>49</text:p>
          </table:table-cell>
          <table:table-cell table:style-name="ce39" office:value-type="float" office:value="52.0229625908">
            <text:p>52</text:p>
          </table:table-cell>
          <table:table-cell table:style-name="ce39" office:value-type="float" office:value="55.3662659424">
            <text:p>55</text:p>
          </table:table-cell>
          <table:table-cell table:style-name="ce39" office:value-type="float" office:value="60.5474959949">
            <text:p>61</text:p>
          </table:table-cell>
          <table:table-cell table:style-name="ce39" office:value-type="float" office:value="64.2020039885">
            <text:p>64</text:p>
          </table:table-cell>
          <table:table-cell table:style-name="ce39" office:value-type="float" office:value="47.1680831133">
            <text:p>47</text:p>
          </table:table-cell>
          <table:table-cell table:style-name="ce39" office:value-type="float" office:value="58.9617745551">
            <text:p>59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2:00-23:00</text:p>
          </table:table-cell>
          <table:table-cell table:style-name="ce39" office:value-type="float" office:value="36.0768766823">
            <text:p>36</text:p>
          </table:table-cell>
          <table:table-cell table:style-name="ce39" office:value-type="float" office:value="40.6737201804">
            <text:p>41</text:p>
          </table:table-cell>
          <table:table-cell table:style-name="ce39" office:value-type="float" office:value="42.3909447529">
            <text:p>42</text:p>
          </table:table-cell>
          <table:table-cell table:style-name="ce39" office:value-type="float" office:value="44.9079016093">
            <text:p>45</text:p>
          </table:table-cell>
          <table:table-cell table:style-name="ce39" office:value-type="float" office:value="48.0697539812">
            <text:p>48</text:p>
          </table:table-cell>
          <table:table-cell table:style-name="ce39" office:value-type="float" office:value="40.518433087">
            <text:p>41</text:p>
          </table:table-cell>
          <table:table-cell table:style-name="ce39" office:value-type="float" office:value="39.5443015174">
            <text:p>40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3:00-00:00</text:p>
          </table:table-cell>
          <table:table-cell table:style-name="ce39" office:value-type="float" office:value="22.7627028743">
            <text:p>23</text:p>
          </table:table-cell>
          <table:table-cell table:style-name="ce39" office:value-type="float" office:value="25.2408550215">
            <text:p>25</text:p>
          </table:table-cell>
          <table:table-cell table:style-name="ce39" office:value-type="float" office:value="26.9287033889">
            <text:p>27</text:p>
          </table:table-cell>
          <table:table-cell table:style-name="ce39" office:value-type="float" office:value="28.8043973519">
            <text:p>29</text:p>
          </table:table-cell>
          <table:table-cell table:style-name="ce39" office:value-type="float" office:value="34.0052165448">
            <text:p>34</text:p>
          </table:table-cell>
          <table:table-cell table:style-name="ce39" office:value-type="float" office:value="33.8894229596">
            <text:p>34</text:p>
          </table:table-cell>
          <table:table-cell table:style-name="ce39" office:value-type="float" office:value="25.5549403278">
            <text:p>26</text:p>
          </table:table-cell>
          <table:table-cell table:style-name="ce23" table:number-columns-repeated="1016"/>
        </table:table-row>
        <table:table-row table:style-name="ro10">
          <table:table-cell table:style-name="ce36"/>
          <table:table-cell table:style-name="ce40" table:number-columns-repeated="6"/>
          <table:table-cell table:style-name="ce45"/>
          <table:table-cell table:style-name="ce27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1" table:number-columns-repeated="6"/>
          <table:table-cell table:style-name="ce46" office:value-type="string">
            <text:p>Source: DfT Automatic Traffic Counters</text:p>
          </table:table-cell>
          <table:table-cell table:style-name="ce27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6" table:number-columns-repeated="6"/>
          <table:table-cell table:style-name="ce46" office:value-type="string">
            <text:p>Last updated: June 2013</text:p>
          </table:table-cell>
          <table:table-cell table:style-name="ce28" table:number-columns-repeated="1016"/>
        </table:table-row>
        <table:table-row table:style-name="ro3">
          <table:table-cell table:style-name="ce2" office:value-type="string">
            <text:p><text:span text:style-name="T1"><text:a xlink:href="http://www.dft.gov.uk/pgr/statistics/datatablespublications/roads/traffic/#technical">Notes &amp; definitions (www.gov.uk/transport-statistics-notes-and-guidance-road-traffic)</text:a></text:span></text:p>
          </table:table-cell>
          <table:table-cell table:number-columns-repeated="2"/>
          <table:table-cell table:style-name="ce43"/>
          <table:table-cell table:number-columns-repeated="3"/>
          <table:table-cell table:style-name="ce47"/>
          <table:table-cell table:style-name="ce28" table:number-columns-repeated="1016"/>
        </table:table-row>
        <table:table-row table:style-name="ro6">
          <table:table-cell table:style-name="ce37" office:value-type="string">
            <text:p>The figures in this table are not National Statistics.</text:p>
          </table:table-cell>
          <table:table-cell table:style-name="ce30" table:number-columns-repeated="7"/>
          <table:table-cell table:number-columns-repeated="248"/>
          <table:table-cell table:style-name="ce29" table:number-columns-repeated="768"/>
        </table:table-row>
        <table:table-row table:style-name="ro3">
          <table:table-cell/>
          <table:table-cell table:style-name="ce30" table:number-columns-repeated="1023"/>
        </table:table-row>
        <table:table-row table:style-name="ro11">
          <table:table-cell/>
          <table:table-cell table:style-name="ce42" table:number-columns-repeated="7"/>
          <table:table-cell table:style-name="ce30" table:number-columns-repeated="1016"/>
        </table:table-row>
        <table:table-row table:style-name="ro12" table:number-rows-repeated="30">
          <table:table-cell/>
          <table:table-cell table:style-name="ce42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2)'.$A$1:.$H$35" table:range-usable-as="print-range"/>
        </table:named-expressions>
      </table:table>
      <table:table table:name="TRA0307 (2011)" table:style-name="ta5" table:print-ranges="'TRA0307 (2011)'.A1:'TRA0307 (2011)'.H35">
        <table:table-column table:style-name="co4" table:default-cell-style-name="ce29"/>
        <table:table-column table:style-name="co5" table:number-columns-repeated="7" table:default-cell-style-name="ce29"/>
        <table:table-column table:style-name="co6" table:number-columns-repeated="248" table:default-cell-style-name="ce29"/>
        <table:table-column table:style-name="co1" table:number-columns-repeated="768" table:default-cell-style-name="Default"/>
        <table:table-row table:style-name="ro2">
          <table:table-cell table:style-name="ce31" office:value-type="string">
            <text:p>Department for Transport statistics</text:p>
          </table:table-cell>
          <table:table-cell table:style-name="ce26" table:number-columns-repeated="1023"/>
        </table:table-row>
        <table:table-row table:style-name="ro3">
          <table:table-cell table:style-name="ce2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3"/>
          <table:table-cell table:number-columns-repeated="1020"/>
        </table:table-row>
        <table:table-row table:style-name="ro4">
          <table:table-cell table:style-name="ce32" office:value-type="string">
            <text:p>Table TRA0307</text:p>
          </table:table-cell>
          <table:table-cell table:style-name="ce26" table:number-columns-repeated="1023"/>
        </table:table-row>
        <table:table-row table:style-name="ro5">
          <table:table-cell table:style-name="ce32" office:value-type="string">
            <text:p>Traffic distribution by time of day on all roads in Great Britain, 2011</text:p>
          </table:table-cell>
          <table:table-cell table:style-name="ce11" table:number-columns-repeated="7"/>
          <table:table-cell table:style-name="ce26" table:number-columns-repeated="1016"/>
        </table:table-row>
        <table:table-row table:style-name="ro6">
          <table:table-cell table:style-name="ce33" table:number-columns-repeated="7"/>
          <table:table-cell table:style-name="ce44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4" office:value-type="string">
            <text:p>Time of day</text:p>
          </table:table-cell>
          <table:table-cell table:style-name="ce38" office:value-type="string">
            <text:p>Monday</text:p>
          </table:table-cell>
          <table:table-cell table:style-name="ce38" office:value-type="string">
            <text:p>Tuesday</text:p>
          </table:table-cell>
          <table:table-cell table:style-name="ce38" office:value-type="string">
            <text:p>Wednesday</text:p>
          </table:table-cell>
          <table:table-cell table:style-name="ce38" office:value-type="string">
            <text:p>Thursday</text:p>
          </table:table-cell>
          <table:table-cell table:style-name="ce38" office:value-type="string">
            <text:p>Friday</text:p>
          </table:table-cell>
          <table:table-cell table:style-name="ce38" office:value-type="string">
            <text:p>Saturday</text:p>
          </table:table-cell>
          <table:table-cell table:style-name="ce38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5" office:value-type="string">
            <text:p>00:00-01:00</text:p>
          </table:table-cell>
          <table:table-cell table:style-name="ce39" office:value-type="float" office:value="15.9200971613">
            <text:p>16</text:p>
          </table:table-cell>
          <table:table-cell table:style-name="ce39" office:value-type="float" office:value="15.0424485331">
            <text:p>15</text:p>
          </table:table-cell>
          <table:table-cell table:style-name="ce39" office:value-type="float" office:value="15.8907758172">
            <text:p>16</text:p>
          </table:table-cell>
          <table:table-cell table:style-name="ce39" office:value-type="float" office:value="16.6315066471">
            <text:p>17</text:p>
          </table:table-cell>
          <table:table-cell table:style-name="ce39" office:value-type="float" office:value="18.4366861289">
            <text:p>18</text:p>
          </table:table-cell>
          <table:table-cell table:style-name="ce39" office:value-type="float" office:value="22.9342820552">
            <text:p>23</text:p>
          </table:table-cell>
          <table:table-cell table:style-name="ce39" office:value-type="float" office:value="24.1009468442">
            <text:p>24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01:00-02:00</text:p>
          </table:table-cell>
          <table:table-cell table:style-name="ce39" office:value-type="float" office:value="10.1224827334">
            <text:p>10</text:p>
          </table:table-cell>
          <table:table-cell table:style-name="ce39" office:value-type="float" office:value="10.7892363213">
            <text:p>11</text:p>
          </table:table-cell>
          <table:table-cell table:style-name="ce39" office:value-type="float" office:value="11.2075371921">
            <text:p>11</text:p>
          </table:table-cell>
          <table:table-cell table:style-name="ce39" office:value-type="float" office:value="11.68985683">
            <text:p>12</text:p>
          </table:table-cell>
          <table:table-cell table:style-name="ce39" office:value-type="float" office:value="13.0448832965">
            <text:p>13</text:p>
          </table:table-cell>
          <table:table-cell table:style-name="ce39" office:value-type="float" office:value="15.7468530392">
            <text:p>16</text:p>
          </table:table-cell>
          <table:table-cell table:style-name="ce39" office:value-type="float" office:value="15.3631563499">
            <text:p>15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02:00-03:00</text:p>
          </table:table-cell>
          <table:table-cell table:style-name="ce39" office:value-type="float" office:value="8.3540672454">
            <text:p>8</text:p>
          </table:table-cell>
          <table:table-cell table:style-name="ce39" office:value-type="float" office:value="9.7037026579">
            <text:p>10</text:p>
          </table:table-cell>
          <table:table-cell table:style-name="ce39" office:value-type="float" office:value="10.067209454">
            <text:p>10</text:p>
          </table:table-cell>
          <table:table-cell table:style-name="ce39" office:value-type="float" office:value="10.4109790022">
            <text:p>10</text:p>
          </table:table-cell>
          <table:table-cell table:style-name="ce39" office:value-type="float" office:value="11.4671314209">
            <text:p>11</text:p>
          </table:table-cell>
          <table:table-cell table:style-name="ce39" office:value-type="float" office:value="12.338639955">
            <text:p>12</text:p>
          </table:table-cell>
          <table:table-cell table:style-name="ce39" office:value-type="float" office:value="10.5891683145">
            <text:p>11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03:00-04:00</text:p>
          </table:table-cell>
          <table:table-cell table:style-name="ce39" office:value-type="float" office:value="10.2806203196">
            <text:p>10</text:p>
          </table:table-cell>
          <table:table-cell table:style-name="ce39" office:value-type="float" office:value="11.2308385258">
            <text:p>11</text:p>
          </table:table-cell>
          <table:table-cell table:style-name="ce39" office:value-type="float" office:value="11.4835292104">
            <text:p>11</text:p>
          </table:table-cell>
          <table:table-cell table:style-name="ce39" office:value-type="float" office:value="11.7342282">
            <text:p>12</text:p>
          </table:table-cell>
          <table:table-cell table:style-name="ce39" office:value-type="float" office:value="12.5857002657">
            <text:p>13</text:p>
          </table:table-cell>
          <table:table-cell table:style-name="ce39" office:value-type="float" office:value="11.749349146">
            <text:p>12</text:p>
          </table:table-cell>
          <table:table-cell table:style-name="ce39" office:value-type="float" office:value="8.7657191494">
            <text:p>9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04:00-05:00</text:p>
          </table:table-cell>
          <table:table-cell table:style-name="ce39" office:value-type="float" office:value="19.8032135109">
            <text:p>20</text:p>
          </table:table-cell>
          <table:table-cell table:style-name="ce39" office:value-type="float" office:value="18.4416279285">
            <text:p>18</text:p>
          </table:table-cell>
          <table:table-cell table:style-name="ce39" office:value-type="float" office:value="18.1820936003">
            <text:p>18</text:p>
          </table:table-cell>
          <table:table-cell table:style-name="ce39" office:value-type="float" office:value="18.5505871214">
            <text:p>19</text:p>
          </table:table-cell>
          <table:table-cell table:style-name="ce39" office:value-type="float" office:value="18.8809089847">
            <text:p>19</text:p>
          </table:table-cell>
          <table:table-cell table:style-name="ce39" office:value-type="float" office:value="14.110332458">
            <text:p>14</text:p>
          </table:table-cell>
          <table:table-cell table:style-name="ce39" office:value-type="float" office:value="9.1862513176">
            <text:p>9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05:00-06:00</text:p>
          </table:table-cell>
          <table:table-cell table:style-name="ce39" office:value-type="float" office:value="48.373823388">
            <text:p>48</text:p>
          </table:table-cell>
          <table:table-cell table:style-name="ce39" office:value-type="float" office:value="43.2008674007">
            <text:p>43</text:p>
          </table:table-cell>
          <table:table-cell table:style-name="ce39" office:value-type="float" office:value="42.3845120623">
            <text:p>42</text:p>
          </table:table-cell>
          <table:table-cell table:style-name="ce39" office:value-type="float" office:value="42.2742650065">
            <text:p>42</text:p>
          </table:table-cell>
          <table:table-cell table:style-name="ce39" office:value-type="float" office:value="40.2080087559">
            <text:p>40</text:p>
          </table:table-cell>
          <table:table-cell table:style-name="ce39" office:value-type="float" office:value="23.0199692996">
            <text:p>23</text:p>
          </table:table-cell>
          <table:table-cell table:style-name="ce39" office:value-type="float" office:value="13.7227035204">
            <text:p>14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06:00-07:00</text:p>
          </table:table-cell>
          <table:table-cell table:style-name="ce39" office:value-type="float" office:value="109.476404652">
            <text:p>109</text:p>
          </table:table-cell>
          <table:table-cell table:style-name="ce39" office:value-type="float" office:value="107.843873677">
            <text:p>108</text:p>
          </table:table-cell>
          <table:table-cell table:style-name="ce39" office:value-type="float" office:value="105.840453156">
            <text:p>106</text:p>
          </table:table-cell>
          <table:table-cell table:style-name="ce39" office:value-type="float" office:value="104.933573035">
            <text:p>105</text:p>
          </table:table-cell>
          <table:table-cell table:style-name="ce39" office:value-type="float" office:value="94.4186065896">
            <text:p>94</text:p>
          </table:table-cell>
          <table:table-cell table:style-name="ce39" office:value-type="float" office:value="39.4385092497">
            <text:p>39</text:p>
          </table:table-cell>
          <table:table-cell table:style-name="ce39" office:value-type="float" office:value="22.8163185588">
            <text:p>23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07:00-08:00</text:p>
          </table:table-cell>
          <table:table-cell table:style-name="ce39" office:value-type="float" office:value="178.104298398">
            <text:p>178</text:p>
          </table:table-cell>
          <table:table-cell table:style-name="ce39" office:value-type="float" office:value="189.076471154">
            <text:p>189</text:p>
          </table:table-cell>
          <table:table-cell table:style-name="ce39" office:value-type="float" office:value="188.526329061">
            <text:p>189</text:p>
          </table:table-cell>
          <table:table-cell table:style-name="ce39" office:value-type="float" office:value="186.17337356">
            <text:p>186</text:p>
          </table:table-cell>
          <table:table-cell table:style-name="ce39" office:value-type="float" office:value="168.375781916">
            <text:p>168</text:p>
          </table:table-cell>
          <table:table-cell table:style-name="ce39" office:value-type="float" office:value="62.5309865313">
            <text:p>63</text:p>
          </table:table-cell>
          <table:table-cell table:style-name="ce39" office:value-type="float" office:value="35.3140697673">
            <text:p>35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08:00-09:00</text:p>
          </table:table-cell>
          <table:table-cell table:style-name="ce39" office:value-type="float" office:value="183.705259153">
            <text:p>184</text:p>
          </table:table-cell>
          <table:table-cell table:style-name="ce39" office:value-type="float" office:value="197.004660103">
            <text:p>197</text:p>
          </table:table-cell>
          <table:table-cell table:style-name="ce39" office:value-type="float" office:value="198.245486074">
            <text:p>198</text:p>
          </table:table-cell>
          <table:table-cell table:style-name="ce39" office:value-type="float" office:value="196.503861129">
            <text:p>197</text:p>
          </table:table-cell>
          <table:table-cell table:style-name="ce39" office:value-type="float" office:value="177.527620339">
            <text:p>178</text:p>
          </table:table-cell>
          <table:table-cell table:style-name="ce39" office:value-type="float" office:value="93.2010254422">
            <text:p>93</text:p>
          </table:table-cell>
          <table:table-cell table:style-name="ce39" office:value-type="float" office:value="52.6517445976">
            <text:p>53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09:00-10:00</text:p>
          </table:table-cell>
          <table:table-cell table:style-name="ce39" office:value-type="float" office:value="151.11633727">
            <text:p>151</text:p>
          </table:table-cell>
          <table:table-cell table:style-name="ce39" office:value-type="float" office:value="156.891833402">
            <text:p>157</text:p>
          </table:table-cell>
          <table:table-cell table:style-name="ce39" office:value-type="float" office:value="157.872301411">
            <text:p>158</text:p>
          </table:table-cell>
          <table:table-cell table:style-name="ce39" office:value-type="float" office:value="157.301478635">
            <text:p>157</text:p>
          </table:table-cell>
          <table:table-cell table:style-name="ce39" office:value-type="float" office:value="149.423995545">
            <text:p>149</text:p>
          </table:table-cell>
          <table:table-cell table:style-name="ce39" office:value-type="float" office:value="125.308764668">
            <text:p>125</text:p>
          </table:table-cell>
          <table:table-cell table:style-name="ce39" office:value-type="float" office:value="87.6529834771">
            <text:p>88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10:00-11:00</text:p>
          </table:table-cell>
          <table:table-cell table:style-name="ce39" office:value-type="float" office:value="147.85319214">
            <text:p>148</text:p>
          </table:table-cell>
          <table:table-cell table:style-name="ce39" office:value-type="float" office:value="141.186959099">
            <text:p>141</text:p>
          </table:table-cell>
          <table:table-cell table:style-name="ce39" office:value-type="float" office:value="143.40982547">
            <text:p>143</text:p>
          </table:table-cell>
          <table:table-cell table:style-name="ce39" office:value-type="float" office:value="144.701117698">
            <text:p>145</text:p>
          </table:table-cell>
          <table:table-cell table:style-name="ce39" office:value-type="float" office:value="153.675859994">
            <text:p>154</text:p>
          </table:table-cell>
          <table:table-cell table:style-name="ce39" office:value-type="float" office:value="155.729235072">
            <text:p>156</text:p>
          </table:table-cell>
          <table:table-cell table:style-name="ce39" office:value-type="float" office:value="126.395389257">
            <text:p>126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11:00-12:00</text:p>
          </table:table-cell>
          <table:table-cell table:style-name="ce39" office:value-type="float" office:value="152.251917886">
            <text:p>152</text:p>
          </table:table-cell>
          <table:table-cell table:style-name="ce39" office:value-type="float" office:value="140.334393847">
            <text:p>140</text:p>
          </table:table-cell>
          <table:table-cell table:style-name="ce39" office:value-type="float" office:value="142.956063444">
            <text:p>143</text:p>
          </table:table-cell>
          <table:table-cell table:style-name="ce39" office:value-type="float" office:value="146.311006246">
            <text:p>146</text:p>
          </table:table-cell>
          <table:table-cell table:style-name="ce39" office:value-type="float" office:value="165.394064783">
            <text:p>165</text:p>
          </table:table-cell>
          <table:table-cell table:style-name="ce39" office:value-type="float" office:value="170.341569601">
            <text:p>170</text:p>
          </table:table-cell>
          <table:table-cell table:style-name="ce39" office:value-type="float" office:value="151.26628345">
            <text:p>151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12:00-13:00</text:p>
          </table:table-cell>
          <table:table-cell table:style-name="ce39" office:value-type="float" office:value="151.470065294">
            <text:p>151</text:p>
          </table:table-cell>
          <table:table-cell table:style-name="ce39" office:value-type="float" office:value="141.813609235">
            <text:p>142</text:p>
          </table:table-cell>
          <table:table-cell table:style-name="ce39" office:value-type="float" office:value="145.044333165">
            <text:p>145</text:p>
          </table:table-cell>
          <table:table-cell table:style-name="ce39" office:value-type="float" office:value="149.240280403">
            <text:p>149</text:p>
          </table:table-cell>
          <table:table-cell table:style-name="ce39" office:value-type="float" office:value="174.456920863">
            <text:p>174</text:p>
          </table:table-cell>
          <table:table-cell table:style-name="ce39" office:value-type="float" office:value="167.122009504">
            <text:p>167</text:p>
          </table:table-cell>
          <table:table-cell table:style-name="ce39" office:value-type="float" office:value="157.186649184">
            <text:p>157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13:00-14:00</text:p>
          </table:table-cell>
          <table:table-cell table:style-name="ce39" office:value-type="float" office:value="150.939600548">
            <text:p>151</text:p>
          </table:table-cell>
          <table:table-cell table:style-name="ce39" office:value-type="float" office:value="145.016599187">
            <text:p>145</text:p>
          </table:table-cell>
          <table:table-cell table:style-name="ce39" office:value-type="float" office:value="148.829167604">
            <text:p>149</text:p>
          </table:table-cell>
          <table:table-cell table:style-name="ce39" office:value-type="float" office:value="154.311465269">
            <text:p>154</text:p>
          </table:table-cell>
          <table:table-cell table:style-name="ce39" office:value-type="float" office:value="182.181462744">
            <text:p>182</text:p>
          </table:table-cell>
          <table:table-cell table:style-name="ce39" office:value-type="float" office:value="157.46648812">
            <text:p>157</text:p>
          </table:table-cell>
          <table:table-cell table:style-name="ce39" office:value-type="float" office:value="149.672807666">
            <text:p>150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14:00-15:00</text:p>
          </table:table-cell>
          <table:table-cell table:style-name="ce39" office:value-type="float" office:value="153.633120915">
            <text:p>154</text:p>
          </table:table-cell>
          <table:table-cell table:style-name="ce39" office:value-type="float" office:value="151.875816988">
            <text:p>152</text:p>
          </table:table-cell>
          <table:table-cell table:style-name="ce39" office:value-type="float" office:value="157.13142083">
            <text:p>157</text:p>
          </table:table-cell>
          <table:table-cell table:style-name="ce39" office:value-type="float" office:value="162.966443183">
            <text:p>163</text:p>
          </table:table-cell>
          <table:table-cell table:style-name="ce39" office:value-type="float" office:value="190.846788486">
            <text:p>191</text:p>
          </table:table-cell>
          <table:table-cell table:style-name="ce39" office:value-type="float" office:value="145.745598541">
            <text:p>146</text:p>
          </table:table-cell>
          <table:table-cell table:style-name="ce39" office:value-type="float" office:value="146.545621924">
            <text:p>147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15:00-16:00</text:p>
          </table:table-cell>
          <table:table-cell table:style-name="ce39" office:value-type="float" office:value="164.173889544">
            <text:p>164</text:p>
          </table:table-cell>
          <table:table-cell table:style-name="ce39" office:value-type="float" office:value="168.275658062">
            <text:p>168</text:p>
          </table:table-cell>
          <table:table-cell table:style-name="ce39" office:value-type="float" office:value="174.11267211">
            <text:p>174</text:p>
          </table:table-cell>
          <table:table-cell table:style-name="ce39" office:value-type="float" office:value="179.904970359">
            <text:p>180</text:p>
          </table:table-cell>
          <table:table-cell table:style-name="ce39" office:value-type="float" office:value="201.435612372">
            <text:p>201</text:p>
          </table:table-cell>
          <table:table-cell table:style-name="ce39" office:value-type="float" office:value="138.78111504">
            <text:p>139</text:p>
          </table:table-cell>
          <table:table-cell table:style-name="ce39" office:value-type="float" office:value="150.847982579">
            <text:p>151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16:00-17:00</text:p>
          </table:table-cell>
          <table:table-cell table:style-name="ce39" office:value-type="float" office:value="188.771981425">
            <text:p>189</text:p>
          </table:table-cell>
          <table:table-cell table:style-name="ce39" office:value-type="float" office:value="199.77790817">
            <text:p>200</text:p>
          </table:table-cell>
          <table:table-cell table:style-name="ce39" office:value-type="float" office:value="204.151535564">
            <text:p>204</text:p>
          </table:table-cell>
          <table:table-cell table:style-name="ce39" office:value-type="float" office:value="207.910223391">
            <text:p>208</text:p>
          </table:table-cell>
          <table:table-cell table:style-name="ce39" office:value-type="float" office:value="211.02315279">
            <text:p>211</text:p>
          </table:table-cell>
          <table:table-cell table:style-name="ce39" office:value-type="float" office:value="137.842066883">
            <text:p>138</text:p>
          </table:table-cell>
          <table:table-cell table:style-name="ce39" office:value-type="float" office:value="158.137271719">
            <text:p>158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17:00-18:00</text:p>
          </table:table-cell>
          <table:table-cell table:style-name="ce39" office:value-type="float" office:value="195.902114669">
            <text:p>196</text:p>
          </table:table-cell>
          <table:table-cell table:style-name="ce39" office:value-type="float" office:value="207.772766487">
            <text:p>208</text:p>
          </table:table-cell>
          <table:table-cell table:style-name="ce39" office:value-type="float" office:value="211.843102165">
            <text:p>212</text:p>
          </table:table-cell>
          <table:table-cell table:style-name="ce39" office:value-type="float" office:value="213.37793526">
            <text:p>213</text:p>
          </table:table-cell>
          <table:table-cell table:style-name="ce39" office:value-type="float" office:value="204.267158699">
            <text:p>204</text:p>
          </table:table-cell>
          <table:table-cell table:style-name="ce39" office:value-type="float" office:value="136.15247663">
            <text:p>136</text:p>
          </table:table-cell>
          <table:table-cell table:style-name="ce39" office:value-type="float" office:value="150.216869848">
            <text:p>150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18:00-19:00</text:p>
          </table:table-cell>
          <table:table-cell table:style-name="ce39" office:value-type="float" office:value="147.855034083">
            <text:p>148</text:p>
          </table:table-cell>
          <table:table-cell table:style-name="ce39" office:value-type="float" office:value="157.955473395">
            <text:p>158</text:p>
          </table:table-cell>
          <table:table-cell table:style-name="ce39" office:value-type="float" office:value="163.765532173">
            <text:p>164</text:p>
          </table:table-cell>
          <table:table-cell table:style-name="ce39" office:value-type="float" office:value="169.69564673">
            <text:p>170</text:p>
          </table:table-cell>
          <table:table-cell table:style-name="ce39" office:value-type="float" office:value="168.715373397">
            <text:p>169</text:p>
          </table:table-cell>
          <table:table-cell table:style-name="ce39" office:value-type="float" office:value="115.583512204">
            <text:p>116</text:p>
          </table:table-cell>
          <table:table-cell table:style-name="ce39" office:value-type="float" office:value="131.929710594">
            <text:p>132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19:00-20:00</text:p>
          </table:table-cell>
          <table:table-cell table:style-name="ce39" office:value-type="float" office:value="96.301102772">
            <text:p>96</text:p>
          </table:table-cell>
          <table:table-cell table:style-name="ce39" office:value-type="float" office:value="101.225201713">
            <text:p>101</text:p>
          </table:table-cell>
          <table:table-cell table:style-name="ce39" office:value-type="float" office:value="107.68073439">
            <text:p>108</text:p>
          </table:table-cell>
          <table:table-cell table:style-name="ce39" office:value-type="float" office:value="116.37419844">
            <text:p>116</text:p>
          </table:table-cell>
          <table:table-cell table:style-name="ce39" office:value-type="float" office:value="128.131308669">
            <text:p>128</text:p>
          </table:table-cell>
          <table:table-cell table:style-name="ce39" office:value-type="float" office:value="87.2624233657">
            <text:p>87</text:p>
          </table:table-cell>
          <table:table-cell table:style-name="ce39" office:value-type="float" office:value="109.722641047">
            <text:p>110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20:00-21:00</text:p>
          </table:table-cell>
          <table:table-cell table:style-name="ce39" office:value-type="float" office:value="67.925514276">
            <text:p>68</text:p>
          </table:table-cell>
          <table:table-cell table:style-name="ce39" office:value-type="float" office:value="68.7368978646">
            <text:p>69</text:p>
          </table:table-cell>
          <table:table-cell table:style-name="ce39" office:value-type="float" office:value="74.2104200917">
            <text:p>74</text:p>
          </table:table-cell>
          <table:table-cell table:style-name="ce39" office:value-type="float" office:value="82.0500909274">
            <text:p>82</text:p>
          </table:table-cell>
          <table:table-cell table:style-name="ce39" office:value-type="float" office:value="91.7763461615">
            <text:p>92</text:p>
          </table:table-cell>
          <table:table-cell table:style-name="ce39" office:value-type="float" office:value="62.2957580021">
            <text:p>62</text:p>
          </table:table-cell>
          <table:table-cell table:style-name="ce39" office:value-type="float" office:value="86.4083538179">
            <text:p>86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21:00-22:00</text:p>
          </table:table-cell>
          <table:table-cell table:style-name="ce39" office:value-type="float" office:value="50.7145142413">
            <text:p>51</text:p>
          </table:table-cell>
          <table:table-cell table:style-name="ce39" office:value-type="float" office:value="52.3550419466">
            <text:p>52</text:p>
          </table:table-cell>
          <table:table-cell table:style-name="ce39" office:value-type="float" office:value="55.4056747209">
            <text:p>55</text:p>
          </table:table-cell>
          <table:table-cell table:style-name="ce39" office:value-type="float" office:value="61.0526990383">
            <text:p>61</text:p>
          </table:table-cell>
          <table:table-cell table:style-name="ce39" office:value-type="float" office:value="64.609222337">
            <text:p>65</text:p>
          </table:table-cell>
          <table:table-cell table:style-name="ce39" office:value-type="float" office:value="46.7246284613">
            <text:p>47</text:p>
          </table:table-cell>
          <table:table-cell table:style-name="ce39" office:value-type="float" office:value="62.3891563186">
            <text:p>62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22:00-23:00</text:p>
          </table:table-cell>
          <table:table-cell table:style-name="ce39" office:value-type="float" office:value="37.0554700844">
            <text:p>37</text:p>
          </table:table-cell>
          <table:table-cell table:style-name="ce39" office:value-type="float" office:value="40.9820892453">
            <text:p>41</text:p>
          </table:table-cell>
          <table:table-cell table:style-name="ce39" office:value-type="float" office:value="42.377803195">
            <text:p>42</text:p>
          </table:table-cell>
          <table:table-cell table:style-name="ce39" office:value-type="float" office:value="45.0674300233">
            <text:p>45</text:p>
          </table:table-cell>
          <table:table-cell table:style-name="ce39" office:value-type="float" office:value="48.2083180279">
            <text:p>48</text:p>
          </table:table-cell>
          <table:table-cell table:style-name="ce39" office:value-type="float" office:value="39.4925780185">
            <text:p>39</text:p>
          </table:table-cell>
          <table:table-cell table:style-name="ce39" office:value-type="float" office:value="41.2520163278">
            <text:p>41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9">
          <table:table-cell table:style-name="ce35" office:value-type="string">
            <text:p>23:00-00:00</text:p>
          </table:table-cell>
          <table:table-cell table:style-name="ce39" office:value-type="float" office:value="23.2963919242">
            <text:p>23</text:p>
          </table:table-cell>
          <table:table-cell table:style-name="ce39" office:value-type="float" office:value="25.7528556637">
            <text:p>26</text:p>
          </table:table-cell>
          <table:table-cell table:style-name="ce39" office:value-type="float" office:value="26.9600624226">
            <text:p>27</text:p>
          </table:table-cell>
          <table:table-cell table:style-name="ce39" office:value-type="float" office:value="29.258598228">
            <text:p>29</text:p>
          </table:table-cell>
          <table:table-cell table:style-name="ce39" office:value-type="float" office:value="34.0391453792">
            <text:p>34</text:p>
          </table:table-cell>
          <table:table-cell table:style-name="ce39" office:value-type="float" office:value="33.0171083305">
            <text:p>33</text:p>
          </table:table-cell>
          <table:table-cell table:style-name="ce39" office:value-type="float" office:value="26.5334353683">
            <text:p>27</text:p>
          </table:table-cell>
          <table:table-cell table:style-name="ce23"/>
          <table:table-cell table:style-name="ce49"/>
          <table:table-cell table:style-name="ce23" table:number-columns-repeated="1014"/>
        </table:table-row>
        <table:table-row table:style-name="ro10">
          <table:table-cell table:style-name="ce36"/>
          <table:table-cell table:style-name="ce40" table:number-columns-repeated="6"/>
          <table:table-cell table:style-name="ce45"/>
          <table:table-cell table:style-name="ce27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1" table:number-columns-repeated="6"/>
          <table:table-cell table:style-name="ce46" office:value-type="string">
            <text:p>Source: DfT Automatic Traffic Counters</text:p>
          </table:table-cell>
          <table:table-cell table:style-name="ce27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6" table:number-columns-repeated="6"/>
          <table:table-cell table:style-name="ce46" office:value-type="string">
            <text:p>Last updated: June 2012</text:p>
          </table:table-cell>
          <table:table-cell table:style-name="ce28" table:number-columns-repeated="1016"/>
        </table:table-row>
        <table:table-row table:style-name="ro3">
          <table:table-cell table:style-name="ce48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3"/>
          <table:table-cell table:number-columns-repeated="3"/>
          <table:table-cell table:style-name="ce47"/>
          <table:table-cell table:style-name="ce28" table:number-columns-repeated="1016"/>
        </table:table-row>
        <table:table-row table:style-name="ro6">
          <table:table-cell table:style-name="ce37" office:value-type="string">
            <text:p>The figures in this table are not National Statistics.</text:p>
          </table:table-cell>
          <table:table-cell table:style-name="ce30" table:number-columns-repeated="7"/>
          <table:table-cell table:number-columns-repeated="248"/>
          <table:table-cell table:style-name="ce29" table:number-columns-repeated="768"/>
        </table:table-row>
        <table:table-row table:style-name="ro3">
          <table:table-cell/>
          <table:table-cell table:style-name="ce30" table:number-columns-repeated="1023"/>
        </table:table-row>
        <table:table-row table:style-name="ro11">
          <table:table-cell/>
          <table:table-cell table:style-name="ce42" table:number-columns-repeated="7"/>
          <table:table-cell table:style-name="ce30" table:number-columns-repeated="1016"/>
        </table:table-row>
        <table:table-row table:style-name="ro12" table:number-rows-repeated="30">
          <table:table-cell/>
          <table:table-cell table:style-name="ce42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1)'.$A$1:.$H$35" table:range-usable-as="print-range"/>
        </table:named-expressions>
      </table:table>
      <table:table table:name="TRA0307 (2010)" table:style-name="ta6" table:print-ranges="'TRA0307 (2010)'.A1:'TRA0307 (2010)'.H35">
        <table:table-column table:style-name="co4" table:default-cell-style-name="ce29"/>
        <table:table-column table:style-name="co5" table:number-columns-repeated="7" table:default-cell-style-name="ce29"/>
        <table:table-column table:style-name="co6" table:number-columns-repeated="248" table:default-cell-style-name="ce29"/>
        <table:table-column table:style-name="co1" table:number-columns-repeated="768" table:default-cell-style-name="Default"/>
        <table:table-row table:style-name="ro2">
          <table:table-cell table:style-name="ce31" office:value-type="string">
            <text:p>Department for Transport statistics</text:p>
          </table:table-cell>
          <table:table-cell table:style-name="ce26" table:number-columns-repeated="1023"/>
        </table:table-row>
        <table:table-row table:style-name="ro3">
          <table:table-cell table:style-name="ce2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3"/>
          <table:table-cell table:number-columns-repeated="1020"/>
        </table:table-row>
        <table:table-row table:style-name="ro4">
          <table:table-cell table:style-name="ce32" office:value-type="string">
            <text:p>Table TRA0307</text:p>
          </table:table-cell>
          <table:table-cell table:style-name="ce26" table:number-columns-repeated="1023"/>
        </table:table-row>
        <table:table-row table:style-name="ro5">
          <table:table-cell table:style-name="ce32" office:value-type="string">
            <text:p>Traffic distribution by time of day on all roads in Great Britain, 2010</text:p>
          </table:table-cell>
          <table:table-cell table:style-name="ce11" table:number-columns-repeated="7"/>
          <table:table-cell table:style-name="ce26" table:number-columns-repeated="1016"/>
        </table:table-row>
        <table:table-row table:style-name="ro6">
          <table:table-cell table:style-name="ce33" table:number-columns-repeated="7"/>
          <table:table-cell table:style-name="ce44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4" office:value-type="string">
            <text:p>Time of day</text:p>
          </table:table-cell>
          <table:table-cell table:style-name="ce38" office:value-type="string">
            <text:p>Monday</text:p>
          </table:table-cell>
          <table:table-cell table:style-name="ce38" office:value-type="string">
            <text:p>Tuesday</text:p>
          </table:table-cell>
          <table:table-cell table:style-name="ce38" office:value-type="string">
            <text:p>Wednesday</text:p>
          </table:table-cell>
          <table:table-cell table:style-name="ce38" office:value-type="string">
            <text:p>Thursday</text:p>
          </table:table-cell>
          <table:table-cell table:style-name="ce38" office:value-type="string">
            <text:p>Friday</text:p>
          </table:table-cell>
          <table:table-cell table:style-name="ce38" office:value-type="string">
            <text:p>Saturday</text:p>
          </table:table-cell>
          <table:table-cell table:style-name="ce38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5" office:value-type="string">
            <text:p>00:00-01:00</text:p>
          </table:table-cell>
          <table:table-cell table:style-name="ce39" office:value-type="float" office:value="15.9049553479">
            <text:p>16</text:p>
          </table:table-cell>
          <table:table-cell table:style-name="ce39" office:value-type="float" office:value="15.0401300219">
            <text:p>15</text:p>
          </table:table-cell>
          <table:table-cell table:style-name="ce39" office:value-type="float" office:value="15.9314860125">
            <text:p>16</text:p>
          </table:table-cell>
          <table:table-cell table:style-name="ce39" office:value-type="float" office:value="16.7062185911">
            <text:p>17</text:p>
          </table:table-cell>
          <table:table-cell table:style-name="ce39" office:value-type="float" office:value="18.2297825328">
            <text:p>18</text:p>
          </table:table-cell>
          <table:table-cell table:style-name="ce39" office:value-type="float" office:value="23.1386425102">
            <text:p>23</text:p>
          </table:table-cell>
          <table:table-cell table:style-name="ce39" office:value-type="float" office:value="24.1143762364">
            <text:p>24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1:00-02:00</text:p>
          </table:table-cell>
          <table:table-cell table:style-name="ce39" office:value-type="float" office:value="10.3274755149">
            <text:p>10</text:p>
          </table:table-cell>
          <table:table-cell table:style-name="ce39" office:value-type="float" office:value="10.9177479557">
            <text:p>11</text:p>
          </table:table-cell>
          <table:table-cell table:style-name="ce39" office:value-type="float" office:value="11.2828427355">
            <text:p>11</text:p>
          </table:table-cell>
          <table:table-cell table:style-name="ce39" office:value-type="float" office:value="11.8427745038">
            <text:p>12</text:p>
          </table:table-cell>
          <table:table-cell table:style-name="ce39" office:value-type="float" office:value="13.0447352651">
            <text:p>13</text:p>
          </table:table-cell>
          <table:table-cell table:style-name="ce39" office:value-type="float" office:value="15.6236962293">
            <text:p>16</text:p>
          </table:table-cell>
          <table:table-cell table:style-name="ce39" office:value-type="float" office:value="15.4049305328">
            <text:p>15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2:00-03:00</text:p>
          </table:table-cell>
          <table:table-cell table:style-name="ce39" office:value-type="float" office:value="8.3585532702">
            <text:p>8</text:p>
          </table:table-cell>
          <table:table-cell table:style-name="ce39" office:value-type="float" office:value="9.7928663599">
            <text:p>10</text:p>
          </table:table-cell>
          <table:table-cell table:style-name="ce39" office:value-type="float" office:value="10.090031487">
            <text:p>10</text:p>
          </table:table-cell>
          <table:table-cell table:style-name="ce39" office:value-type="float" office:value="10.5466284073">
            <text:p>11</text:p>
          </table:table-cell>
          <table:table-cell table:style-name="ce39" office:value-type="float" office:value="11.3238168309">
            <text:p>11</text:p>
          </table:table-cell>
          <table:table-cell table:style-name="ce39" office:value-type="float" office:value="12.2429027707">
            <text:p>12</text:p>
          </table:table-cell>
          <table:table-cell table:style-name="ce39" office:value-type="float" office:value="10.5899788629">
            <text:p>11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3:00-04:00</text:p>
          </table:table-cell>
          <table:table-cell table:style-name="ce39" office:value-type="float" office:value="10.3926018691">
            <text:p>10</text:p>
          </table:table-cell>
          <table:table-cell table:style-name="ce39" office:value-type="float" office:value="11.3910717399">
            <text:p>11</text:p>
          </table:table-cell>
          <table:table-cell table:style-name="ce39" office:value-type="float" office:value="11.6067243813">
            <text:p>12</text:p>
          </table:table-cell>
          <table:table-cell table:style-name="ce39" office:value-type="float" office:value="11.8582158772">
            <text:p>12</text:p>
          </table:table-cell>
          <table:table-cell table:style-name="ce39" office:value-type="float" office:value="12.3705514771">
            <text:p>12</text:p>
          </table:table-cell>
          <table:table-cell table:style-name="ce39" office:value-type="float" office:value="11.7319900063">
            <text:p>12</text:p>
          </table:table-cell>
          <table:table-cell table:style-name="ce39" office:value-type="float" office:value="8.8764355613">
            <text:p>9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4:00-05:00</text:p>
          </table:table-cell>
          <table:table-cell table:style-name="ce39" office:value-type="float" office:value="20.2813069639">
            <text:p>20</text:p>
          </table:table-cell>
          <table:table-cell table:style-name="ce39" office:value-type="float" office:value="18.1067527085">
            <text:p>18</text:p>
          </table:table-cell>
          <table:table-cell table:style-name="ce39" office:value-type="float" office:value="18.2796434321">
            <text:p>18</text:p>
          </table:table-cell>
          <table:table-cell table:style-name="ce39" office:value-type="float" office:value="18.7615784536">
            <text:p>19</text:p>
          </table:table-cell>
          <table:table-cell table:style-name="ce39" office:value-type="float" office:value="18.3294809535">
            <text:p>18</text:p>
          </table:table-cell>
          <table:table-cell table:style-name="ce39" office:value-type="float" office:value="14.1639056479">
            <text:p>14</text:p>
          </table:table-cell>
          <table:table-cell table:style-name="ce39" office:value-type="float" office:value="9.3773586709">
            <text:p>9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5:00-06:00</text:p>
          </table:table-cell>
          <table:table-cell table:style-name="ce39" office:value-type="float" office:value="48.9770318259">
            <text:p>49</text:p>
          </table:table-cell>
          <table:table-cell table:style-name="ce39" office:value-type="float" office:value="42.3452949335">
            <text:p>42</text:p>
          </table:table-cell>
          <table:table-cell table:style-name="ce39" office:value-type="float" office:value="42.1952642572">
            <text:p>42</text:p>
          </table:table-cell>
          <table:table-cell table:style-name="ce39" office:value-type="float" office:value="41.9587340117">
            <text:p>42</text:p>
          </table:table-cell>
          <table:table-cell table:style-name="ce39" office:value-type="float" office:value="38.5755998442">
            <text:p>39</text:p>
          </table:table-cell>
          <table:table-cell table:style-name="ce39" office:value-type="float" office:value="22.8698356125">
            <text:p>23</text:p>
          </table:table-cell>
          <table:table-cell table:style-name="ce39" office:value-type="float" office:value="13.5768082136">
            <text:p>14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6:00-07:00</text:p>
          </table:table-cell>
          <table:table-cell table:style-name="ce39" office:value-type="float" office:value="111.631821586">
            <text:p>112</text:p>
          </table:table-cell>
          <table:table-cell table:style-name="ce39" office:value-type="float" office:value="104.868097348">
            <text:p>105</text:p>
          </table:table-cell>
          <table:table-cell table:style-name="ce39" office:value-type="float" office:value="104.360777762">
            <text:p>104</text:p>
          </table:table-cell>
          <table:table-cell table:style-name="ce39" office:value-type="float" office:value="102.919634536">
            <text:p>103</text:p>
          </table:table-cell>
          <table:table-cell table:style-name="ce39" office:value-type="float" office:value="90.313214699">
            <text:p>90</text:p>
          </table:table-cell>
          <table:table-cell table:style-name="ce39" office:value-type="float" office:value="39.0812797653">
            <text:p>39</text:p>
          </table:table-cell>
          <table:table-cell table:style-name="ce39" office:value-type="float" office:value="22.2265637937">
            <text:p>22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7:00-08:00</text:p>
          </table:table-cell>
          <table:table-cell table:style-name="ce39" office:value-type="float" office:value="185.069429268">
            <text:p>185</text:p>
          </table:table-cell>
          <table:table-cell table:style-name="ce39" office:value-type="float" office:value="188.657868156">
            <text:p>189</text:p>
          </table:table-cell>
          <table:table-cell table:style-name="ce39" office:value-type="float" office:value="187.611990016">
            <text:p>188</text:p>
          </table:table-cell>
          <table:table-cell table:style-name="ce39" office:value-type="float" office:value="185.411818878">
            <text:p>185</text:p>
          </table:table-cell>
          <table:table-cell table:style-name="ce39" office:value-type="float" office:value="161.691433634">
            <text:p>162</text:p>
          </table:table-cell>
          <table:table-cell table:style-name="ce39" office:value-type="float" office:value="62.5852029093">
            <text:p>63</text:p>
          </table:table-cell>
          <table:table-cell table:style-name="ce39" office:value-type="float" office:value="34.5073188379">
            <text:p>35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8:00-09:00</text:p>
          </table:table-cell>
          <table:table-cell table:style-name="ce39" office:value-type="float" office:value="190.88168922">
            <text:p>191</text:p>
          </table:table-cell>
          <table:table-cell table:style-name="ce39" office:value-type="float" office:value="199.541806163">
            <text:p>200</text:p>
          </table:table-cell>
          <table:table-cell table:style-name="ce39" office:value-type="float" office:value="199.138053743">
            <text:p>199</text:p>
          </table:table-cell>
          <table:table-cell table:style-name="ce39" office:value-type="float" office:value="196.583335042">
            <text:p>197</text:p>
          </table:table-cell>
          <table:table-cell table:style-name="ce39" office:value-type="float" office:value="172.3319797">
            <text:p>172</text:p>
          </table:table-cell>
          <table:table-cell table:style-name="ce39" office:value-type="float" office:value="93.7529878862">
            <text:p>94</text:p>
          </table:table-cell>
          <table:table-cell table:style-name="ce39" office:value-type="float" office:value="52.2066639961">
            <text:p>52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9:00-10:00</text:p>
          </table:table-cell>
          <table:table-cell table:style-name="ce39" office:value-type="float" office:value="153.841690874">
            <text:p>154</text:p>
          </table:table-cell>
          <table:table-cell table:style-name="ce39" office:value-type="float" office:value="159.354013377">
            <text:p>159</text:p>
          </table:table-cell>
          <table:table-cell table:style-name="ce39" office:value-type="float" office:value="160.399086149">
            <text:p>160</text:p>
          </table:table-cell>
          <table:table-cell table:style-name="ce39" office:value-type="float" office:value="159.03973419">
            <text:p>159</text:p>
          </table:table-cell>
          <table:table-cell table:style-name="ce39" office:value-type="float" office:value="144.19032636">
            <text:p>144</text:p>
          </table:table-cell>
          <table:table-cell table:style-name="ce39" office:value-type="float" office:value="126.570227495">
            <text:p>127</text:p>
          </table:table-cell>
          <table:table-cell table:style-name="ce39" office:value-type="float" office:value="86.0924404504">
            <text:p>86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0:00-11:00</text:p>
          </table:table-cell>
          <table:table-cell table:style-name="ce39" office:value-type="float" office:value="149.4431297">
            <text:p>149</text:p>
          </table:table-cell>
          <table:table-cell table:style-name="ce39" office:value-type="float" office:value="142.14097081">
            <text:p>142</text:p>
          </table:table-cell>
          <table:table-cell table:style-name="ce39" office:value-type="float" office:value="143.821571483">
            <text:p>144</text:p>
          </table:table-cell>
          <table:table-cell table:style-name="ce39" office:value-type="float" office:value="144.544342369">
            <text:p>145</text:p>
          </table:table-cell>
          <table:table-cell table:style-name="ce39" office:value-type="float" office:value="149.051904601">
            <text:p>149</text:p>
          </table:table-cell>
          <table:table-cell table:style-name="ce39" office:value-type="float" office:value="156.773801697">
            <text:p>157</text:p>
          </table:table-cell>
          <table:table-cell table:style-name="ce39" office:value-type="float" office:value="125.086028083">
            <text:p>125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1:00-12:00</text:p>
          </table:table-cell>
          <table:table-cell table:style-name="ce39" office:value-type="float" office:value="150.989868998">
            <text:p>151</text:p>
          </table:table-cell>
          <table:table-cell table:style-name="ce39" office:value-type="float" office:value="140.846265083">
            <text:p>141</text:p>
          </table:table-cell>
          <table:table-cell table:style-name="ce39" office:value-type="float" office:value="142.458316589">
            <text:p>142</text:p>
          </table:table-cell>
          <table:table-cell table:style-name="ce39" office:value-type="float" office:value="146.199481037">
            <text:p>146</text:p>
          </table:table-cell>
          <table:table-cell table:style-name="ce39" office:value-type="float" office:value="162.080486929">
            <text:p>162</text:p>
          </table:table-cell>
          <table:table-cell table:style-name="ce39" office:value-type="float" office:value="172.177229909">
            <text:p>172</text:p>
          </table:table-cell>
          <table:table-cell table:style-name="ce39" office:value-type="float" office:value="150.214207149">
            <text:p>150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2:00-13:00</text:p>
          </table:table-cell>
          <table:table-cell table:style-name="ce39" office:value-type="float" office:value="151.396223375">
            <text:p>151</text:p>
          </table:table-cell>
          <table:table-cell table:style-name="ce39" office:value-type="float" office:value="143.216972793">
            <text:p>143</text:p>
          </table:table-cell>
          <table:table-cell table:style-name="ce39" office:value-type="float" office:value="145.315450793">
            <text:p>145</text:p>
          </table:table-cell>
          <table:table-cell table:style-name="ce39" office:value-type="float" office:value="150.131827344">
            <text:p>150</text:p>
          </table:table-cell>
          <table:table-cell table:style-name="ce39" office:value-type="float" office:value="171.86451704">
            <text:p>172</text:p>
          </table:table-cell>
          <table:table-cell table:style-name="ce39" office:value-type="float" office:value="168.926487817">
            <text:p>169</text:p>
          </table:table-cell>
          <table:table-cell table:style-name="ce39" office:value-type="float" office:value="155.658723902">
            <text:p>156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3:00-14:00</text:p>
          </table:table-cell>
          <table:table-cell table:style-name="ce39" office:value-type="float" office:value="150.579534246">
            <text:p>151</text:p>
          </table:table-cell>
          <table:table-cell table:style-name="ce39" office:value-type="float" office:value="147.474346846">
            <text:p>147</text:p>
          </table:table-cell>
          <table:table-cell table:style-name="ce39" office:value-type="float" office:value="150.071517707">
            <text:p>150</text:p>
          </table:table-cell>
          <table:table-cell table:style-name="ce39" office:value-type="float" office:value="155.749420675">
            <text:p>156</text:p>
          </table:table-cell>
          <table:table-cell table:style-name="ce39" office:value-type="float" office:value="180.607875554">
            <text:p>181</text:p>
          </table:table-cell>
          <table:table-cell table:style-name="ce39" office:value-type="float" office:value="157.324564666">
            <text:p>157</text:p>
          </table:table-cell>
          <table:table-cell table:style-name="ce39" office:value-type="float" office:value="149.959974306">
            <text:p>150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4:00-15:00</text:p>
          </table:table-cell>
          <table:table-cell table:style-name="ce39" office:value-type="float" office:value="155.920886517">
            <text:p>156</text:p>
          </table:table-cell>
          <table:table-cell table:style-name="ce39" office:value-type="float" office:value="154.842871116">
            <text:p>155</text:p>
          </table:table-cell>
          <table:table-cell table:style-name="ce39" office:value-type="float" office:value="158.197180374">
            <text:p>158</text:p>
          </table:table-cell>
          <table:table-cell table:style-name="ce39" office:value-type="float" office:value="163.854267688">
            <text:p>164</text:p>
          </table:table-cell>
          <table:table-cell table:style-name="ce39" office:value-type="float" office:value="189.008694547">
            <text:p>189</text:p>
          </table:table-cell>
          <table:table-cell table:style-name="ce39" office:value-type="float" office:value="146.590099772">
            <text:p>147</text:p>
          </table:table-cell>
          <table:table-cell table:style-name="ce39" office:value-type="float" office:value="147.138322736">
            <text:p>147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5:00-16:00</text:p>
          </table:table-cell>
          <table:table-cell table:style-name="ce39" office:value-type="float" office:value="167.244539703">
            <text:p>167</text:p>
          </table:table-cell>
          <table:table-cell table:style-name="ce39" office:value-type="float" office:value="170.897222139">
            <text:p>171</text:p>
          </table:table-cell>
          <table:table-cell table:style-name="ce39" office:value-type="float" office:value="175.471399896">
            <text:p>175</text:p>
          </table:table-cell>
          <table:table-cell table:style-name="ce39" office:value-type="float" office:value="180.462277906">
            <text:p>180</text:p>
          </table:table-cell>
          <table:table-cell table:style-name="ce39" office:value-type="float" office:value="199.295486728">
            <text:p>199</text:p>
          </table:table-cell>
          <table:table-cell table:style-name="ce39" office:value-type="float" office:value="140.03447011">
            <text:p>140</text:p>
          </table:table-cell>
          <table:table-cell table:style-name="ce39" office:value-type="float" office:value="151.489630519">
            <text:p>151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6:00-17:00</text:p>
          </table:table-cell>
          <table:table-cell table:style-name="ce39" office:value-type="float" office:value="191.202163542">
            <text:p>191</text:p>
          </table:table-cell>
          <table:table-cell table:style-name="ce39" office:value-type="float" office:value="201.402050256">
            <text:p>201</text:p>
          </table:table-cell>
          <table:table-cell table:style-name="ce39" office:value-type="float" office:value="204.974242404">
            <text:p>205</text:p>
          </table:table-cell>
          <table:table-cell table:style-name="ce39" office:value-type="float" office:value="210.153917145">
            <text:p>210</text:p>
          </table:table-cell>
          <table:table-cell table:style-name="ce39" office:value-type="float" office:value="206.12132596">
            <text:p>206</text:p>
          </table:table-cell>
          <table:table-cell table:style-name="ce39" office:value-type="float" office:value="138.81560832">
            <text:p>139</text:p>
          </table:table-cell>
          <table:table-cell table:style-name="ce39" office:value-type="float" office:value="158.489451344">
            <text:p>158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7:00-18:00</text:p>
          </table:table-cell>
          <table:table-cell table:style-name="ce39" office:value-type="float" office:value="198.600796168">
            <text:p>199</text:p>
          </table:table-cell>
          <table:table-cell table:style-name="ce39" office:value-type="float" office:value="209.058617318">
            <text:p>209</text:p>
          </table:table-cell>
          <table:table-cell table:style-name="ce39" office:value-type="float" office:value="210.146901155">
            <text:p>210</text:p>
          </table:table-cell>
          <table:table-cell table:style-name="ce39" office:value-type="float" office:value="210.290163647">
            <text:p>210</text:p>
          </table:table-cell>
          <table:table-cell table:style-name="ce39" office:value-type="float" office:value="199.672429119">
            <text:p>200</text:p>
          </table:table-cell>
          <table:table-cell table:style-name="ce39" office:value-type="float" office:value="136.965291931">
            <text:p>137</text:p>
          </table:table-cell>
          <table:table-cell table:style-name="ce39" office:value-type="float" office:value="149.407693529">
            <text:p>149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8:00-19:00</text:p>
          </table:table-cell>
          <table:table-cell table:style-name="ce39" office:value-type="float" office:value="148.786244072">
            <text:p>149</text:p>
          </table:table-cell>
          <table:table-cell table:style-name="ce39" office:value-type="float" office:value="159.21923822">
            <text:p>159</text:p>
          </table:table-cell>
          <table:table-cell table:style-name="ce39" office:value-type="float" office:value="163.377381702">
            <text:p>163</text:p>
          </table:table-cell>
          <table:table-cell table:style-name="ce39" office:value-type="float" office:value="168.165508438">
            <text:p>168</text:p>
          </table:table-cell>
          <table:table-cell table:style-name="ce39" office:value-type="float" office:value="163.935521849">
            <text:p>164</text:p>
          </table:table-cell>
          <table:table-cell table:style-name="ce39" office:value-type="float" office:value="117.727942615">
            <text:p>118</text:p>
          </table:table-cell>
          <table:table-cell table:style-name="ce39" office:value-type="float" office:value="129.744506137">
            <text:p>130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9:00-20:00</text:p>
          </table:table-cell>
          <table:table-cell table:style-name="ce39" office:value-type="float" office:value="95.5497318477">
            <text:p>96</text:p>
          </table:table-cell>
          <table:table-cell table:style-name="ce39" office:value-type="float" office:value="101.829383743">
            <text:p>102</text:p>
          </table:table-cell>
          <table:table-cell table:style-name="ce39" office:value-type="float" office:value="106.938263582">
            <text:p>107</text:p>
          </table:table-cell>
          <table:table-cell table:style-name="ce39" office:value-type="float" office:value="114.712538205">
            <text:p>115</text:p>
          </table:table-cell>
          <table:table-cell table:style-name="ce39" office:value-type="float" office:value="124.932119895">
            <text:p>125</text:p>
          </table:table-cell>
          <table:table-cell table:style-name="ce39" office:value-type="float" office:value="88.9348921854">
            <text:p>89</text:p>
          </table:table-cell>
          <table:table-cell table:style-name="ce39" office:value-type="float" office:value="107.388402075">
            <text:p>107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0:00-21:00</text:p>
          </table:table-cell>
          <table:table-cell table:style-name="ce39" office:value-type="float" office:value="66.435819901">
            <text:p>66</text:p>
          </table:table-cell>
          <table:table-cell table:style-name="ce39" office:value-type="float" office:value="68.577462503">
            <text:p>69</text:p>
          </table:table-cell>
          <table:table-cell table:style-name="ce39" office:value-type="float" office:value="72.9617284037">
            <text:p>73</text:p>
          </table:table-cell>
          <table:table-cell table:style-name="ce39" office:value-type="float" office:value="81.4108855199">
            <text:p>81</text:p>
          </table:table-cell>
          <table:table-cell table:style-name="ce39" office:value-type="float" office:value="89.2587758767">
            <text:p>89</text:p>
          </table:table-cell>
          <table:table-cell table:style-name="ce39" office:value-type="float" office:value="62.391295191">
            <text:p>62</text:p>
          </table:table-cell>
          <table:table-cell table:style-name="ce39" office:value-type="float" office:value="84.4456032625">
            <text:p>84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1:00-22:00</text:p>
          </table:table-cell>
          <table:table-cell table:style-name="ce39" office:value-type="float" office:value="50.6304203689">
            <text:p>51</text:p>
          </table:table-cell>
          <table:table-cell table:style-name="ce39" office:value-type="float" office:value="52.9796309613">
            <text:p>53</text:p>
          </table:table-cell>
          <table:table-cell table:style-name="ce39" office:value-type="float" office:value="55.1294976047">
            <text:p>55</text:p>
          </table:table-cell>
          <table:table-cell table:style-name="ce39" office:value-type="float" office:value="60.8941014834">
            <text:p>61</text:p>
          </table:table-cell>
          <table:table-cell table:style-name="ce39" office:value-type="float" office:value="63.426354346">
            <text:p>63</text:p>
          </table:table-cell>
          <table:table-cell table:style-name="ce39" office:value-type="float" office:value="47.3432663723">
            <text:p>47</text:p>
          </table:table-cell>
          <table:table-cell table:style-name="ce39" office:value-type="float" office:value="61.9061541872">
            <text:p>62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2:00-23:00</text:p>
          </table:table-cell>
          <table:table-cell table:style-name="ce39" office:value-type="float" office:value="37.2713556545">
            <text:p>37</text:p>
          </table:table-cell>
          <table:table-cell table:style-name="ce39" office:value-type="float" office:value="41.7906600054">
            <text:p>42</text:p>
          </table:table-cell>
          <table:table-cell table:style-name="ce39" office:value-type="float" office:value="43.0212460882">
            <text:p>43</text:p>
          </table:table-cell>
          <table:table-cell table:style-name="ce39" office:value-type="float" office:value="44.9318566268">
            <text:p>45</text:p>
          </table:table-cell>
          <table:table-cell table:style-name="ce39" office:value-type="float" office:value="46.7256760171">
            <text:p>47</text:p>
          </table:table-cell>
          <table:table-cell table:style-name="ce39" office:value-type="float" office:value="40.0069568025">
            <text:p>40</text:p>
          </table:table-cell>
          <table:table-cell table:style-name="ce39" office:value-type="float" office:value="41.6502782515">
            <text:p>42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3:00-00:00</text:p>
          </table:table-cell>
          <table:table-cell table:style-name="ce39" office:value-type="float" office:value="23.5348213787">
            <text:p>24</text:p>
          </table:table-cell>
          <table:table-cell table:style-name="ce39" office:value-type="float" office:value="26.2157969259">
            <text:p>26</text:p>
          </table:table-cell>
          <table:table-cell table:style-name="ce39" office:value-type="float" office:value="27.4506886273">
            <text:p>27</text:p>
          </table:table-cell>
          <table:table-cell table:style-name="ce39" office:value-type="float" office:value="29.1736020702">
            <text:p>29</text:p>
          </table:table-cell>
          <table:table-cell table:style-name="ce39" office:value-type="float" office:value="33.3183734119">
            <text:p>33</text:p>
          </table:table-cell>
          <table:table-cell table:style-name="ce39" office:value-type="float" office:value="33.1959327099">
            <text:p>33</text:p>
          </table:table-cell>
          <table:table-cell table:style-name="ce39" office:value-type="float" office:value="26.4915578623">
            <text:p>26</text:p>
          </table:table-cell>
          <table:table-cell table:style-name="ce23" table:number-columns-repeated="1016"/>
        </table:table-row>
        <table:table-row table:style-name="ro10">
          <table:table-cell table:style-name="ce36"/>
          <table:table-cell table:style-name="ce40" table:number-columns-repeated="6"/>
          <table:table-cell table:style-name="ce45"/>
          <table:table-cell table:style-name="ce27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1" table:number-columns-repeated="6"/>
          <table:table-cell table:style-name="ce46" office:value-type="string">
            <text:p>Source: DfT Automatic Traffic Counters</text:p>
          </table:table-cell>
          <table:table-cell table:style-name="ce27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6" table:number-columns-repeated="6"/>
          <table:table-cell table:style-name="ce46" office:value-type="string">
            <text:p>Last updated: June 2011</text:p>
          </table:table-cell>
          <table:table-cell table:style-name="ce28" table:number-columns-repeated="1016"/>
        </table:table-row>
        <table:table-row table:style-name="ro3">
          <table:table-cell table:style-name="ce48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3"/>
          <table:table-cell table:number-columns-repeated="3"/>
          <table:table-cell table:style-name="ce47"/>
          <table:table-cell table:style-name="ce28" table:number-columns-repeated="1016"/>
        </table:table-row>
        <table:table-row table:style-name="ro6">
          <table:table-cell table:style-name="ce37" office:value-type="string">
            <text:p>The figures in this table are not National Statistics.</text:p>
          </table:table-cell>
          <table:table-cell table:style-name="ce30" table:number-columns-repeated="7"/>
          <table:table-cell table:number-columns-repeated="248"/>
          <table:table-cell table:style-name="ce29" table:number-columns-repeated="768"/>
        </table:table-row>
        <table:table-row table:style-name="ro3">
          <table:table-cell/>
          <table:table-cell table:style-name="ce30" table:number-columns-repeated="1023"/>
        </table:table-row>
        <table:table-row table:style-name="ro11">
          <table:table-cell/>
          <table:table-cell table:style-name="ce42" table:number-columns-repeated="7"/>
          <table:table-cell table:style-name="ce30" table:number-columns-repeated="1016"/>
        </table:table-row>
        <table:table-row table:style-name="ro12" table:number-rows-repeated="30">
          <table:table-cell/>
          <table:table-cell table:style-name="ce42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0)'.$A$1:.$H$35" table:range-usable-as="print-range"/>
        </table:named-expressions>
      </table:table>
      <table:table table:name="TRA0307 (2009)" table:style-name="ta7" table:print-ranges="'TRA0307 (2009)'.A1:'TRA0307 (2009)'.H35">
        <table:table-column table:style-name="co4" table:default-cell-style-name="ce29"/>
        <table:table-column table:style-name="co5" table:number-columns-repeated="7" table:default-cell-style-name="ce29"/>
        <table:table-column table:style-name="co6" table:number-columns-repeated="248" table:default-cell-style-name="ce29"/>
        <table:table-column table:style-name="co1" table:number-columns-repeated="768" table:default-cell-style-name="Default"/>
        <table:table-row table:style-name="ro2">
          <table:table-cell table:style-name="ce31" office:value-type="string">
            <text:p>Department for Transport statistics</text:p>
          </table:table-cell>
          <table:table-cell table:style-name="ce26" table:number-columns-repeated="1023"/>
        </table:table-row>
        <table:table-row table:style-name="ro3">
          <table:table-cell table:style-name="ce2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3"/>
          <table:table-cell table:number-columns-repeated="1020"/>
        </table:table-row>
        <table:table-row table:style-name="ro4">
          <table:table-cell table:style-name="ce32" office:value-type="string">
            <text:p>Table TRA0307</text:p>
          </table:table-cell>
          <table:table-cell table:style-name="ce26" table:number-columns-repeated="1023"/>
        </table:table-row>
        <table:table-row table:style-name="ro5">
          <table:table-cell table:style-name="ce32" office:value-type="string">
            <text:p>Traffic distribution by time of day on all roads in Great Britain, 2009</text:p>
          </table:table-cell>
          <table:table-cell table:style-name="ce11" table:number-columns-repeated="7"/>
          <table:table-cell table:style-name="ce26" table:number-columns-repeated="1016"/>
        </table:table-row>
        <table:table-row table:style-name="ro6">
          <table:table-cell table:style-name="ce33" table:number-columns-repeated="7"/>
          <table:table-cell table:style-name="ce44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4" office:value-type="string">
            <text:p>Time of day</text:p>
          </table:table-cell>
          <table:table-cell table:style-name="ce38" office:value-type="string">
            <text:p>Monday</text:p>
          </table:table-cell>
          <table:table-cell table:style-name="ce38" office:value-type="string">
            <text:p>Tuesday</text:p>
          </table:table-cell>
          <table:table-cell table:style-name="ce38" office:value-type="string">
            <text:p>Wednesday</text:p>
          </table:table-cell>
          <table:table-cell table:style-name="ce38" office:value-type="string">
            <text:p>Thursday</text:p>
          </table:table-cell>
          <table:table-cell table:style-name="ce38" office:value-type="string">
            <text:p>Friday</text:p>
          </table:table-cell>
          <table:table-cell table:style-name="ce38" office:value-type="string">
            <text:p>Saturday</text:p>
          </table:table-cell>
          <table:table-cell table:style-name="ce38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5" office:value-type="string">
            <text:p>00:00-01:00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25">
            <text:p>25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01:00-02:00</text:p>
          </table:table-cell>
          <table:table-cell table:style-name="ce39" office:value-type="float" office:value="10">
            <text:p>10</text:p>
          </table:table-cell>
          <table:table-cell table:number-columns-repeated="2"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number-columns-repeated="2" table:style-name="ce39" office:value-type="float" office:value="16">
            <text:p>16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02:00-03:00</text:p>
          </table:table-cell>
          <table:table-cell table:style-name="ce39" office:value-type="float" office:value="8">
            <text:p>8</text:p>
          </table:table-cell>
          <table:table-cell table:number-columns-repeated="3" table:style-name="ce39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1">
            <text:p>11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03:00-04:00</text:p>
          </table:table-cell>
          <table:table-cell table:style-name="ce39" office:value-type="float" office:value="10">
            <text:p>10</text:p>
          </table:table-cell>
          <table:table-cell table:number-columns-repeated="3" table:style-name="ce39" office:value-type="float" office:value="11">
            <text:p>11</text:p>
          </table:table-cell>
          <table:table-cell table:number-columns-repeated="2" table:style-name="ce39" office:value-type="float" office:value="12">
            <text:p>12</text:p>
          </table:table-cell>
          <table:table-cell table:style-name="ce39" office:value-type="float" office:value="9">
            <text:p>9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04:00-05:00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17">
            <text:p>17</text:p>
          </table:table-cell>
          <table:table-cell table:number-columns-repeated="3" table:style-name="ce39" office:value-type="float" office:value="18">
            <text:p>18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9">
            <text:p>9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05:00-06:00</text:p>
          </table:table-cell>
          <table:table-cell table:style-name="ce39" office:value-type="float" office:value="47">
            <text:p>47</text:p>
          </table:table-cell>
          <table:table-cell table:style-name="ce39" office:value-type="float" office:value="41">
            <text:p>41</text:p>
          </table:table-cell>
          <table:table-cell table:number-columns-repeated="2" table:style-name="ce39" office:value-type="float" office:value="40">
            <text:p>40</text:p>
          </table:table-cell>
          <table:table-cell table:style-name="ce39" office:value-type="float" office:value="38">
            <text:p>38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13">
            <text:p>13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06:00-07:00</text:p>
          </table:table-cell>
          <table:table-cell table:style-name="ce39" office:value-type="float" office:value="107">
            <text:p>107</text:p>
          </table:table-cell>
          <table:table-cell table:style-name="ce39" office:value-type="float" office:value="102">
            <text:p>102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98">
            <text:p>98</text:p>
          </table:table-cell>
          <table:table-cell table:style-name="ce39" office:value-type="float" office:value="91">
            <text:p>91</text:p>
          </table:table-cell>
          <table:table-cell table:style-name="ce39" office:value-type="float" office:value="38">
            <text:p>38</text:p>
          </table:table-cell>
          <table:table-cell table:style-name="ce39" office:value-type="float" office:value="22">
            <text:p>22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07:00-08:00</text:p>
          </table:table-cell>
          <table:table-cell table:style-name="ce39" office:value-type="float" office:value="182">
            <text:p>182</text:p>
          </table:table-cell>
          <table:table-cell table:style-name="ce39" office:value-type="float" office:value="186">
            <text:p>186</text:p>
          </table:table-cell>
          <table:table-cell table:style-name="ce39" office:value-type="float" office:value="184">
            <text:p>184</text:p>
          </table:table-cell>
          <table:table-cell table:style-name="ce39" office:value-type="float" office:value="180">
            <text:p>180</text:p>
          </table:table-cell>
          <table:table-cell table:style-name="ce39" office:value-type="float" office:value="167">
            <text:p>167</text:p>
          </table:table-cell>
          <table:table-cell table:style-name="ce39" office:value-type="float" office:value="62">
            <text:p>62</text:p>
          </table:table-cell>
          <table:table-cell table:style-name="ce39" office:value-type="float" office:value="34">
            <text:p>34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08:00-09:00</text:p>
          </table:table-cell>
          <table:table-cell table:style-name="ce39" office:value-type="float" office:value="188">
            <text:p>188</text:p>
          </table:table-cell>
          <table:table-cell table:style-name="ce39" office:value-type="float" office:value="198">
            <text:p>198</text:p>
          </table:table-cell>
          <table:table-cell table:style-name="ce39" office:value-type="float" office:value="197">
            <text:p>197</text:p>
          </table:table-cell>
          <table:table-cell table:style-name="ce39" office:value-type="float" office:value="191">
            <text:p>191</text:p>
          </table:table-cell>
          <table:table-cell table:style-name="ce39" office:value-type="float" office:value="178">
            <text:p>178</text:p>
          </table:table-cell>
          <table:table-cell table:style-name="ce39" office:value-type="float" office:value="94">
            <text:p>94</text:p>
          </table:table-cell>
          <table:table-cell table:style-name="ce39" office:value-type="float" office:value="52">
            <text:p>52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09:00-10:00</text:p>
          </table:table-cell>
          <table:table-cell table:style-name="ce39" office:value-type="float" office:value="152">
            <text:p>152</text:p>
          </table:table-cell>
          <table:table-cell table:number-columns-repeated="2" table:style-name="ce39" office:value-type="float" office:value="158">
            <text:p>158</text:p>
          </table:table-cell>
          <table:table-cell table:style-name="ce39" office:value-type="float" office:value="154">
            <text:p>154</text:p>
          </table:table-cell>
          <table:table-cell table:style-name="ce39" office:value-type="float" office:value="148">
            <text:p>148</text:p>
          </table:table-cell>
          <table:table-cell table:style-name="ce39" office:value-type="float" office:value="128">
            <text:p>128</text:p>
          </table:table-cell>
          <table:table-cell table:style-name="ce39" office:value-type="float" office:value="88">
            <text:p>88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10:00-11:00</text:p>
          </table:table-cell>
          <table:table-cell table:style-name="ce39" office:value-type="float" office:value="148">
            <text:p>148</text:p>
          </table:table-cell>
          <table:table-cell table:style-name="ce39" office:value-type="float" office:value="142">
            <text:p>142</text:p>
          </table:table-cell>
          <table:table-cell table:style-name="ce39" office:value-type="float" office:value="144">
            <text:p>144</text:p>
          </table:table-cell>
          <table:table-cell table:style-name="ce39" office:value-type="float" office:value="143">
            <text:p>143</text:p>
          </table:table-cell>
          <table:table-cell table:style-name="ce39" office:value-type="float" office:value="153">
            <text:p>153</text:p>
          </table:table-cell>
          <table:table-cell table:style-name="ce39" office:value-type="float" office:value="159">
            <text:p>159</text:p>
          </table:table-cell>
          <table:table-cell table:style-name="ce39" office:value-type="float" office:value="127">
            <text:p>127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11:00-12:00</text:p>
          </table:table-cell>
          <table:table-cell table:style-name="ce39" office:value-type="float" office:value="152">
            <text:p>152</text:p>
          </table:table-cell>
          <table:table-cell table:style-name="ce39" office:value-type="float" office:value="141">
            <text:p>141</text:p>
          </table:table-cell>
          <table:table-cell table:style-name="ce39" office:value-type="float" office:value="144">
            <text:p>144</text:p>
          </table:table-cell>
          <table:table-cell table:style-name="ce39" office:value-type="float" office:value="145">
            <text:p>145</text:p>
          </table:table-cell>
          <table:table-cell table:style-name="ce39" office:value-type="float" office:value="164">
            <text:p>164</text:p>
          </table:table-cell>
          <table:table-cell table:style-name="ce39" office:value-type="float" office:value="174">
            <text:p>174</text:p>
          </table:table-cell>
          <table:table-cell table:style-name="ce39" office:value-type="float" office:value="152">
            <text:p>152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12:00-13:00</text:p>
          </table:table-cell>
          <table:table-cell table:style-name="ce39" office:value-type="float" office:value="152">
            <text:p>152</text:p>
          </table:table-cell>
          <table:table-cell table:style-name="ce39" office:value-type="float" office:value="143">
            <text:p>143</text:p>
          </table:table-cell>
          <table:table-cell table:style-name="ce39" office:value-type="float" office:value="147">
            <text:p>147</text:p>
          </table:table-cell>
          <table:table-cell table:style-name="ce39" office:value-type="float" office:value="149">
            <text:p>149</text:p>
          </table:table-cell>
          <table:table-cell table:style-name="ce39" office:value-type="float" office:value="173">
            <text:p>173</text:p>
          </table:table-cell>
          <table:table-cell table:style-name="ce39" office:value-type="float" office:value="171">
            <text:p>171</text:p>
          </table:table-cell>
          <table:table-cell table:style-name="ce39" office:value-type="float" office:value="157">
            <text:p>157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13:00-14:00</text:p>
          </table:table-cell>
          <table:table-cell table:style-name="ce39" office:value-type="float" office:value="152">
            <text:p>152</text:p>
          </table:table-cell>
          <table:table-cell table:style-name="ce39" office:value-type="float" office:value="147">
            <text:p>147</text:p>
          </table:table-cell>
          <table:table-cell table:style-name="ce39" office:value-type="float" office:value="152">
            <text:p>152</text:p>
          </table:table-cell>
          <table:table-cell table:style-name="ce39" office:value-type="float" office:value="155">
            <text:p>155</text:p>
          </table:table-cell>
          <table:table-cell table:style-name="ce39" office:value-type="float" office:value="182">
            <text:p>182</text:p>
          </table:table-cell>
          <table:table-cell table:style-name="ce39" office:value-type="float" office:value="162">
            <text:p>162</text:p>
          </table:table-cell>
          <table:table-cell table:style-name="ce39" office:value-type="float" office:value="152">
            <text:p>152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14:00-15:00</text:p>
          </table:table-cell>
          <table:table-cell table:style-name="ce39" office:value-type="float" office:value="156">
            <text:p>156</text:p>
          </table:table-cell>
          <table:table-cell table:style-name="ce39" office:value-type="float" office:value="155">
            <text:p>155</text:p>
          </table:table-cell>
          <table:table-cell table:style-name="ce39" office:value-type="float" office:value="160">
            <text:p>160</text:p>
          </table:table-cell>
          <table:table-cell table:style-name="ce39" office:value-type="float" office:value="163">
            <text:p>163</text:p>
          </table:table-cell>
          <table:table-cell table:style-name="ce39" office:value-type="float" office:value="190">
            <text:p>190</text:p>
          </table:table-cell>
          <table:table-cell table:number-columns-repeated="2" table:style-name="ce39" office:value-type="float" office:value="150">
            <text:p>150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15:00-16:00</text:p>
          </table:table-cell>
          <table:table-cell table:style-name="ce39" office:value-type="float" office:value="166">
            <text:p>166</text:p>
          </table:table-cell>
          <table:table-cell table:style-name="ce39" office:value-type="float" office:value="170">
            <text:p>170</text:p>
          </table:table-cell>
          <table:table-cell table:style-name="ce39" office:value-type="float" office:value="176">
            <text:p>176</text:p>
          </table:table-cell>
          <table:table-cell table:style-name="ce39" office:value-type="float" office:value="178">
            <text:p>178</text:p>
          </table:table-cell>
          <table:table-cell table:style-name="ce39" office:value-type="float" office:value="200">
            <text:p>200</text:p>
          </table:table-cell>
          <table:table-cell table:style-name="ce39" office:value-type="float" office:value="143">
            <text:p>143</text:p>
          </table:table-cell>
          <table:table-cell table:style-name="ce39" office:value-type="float" office:value="154">
            <text:p>154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16:00-17:00</text:p>
          </table:table-cell>
          <table:table-cell table:style-name="ce39" office:value-type="float" office:value="190">
            <text:p>190</text:p>
          </table:table-cell>
          <table:table-cell table:style-name="ce39" office:value-type="float" office:value="199">
            <text:p>199</text:p>
          </table:table-cell>
          <table:table-cell table:number-columns-repeated="2" table:style-name="ce39" office:value-type="float" office:value="204">
            <text:p>204</text:p>
          </table:table-cell>
          <table:table-cell table:style-name="ce39" office:value-type="float" office:value="207">
            <text:p>207</text:p>
          </table:table-cell>
          <table:table-cell table:style-name="ce39" office:value-type="float" office:value="141">
            <text:p>141</text:p>
          </table:table-cell>
          <table:table-cell table:style-name="ce39" office:value-type="float" office:value="161">
            <text:p>161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17:00-18:00</text:p>
          </table:table-cell>
          <table:table-cell table:style-name="ce39" office:value-type="float" office:value="195">
            <text:p>195</text:p>
          </table:table-cell>
          <table:table-cell table:style-name="ce39" office:value-type="float" office:value="205">
            <text:p>205</text:p>
          </table:table-cell>
          <table:table-cell table:style-name="ce39" office:value-type="float" office:value="209">
            <text:p>209</text:p>
          </table:table-cell>
          <table:table-cell table:style-name="ce39" office:value-type="float" office:value="207">
            <text:p>207</text:p>
          </table:table-cell>
          <table:table-cell table:style-name="ce39" office:value-type="float" office:value="203">
            <text:p>203</text:p>
          </table:table-cell>
          <table:table-cell table:style-name="ce39" office:value-type="float" office:value="139">
            <text:p>139</text:p>
          </table:table-cell>
          <table:table-cell table:style-name="ce39" office:value-type="float" office:value="152">
            <text:p>152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18:00-19:00</text:p>
          </table:table-cell>
          <table:table-cell table:style-name="ce39" office:value-type="float" office:value="147">
            <text:p>147</text:p>
          </table:table-cell>
          <table:table-cell table:style-name="ce39" office:value-type="float" office:value="156">
            <text:p>156</text:p>
          </table:table-cell>
          <table:table-cell table:style-name="ce39" office:value-type="float" office:value="162">
            <text:p>162</text:p>
          </table:table-cell>
          <table:table-cell table:style-name="ce39" office:value-type="float" office:value="164">
            <text:p>164</text:p>
          </table:table-cell>
          <table:table-cell table:style-name="ce39" office:value-type="float" office:value="167">
            <text:p>167</text:p>
          </table:table-cell>
          <table:table-cell table:style-name="ce39" office:value-type="float" office:value="119">
            <text:p>119</text:p>
          </table:table-cell>
          <table:table-cell table:style-name="ce39" office:value-type="float" office:value="132">
            <text:p>132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19:00-20:00</text:p>
          </table:table-cell>
          <table:table-cell table:style-name="ce39" office:value-type="float" office:value="95">
            <text:p>95</text:p>
          </table:table-cell>
          <table:table-cell table:style-name="ce39" office:value-type="float" office:value="101">
            <text:p>101</text:p>
          </table:table-cell>
          <table:table-cell table:style-name="ce39" office:value-type="float" office:value="108">
            <text:p>108</text:p>
          </table:table-cell>
          <table:table-cell table:style-name="ce39" office:value-type="float" office:value="113">
            <text:p>113</text:p>
          </table:table-cell>
          <table:table-cell table:style-name="ce39" office:value-type="float" office:value="129">
            <text:p>129</text:p>
          </table:table-cell>
          <table:table-cell table:style-name="ce39" office:value-type="float" office:value="90">
            <text:p>90</text:p>
          </table:table-cell>
          <table:table-cell table:style-name="ce39" office:value-type="float" office:value="111">
            <text:p>111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20:00-21:00</text:p>
          </table:table-cell>
          <table:table-cell table:style-name="ce39" office:value-type="float" office:value="67">
            <text:p>67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73">
            <text:p>73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93">
            <text:p>93</text:p>
          </table:table-cell>
          <table:table-cell table:style-name="ce39" office:value-type="float" office:value="64">
            <text:p>64</text:p>
          </table:table-cell>
          <table:table-cell table:style-name="ce39" office:value-type="float" office:value="88">
            <text:p>88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21:00-22:00</text:p>
          </table:table-cell>
          <table:table-cell table:style-name="ce39" office:value-type="float" office:value="51">
            <text:p>51</text:p>
          </table:table-cell>
          <table:table-cell table:style-name="ce39" office:value-type="float" office:value="53">
            <text:p>53</text:p>
          </table:table-cell>
          <table:table-cell table:style-name="ce39" office:value-type="float" office:value="55">
            <text:p>55</text:p>
          </table:table-cell>
          <table:table-cell table:style-name="ce39" office:value-type="float" office:value="60">
            <text:p>60</text:p>
          </table:table-cell>
          <table:table-cell table:style-name="ce39" office:value-type="float" office:value="66">
            <text:p>66</text:p>
          </table:table-cell>
          <table:table-cell table:style-name="ce39" office:value-type="float" office:value="48">
            <text:p>48</text:p>
          </table:table-cell>
          <table:table-cell table:style-name="ce39" office:value-type="float" office:value="65">
            <text:p>65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22:00-23:00</text:p>
          </table:table-cell>
          <table:table-cell table:style-name="ce39" office:value-type="float" office:value="38">
            <text:p>38</text:p>
          </table:table-cell>
          <table:table-cell table:style-name="ce39" office:value-type="float" office:value="42">
            <text:p>42</text:p>
          </table:table-cell>
          <table:table-cell table:style-name="ce39" office:value-type="float" office:value="43">
            <text:p>43</text:p>
          </table:table-cell>
          <table:table-cell table:style-name="ce39" office:value-type="float" office:value="44">
            <text:p>44</text:p>
          </table:table-cell>
          <table:table-cell table:style-name="ce39" office:value-type="float" office:value="49">
            <text:p>49</text:p>
          </table:table-cell>
          <table:table-cell table:style-name="ce39" office:value-type="float" office:value="41">
            <text:p>41</text:p>
          </table:table-cell>
          <table:table-cell table:style-name="ce39" office:value-type="float" office:value="44">
            <text:p>44</text:p>
          </table:table-cell>
          <table:table-cell table:style-name="ce50"/>
          <table:table-cell table:style-name="ce23" table:number-columns-repeated="1015"/>
        </table:table-row>
        <table:table-row table:style-name="ro9">
          <table:table-cell table:style-name="ce35" office:value-type="string">
            <text:p>23:00-00:00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39" office:value-type="float" office:value="35">
            <text:p>35</text:p>
          </table:table-cell>
          <table:table-cell table:style-name="ce39" office:value-type="float" office:value="34">
            <text:p>34</text:p>
          </table:table-cell>
          <table:table-cell table:style-name="ce39" office:value-type="float" office:value="28">
            <text:p>28</text:p>
          </table:table-cell>
          <table:table-cell table:style-name="ce50"/>
          <table:table-cell table:style-name="ce23" table:number-columns-repeated="1015"/>
        </table:table-row>
        <table:table-row table:style-name="ro10">
          <table:table-cell table:style-name="ce36"/>
          <table:table-cell table:style-name="ce40" table:number-columns-repeated="6"/>
          <table:table-cell table:style-name="ce45"/>
          <table:table-cell table:style-name="ce27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1" table:number-columns-repeated="6"/>
          <table:table-cell table:style-name="ce46" office:value-type="string">
            <text:p>Source: DfT Automatic Traffic Counters</text:p>
          </table:table-cell>
          <table:table-cell table:style-name="ce27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6" table:number-columns-repeated="6"/>
          <table:table-cell table:style-name="ce46" office:value-type="string">
            <text:p>Last updated: June 2011</text:p>
          </table:table-cell>
          <table:table-cell table:style-name="ce28" table:number-columns-repeated="1016"/>
        </table:table-row>
        <table:table-row table:style-name="ro3">
          <table:table-cell table:style-name="ce48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3"/>
          <table:table-cell table:number-columns-repeated="3"/>
          <table:table-cell table:style-name="ce47"/>
          <table:table-cell table:style-name="ce28" table:number-columns-repeated="1016"/>
        </table:table-row>
        <table:table-row table:style-name="ro6">
          <table:table-cell table:style-name="ce37" office:value-type="string">
            <text:p>The figures in this table are not National Statistics.</text:p>
          </table:table-cell>
          <table:table-cell table:style-name="ce30" table:number-columns-repeated="7"/>
          <table:table-cell table:number-columns-repeated="248"/>
          <table:table-cell table:style-name="ce29" table:number-columns-repeated="768"/>
        </table:table-row>
        <table:table-row table:style-name="ro3">
          <table:table-cell/>
          <table:table-cell table:style-name="ce30" table:number-columns-repeated="1023"/>
        </table:table-row>
        <table:table-row table:style-name="ro11">
          <table:table-cell/>
          <table:table-cell table:style-name="ce42" table:number-columns-repeated="7"/>
          <table:table-cell table:style-name="ce30" table:number-columns-repeated="1016"/>
        </table:table-row>
        <table:table-row table:style-name="ro12" table:number-rows-repeated="30">
          <table:table-cell/>
          <table:table-cell table:style-name="ce42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9)'.$A$1:.$H$35" table:range-usable-as="print-range"/>
        </table:named-expressions>
      </table:table>
      <table:table table:name="TRA0307 (2008)" table:style-name="ta8" table:print-ranges="'TRA0307 (2008)'.A1:'TRA0307 (2008)'.H35">
        <table:table-column table:style-name="co4" table:default-cell-style-name="ce29"/>
        <table:table-column table:style-name="co5" table:number-columns-repeated="7" table:default-cell-style-name="ce29"/>
        <table:table-column table:style-name="co6" table:number-columns-repeated="248" table:default-cell-style-name="ce29"/>
        <table:table-column table:style-name="co1" table:number-columns-repeated="768" table:default-cell-style-name="Default"/>
        <table:table-row table:style-name="ro2">
          <table:table-cell table:style-name="ce31" office:value-type="string">
            <text:p>Department for Transport statistics</text:p>
          </table:table-cell>
          <table:table-cell table:style-name="ce26" table:number-columns-repeated="1023"/>
        </table:table-row>
        <table:table-row table:style-name="ro3">
          <table:table-cell table:style-name="ce2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3"/>
          <table:table-cell table:number-columns-repeated="1020"/>
        </table:table-row>
        <table:table-row table:style-name="ro4">
          <table:table-cell table:style-name="ce32" office:value-type="string">
            <text:p>Table TRA0307</text:p>
          </table:table-cell>
          <table:table-cell table:style-name="ce26" table:number-columns-repeated="1023"/>
        </table:table-row>
        <table:table-row table:style-name="ro5">
          <table:table-cell table:style-name="ce32" office:value-type="string">
            <text:p>Traffic distribution by time of day on all roads in Great Britain, 2008</text:p>
          </table:table-cell>
          <table:table-cell table:style-name="ce11" table:number-columns-repeated="7"/>
          <table:table-cell table:style-name="ce26" table:number-columns-repeated="1016"/>
        </table:table-row>
        <table:table-row table:style-name="ro6">
          <table:table-cell table:style-name="ce33" table:number-columns-repeated="7"/>
          <table:table-cell table:style-name="ce44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4" office:value-type="string">
            <text:p>Time of day</text:p>
          </table:table-cell>
          <table:table-cell table:style-name="ce38" office:value-type="string">
            <text:p>Monday</text:p>
          </table:table-cell>
          <table:table-cell table:style-name="ce38" office:value-type="string">
            <text:p>Tuesday</text:p>
          </table:table-cell>
          <table:table-cell table:style-name="ce38" office:value-type="string">
            <text:p>Wednesday</text:p>
          </table:table-cell>
          <table:table-cell table:style-name="ce38" office:value-type="string">
            <text:p>Thursday</text:p>
          </table:table-cell>
          <table:table-cell table:style-name="ce38" office:value-type="string">
            <text:p>Friday</text:p>
          </table:table-cell>
          <table:table-cell table:style-name="ce38" office:value-type="string">
            <text:p>Saturday</text:p>
          </table:table-cell>
          <table:table-cell table:style-name="ce38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5" office:value-type="string">
            <text:p>00:00-01:00</text:p>
          </table:table-cell>
          <table:table-cell table:style-name="ce39" office:value-type="float" office:value="17">
            <text:p>17</text:p>
          </table:table-cell>
          <table:table-cell table:number-columns-repeated="2" table:style-name="ce39" office:value-type="float" office:value="16">
            <text:p>16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number-columns-repeated="2" table:style-name="ce39" office:value-type="float" office:value="25">
            <text:p>25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1:00-02:00</text:p>
          </table:table-cell>
          <table:table-cell table:number-columns-repeated="2" table:style-name="ce39" office:value-type="float" office:value="11">
            <text:p>11</text:p>
          </table:table-cell>
          <table:table-cell table:number-columns-repeated="2"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6">
            <text:p>16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2:00-03:00</text:p>
          </table:table-cell>
          <table:table-cell table:style-name="ce39" office:value-type="float" office:value="9">
            <text:p>9</text:p>
          </table:table-cell>
          <table:table-cell table:number-columns-repeated="2" table:style-name="ce39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1">
            <text:p>11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3:00-04:00</text:p>
          </table:table-cell>
          <table:table-cell table:style-name="ce39" office:value-type="float" office:value="10">
            <text:p>10</text:p>
          </table:table-cell>
          <table:table-cell table:number-columns-repeated="2"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9">
            <text:p>9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4:00-05:00</text:p>
          </table:table-cell>
          <table:table-cell table:style-name="ce39" office:value-type="float" office:value="20">
            <text:p>20</text:p>
          </table:table-cell>
          <table:table-cell table:number-columns-repeated="2" table:style-name="ce39" office:value-type="float" office:value="18">
            <text:p>18</text:p>
          </table:table-cell>
          <table:table-cell table:number-columns-repeated="2" table:style-name="ce39" office:value-type="float" office:value="19">
            <text:p>19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9">
            <text:p>9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5:00-06:00</text:p>
          </table:table-cell>
          <table:table-cell table:style-name="ce39" office:value-type="float" office:value="49">
            <text:p>49</text:p>
          </table:table-cell>
          <table:table-cell table:style-name="ce39" office:value-type="float" office:value="41">
            <text:p>41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41">
            <text:p>41</text:p>
          </table:table-cell>
          <table:table-cell table:style-name="ce39" office:value-type="float" office:value="39">
            <text:p>39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13">
            <text:p>13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6:00-07:00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103">
            <text:p>103</text:p>
          </table:table-cell>
          <table:table-cell table:style-name="ce39" office:value-type="float" office:value="102">
            <text:p>102</text:p>
          </table:table-cell>
          <table:table-cell table:style-name="ce39" office:value-type="float" office:value="103">
            <text:p>103</text:p>
          </table:table-cell>
          <table:table-cell table:style-name="ce39" office:value-type="float" office:value="95">
            <text:p>95</text:p>
          </table:table-cell>
          <table:table-cell table:style-name="ce39" office:value-type="float" office:value="41">
            <text:p>41</text:p>
          </table:table-cell>
          <table:table-cell table:style-name="ce39" office:value-type="float" office:value="22">
            <text:p>22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7:00-08:00</text:p>
          </table:table-cell>
          <table:table-cell table:style-name="ce39" office:value-type="float" office:value="178">
            <text:p>178</text:p>
          </table:table-cell>
          <table:table-cell table:number-columns-repeated="2" table:style-name="ce39" office:value-type="float" office:value="184">
            <text:p>184</text:p>
          </table:table-cell>
          <table:table-cell table:style-name="ce39" office:value-type="float" office:value="185">
            <text:p>185</text:p>
          </table:table-cell>
          <table:table-cell table:style-name="ce39" office:value-type="float" office:value="170">
            <text:p>170</text:p>
          </table:table-cell>
          <table:table-cell table:style-name="ce39" office:value-type="float" office:value="66">
            <text:p>66</text:p>
          </table:table-cell>
          <table:table-cell table:style-name="ce39" office:value-type="float" office:value="34">
            <text:p>34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8:00-09:00</text:p>
          </table:table-cell>
          <table:table-cell table:style-name="ce39" office:value-type="float" office:value="185">
            <text:p>185</text:p>
          </table:table-cell>
          <table:table-cell table:style-name="ce39" office:value-type="float" office:value="193">
            <text:p>193</text:p>
          </table:table-cell>
          <table:table-cell table:style-name="ce39" office:value-type="float" office:value="194">
            <text:p>194</text:p>
          </table:table-cell>
          <table:table-cell table:style-name="ce39" office:value-type="float" office:value="195">
            <text:p>195</text:p>
          </table:table-cell>
          <table:table-cell table:style-name="ce39" office:value-type="float" office:value="179">
            <text:p>179</text:p>
          </table:table-cell>
          <table:table-cell table:style-name="ce39" office:value-type="float" office:value="96">
            <text:p>96</text:p>
          </table:table-cell>
          <table:table-cell table:style-name="ce39" office:value-type="float" office:value="51">
            <text:p>51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09:00-10:00</text:p>
          </table:table-cell>
          <table:table-cell table:style-name="ce39" office:value-type="float" office:value="154">
            <text:p>154</text:p>
          </table:table-cell>
          <table:table-cell table:style-name="ce39" office:value-type="float" office:value="156">
            <text:p>156</text:p>
          </table:table-cell>
          <table:table-cell table:style-name="ce39" office:value-type="float" office:value="158">
            <text:p>158</text:p>
          </table:table-cell>
          <table:table-cell table:style-name="ce39" office:value-type="float" office:value="159">
            <text:p>159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128">
            <text:p>128</text:p>
          </table:table-cell>
          <table:table-cell table:style-name="ce39" office:value-type="float" office:value="85">
            <text:p>85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0:00-11:00</text:p>
          </table:table-cell>
          <table:table-cell table:style-name="ce39" office:value-type="float" office:value="148">
            <text:p>148</text:p>
          </table:table-cell>
          <table:table-cell table:style-name="ce39" office:value-type="float" office:value="140">
            <text:p>140</text:p>
          </table:table-cell>
          <table:table-cell table:style-name="ce39" office:value-type="float" office:value="143">
            <text:p>143</text:p>
          </table:table-cell>
          <table:table-cell table:style-name="ce39" office:value-type="float" office:value="144">
            <text:p>144</text:p>
          </table:table-cell>
          <table:table-cell table:style-name="ce39" office:value-type="float" office:value="152">
            <text:p>152</text:p>
          </table:table-cell>
          <table:table-cell table:style-name="ce39" office:value-type="float" office:value="159">
            <text:p>159</text:p>
          </table:table-cell>
          <table:table-cell table:style-name="ce39" office:value-type="float" office:value="123">
            <text:p>123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1:00-12:00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139">
            <text:p>139</text:p>
          </table:table-cell>
          <table:table-cell table:style-name="ce39" office:value-type="float" office:value="143">
            <text:p>143</text:p>
          </table:table-cell>
          <table:table-cell table:style-name="ce39" office:value-type="float" office:value="145">
            <text:p>145</text:p>
          </table:table-cell>
          <table:table-cell table:style-name="ce39" office:value-type="float" office:value="163">
            <text:p>163</text:p>
          </table:table-cell>
          <table:table-cell table:style-name="ce39" office:value-type="float" office:value="174">
            <text:p>174</text:p>
          </table:table-cell>
          <table:table-cell table:style-name="ce39" office:value-type="float" office:value="147">
            <text:p>147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2:00-13:00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141">
            <text:p>141</text:p>
          </table:table-cell>
          <table:table-cell table:style-name="ce39" office:value-type="float" office:value="145">
            <text:p>145</text:p>
          </table:table-cell>
          <table:table-cell table:style-name="ce39" office:value-type="float" office:value="147">
            <text:p>147</text:p>
          </table:table-cell>
          <table:table-cell table:style-name="ce39" office:value-type="float" office:value="173">
            <text:p>173</text:p>
          </table:table-cell>
          <table:table-cell table:style-name="ce39" office:value-type="float" office:value="171">
            <text:p>171</text:p>
          </table:table-cell>
          <table:table-cell table:style-name="ce39" office:value-type="float" office:value="154">
            <text:p>154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3:00-14:00</text:p>
          </table:table-cell>
          <table:table-cell table:style-name="ce39" office:value-type="float" office:value="151">
            <text:p>151</text:p>
          </table:table-cell>
          <table:table-cell table:style-name="ce39" office:value-type="float" office:value="146">
            <text:p>146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153">
            <text:p>153</text:p>
          </table:table-cell>
          <table:table-cell table:style-name="ce39" office:value-type="float" office:value="181">
            <text:p>181</text:p>
          </table:table-cell>
          <table:table-cell table:style-name="ce39" office:value-type="float" office:value="161">
            <text:p>161</text:p>
          </table:table-cell>
          <table:table-cell table:style-name="ce39" office:value-type="float" office:value="149">
            <text:p>149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4:00-15:00</text:p>
          </table:table-cell>
          <table:table-cell table:style-name="ce39" office:value-type="float" office:value="154">
            <text:p>154</text:p>
          </table:table-cell>
          <table:table-cell table:style-name="ce39" office:value-type="float" office:value="153">
            <text:p>153</text:p>
          </table:table-cell>
          <table:table-cell table:style-name="ce39" office:value-type="float" office:value="158">
            <text:p>158</text:p>
          </table:table-cell>
          <table:table-cell table:style-name="ce39" office:value-type="float" office:value="161">
            <text:p>161</text:p>
          </table:table-cell>
          <table:table-cell table:style-name="ce39" office:value-type="float" office:value="189">
            <text:p>189</text:p>
          </table:table-cell>
          <table:table-cell table:style-name="ce39" office:value-type="float" office:value="149">
            <text:p>149</text:p>
          </table:table-cell>
          <table:table-cell table:style-name="ce39" office:value-type="float" office:value="146">
            <text:p>146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5:00-16:00</text:p>
          </table:table-cell>
          <table:table-cell table:style-name="ce39" office:value-type="float" office:value="165">
            <text:p>165</text:p>
          </table:table-cell>
          <table:table-cell table:style-name="ce39" office:value-type="float" office:value="169">
            <text:p>169</text:p>
          </table:table-cell>
          <table:table-cell table:style-name="ce39" office:value-type="float" office:value="175">
            <text:p>175</text:p>
          </table:table-cell>
          <table:table-cell table:style-name="ce39" office:value-type="float" office:value="177">
            <text:p>177</text:p>
          </table:table-cell>
          <table:table-cell table:style-name="ce39" office:value-type="float" office:value="198">
            <text:p>198</text:p>
          </table:table-cell>
          <table:table-cell table:style-name="ce39" office:value-type="float" office:value="142">
            <text:p>142</text:p>
          </table:table-cell>
          <table:table-cell table:style-name="ce39" office:value-type="float" office:value="151">
            <text:p>151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6:00-17:00</text:p>
          </table:table-cell>
          <table:table-cell table:style-name="ce39" office:value-type="float" office:value="189">
            <text:p>189</text:p>
          </table:table-cell>
          <table:table-cell table:style-name="ce39" office:value-type="float" office:value="196">
            <text:p>196</text:p>
          </table:table-cell>
          <table:table-cell table:style-name="ce39" office:value-type="float" office:value="201">
            <text:p>201</text:p>
          </table:table-cell>
          <table:table-cell table:style-name="ce39" office:value-type="float" office:value="203">
            <text:p>203</text:p>
          </table:table-cell>
          <table:table-cell table:style-name="ce39" office:value-type="float" office:value="205">
            <text:p>205</text:p>
          </table:table-cell>
          <table:table-cell table:style-name="ce39" office:value-type="float" office:value="140">
            <text:p>140</text:p>
          </table:table-cell>
          <table:table-cell table:style-name="ce39" office:value-type="float" office:value="158">
            <text:p>158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7:00-18:00</text:p>
          </table:table-cell>
          <table:table-cell table:style-name="ce39" office:value-type="float" office:value="194">
            <text:p>194</text:p>
          </table:table-cell>
          <table:table-cell table:style-name="ce39" office:value-type="float" office:value="202">
            <text:p>202</text:p>
          </table:table-cell>
          <table:table-cell table:style-name="ce39" office:value-type="float" office:value="205">
            <text:p>205</text:p>
          </table:table-cell>
          <table:table-cell table:style-name="ce39" office:value-type="float" office:value="208">
            <text:p>208</text:p>
          </table:table-cell>
          <table:table-cell table:style-name="ce39" office:value-type="float" office:value="201">
            <text:p>201</text:p>
          </table:table-cell>
          <table:table-cell table:style-name="ce39" office:value-type="float" office:value="139">
            <text:p>139</text:p>
          </table:table-cell>
          <table:table-cell table:style-name="ce39" office:value-type="float" office:value="150">
            <text:p>150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8:00-19:00</text:p>
          </table:table-cell>
          <table:table-cell table:style-name="ce39" office:value-type="float" office:value="149">
            <text:p>149</text:p>
          </table:table-cell>
          <table:table-cell table:style-name="ce39" office:value-type="float" office:value="156">
            <text:p>156</text:p>
          </table:table-cell>
          <table:table-cell table:style-name="ce39" office:value-type="float" office:value="161">
            <text:p>161</text:p>
          </table:table-cell>
          <table:table-cell table:number-columns-repeated="2" table:style-name="ce39" office:value-type="float" office:value="167">
            <text:p>167</text:p>
          </table:table-cell>
          <table:table-cell table:style-name="ce39" office:value-type="float" office:value="119">
            <text:p>119</text:p>
          </table:table-cell>
          <table:table-cell table:style-name="ce39" office:value-type="float" office:value="132">
            <text:p>132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19:00-20:00</text:p>
          </table:table-cell>
          <table:table-cell table:style-name="ce39" office:value-type="float" office:value="97">
            <text:p>97</text:p>
          </table:table-cell>
          <table:table-cell table:style-name="ce39" office:value-type="float" office:value="102">
            <text:p>102</text:p>
          </table:table-cell>
          <table:table-cell table:style-name="ce39" office:value-type="float" office:value="107">
            <text:p>107</text:p>
          </table:table-cell>
          <table:table-cell table:style-name="ce39" office:value-type="float" office:value="116">
            <text:p>116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90">
            <text:p>90</text:p>
          </table:table-cell>
          <table:table-cell table:style-name="ce39" office:value-type="float" office:value="110">
            <text:p>110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0:00-21:00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69">
            <text:p>69</text:p>
          </table:table-cell>
          <table:table-cell table:style-name="ce39" office:value-type="float" office:value="73">
            <text:p>73</text:p>
          </table:table-cell>
          <table:table-cell table:style-name="ce39" office:value-type="float" office:value="82">
            <text:p>82</text:p>
          </table:table-cell>
          <table:table-cell table:style-name="ce39" office:value-type="float" office:value="95">
            <text:p>95</text:p>
          </table:table-cell>
          <table:table-cell table:style-name="ce39" office:value-type="float" office:value="64">
            <text:p>64</text:p>
          </table:table-cell>
          <table:table-cell table:style-name="ce39" office:value-type="float" office:value="88">
            <text:p>88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1:00-22:00</text:p>
          </table:table-cell>
          <table:table-cell table:style-name="ce39" office:value-type="float" office:value="52">
            <text:p>52</text:p>
          </table:table-cell>
          <table:table-cell table:style-name="ce39" office:value-type="float" office:value="53">
            <text:p>53</text:p>
          </table:table-cell>
          <table:table-cell table:style-name="ce39" office:value-type="float" office:value="55">
            <text:p>55</text:p>
          </table:table-cell>
          <table:table-cell table:style-name="ce39" office:value-type="float" office:value="61">
            <text:p>61</text:p>
          </table:table-cell>
          <table:table-cell table:style-name="ce39" office:value-type="float" office:value="67">
            <text:p>67</text:p>
          </table:table-cell>
          <table:table-cell table:style-name="ce39" office:value-type="float" office:value="48">
            <text:p>48</text:p>
          </table:table-cell>
          <table:table-cell table:style-name="ce39" office:value-type="float" office:value="65">
            <text:p>65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2:00-23:00</text:p>
          </table:table-cell>
          <table:table-cell table:style-name="ce39" office:value-type="float" office:value="38">
            <text:p>38</text:p>
          </table:table-cell>
          <table:table-cell table:style-name="ce39" office:value-type="float" office:value="42">
            <text:p>42</text:p>
          </table:table-cell>
          <table:table-cell table:style-name="ce39" office:value-type="float" office:value="43">
            <text:p>43</text:p>
          </table:table-cell>
          <table:table-cell table:style-name="ce39" office:value-type="float" office:value="46">
            <text:p>46</text:p>
          </table:table-cell>
          <table:table-cell table:style-name="ce39" office:value-type="float" office:value="49">
            <text:p>49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44">
            <text:p>44</text:p>
          </table:table-cell>
          <table:table-cell table:style-name="ce23" table:number-columns-repeated="1016"/>
        </table:table-row>
        <table:table-row table:style-name="ro9">
          <table:table-cell table:style-name="ce35" office:value-type="string">
            <text:p>23:00-00:0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27">
            <text:p>27</text:p>
          </table:table-cell>
          <table:table-cell table:style-name="ce39" office:value-type="float" office:value="28">
            <text:p>28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36">
            <text:p>36</text:p>
          </table:table-cell>
          <table:table-cell table:style-name="ce39" office:value-type="float" office:value="35">
            <text:p>35</text:p>
          </table:table-cell>
          <table:table-cell table:style-name="ce39" office:value-type="float" office:value="28">
            <text:p>28</text:p>
          </table:table-cell>
          <table:table-cell table:style-name="ce23" table:number-columns-repeated="1016"/>
        </table:table-row>
        <table:table-row table:style-name="ro10">
          <table:table-cell table:style-name="ce36"/>
          <table:table-cell table:style-name="ce40" table:number-columns-repeated="6"/>
          <table:table-cell table:style-name="ce45"/>
          <table:table-cell table:style-name="ce27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1" table:number-columns-repeated="6"/>
          <table:table-cell table:style-name="ce46" office:value-type="string">
            <text:p>Source: DfT Automatic Traffic Counters</text:p>
          </table:table-cell>
          <table:table-cell table:style-name="ce27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6" table:number-columns-repeated="6"/>
          <table:table-cell table:style-name="ce46" office:value-type="string">
            <text:p>Last updated: June 2011</text:p>
          </table:table-cell>
          <table:table-cell table:style-name="ce28" table:number-columns-repeated="1016"/>
        </table:table-row>
        <table:table-row table:style-name="ro3">
          <table:table-cell table:style-name="ce48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3"/>
          <table:table-cell table:number-columns-repeated="3"/>
          <table:table-cell table:style-name="ce47"/>
          <table:table-cell table:style-name="ce28" table:number-columns-repeated="1016"/>
        </table:table-row>
        <table:table-row table:style-name="ro6">
          <table:table-cell table:style-name="ce37" office:value-type="string">
            <text:p>The figures in this table are not National Statistics.</text:p>
          </table:table-cell>
          <table:table-cell table:style-name="ce30" table:number-columns-repeated="7"/>
          <table:table-cell table:number-columns-repeated="248"/>
          <table:table-cell table:style-name="ce29" table:number-columns-repeated="768"/>
        </table:table-row>
        <table:table-row table:style-name="ro3">
          <table:table-cell/>
          <table:table-cell table:style-name="ce30" table:number-columns-repeated="1023"/>
        </table:table-row>
        <table:table-row table:style-name="ro11">
          <table:table-cell/>
          <table:table-cell table:style-name="ce42" table:number-columns-repeated="7"/>
          <table:table-cell table:style-name="ce30" table:number-columns-repeated="1016"/>
        </table:table-row>
        <table:table-row table:style-name="ro12" table:number-rows-repeated="30">
          <table:table-cell/>
          <table:table-cell table:style-name="ce42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8)'.$A$1:.$H$35" table:range-usable-as="print-range"/>
        </table:named-expressions>
      </table:table>
      <table:table table:name="TRA0307 (2007)" table:style-name="ta9" table:print-ranges="'TRA0307 (2007)'.A1:'TRA0307 (2007)'.F35">
        <table:table-column table:style-name="co4" table:default-cell-style-name="ce29"/>
        <table:table-column table:style-name="co5" table:number-columns-repeated="3" table:default-cell-style-name="ce29"/>
        <table:table-column table:style-name="co6" table:number-columns-repeated="252" table:default-cell-style-name="ce29"/>
        <table:table-column table:style-name="co1" table:number-columns-repeated="768" table:default-cell-style-name="Default"/>
        <table:table-row table:style-name="ro2">
          <table:table-cell table:style-name="ce31" office:value-type="string">
            <text:p>Department for Transport statistics</text:p>
          </table:table-cell>
          <table:table-cell table:style-name="ce26" table:number-columns-repeated="1023"/>
        </table:table-row>
        <table:table-row table:style-name="ro3">
          <table:table-cell table:style-name="ce2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1023"/>
        </table:table-row>
        <table:table-row table:style-name="ro4">
          <table:table-cell table:style-name="ce32" office:value-type="string">
            <text:p>Table TRA0307</text:p>
          </table:table-cell>
          <table:table-cell table:style-name="ce26" table:number-columns-repeated="1023"/>
        </table:table-row>
        <table:table-row table:style-name="ro5">
          <table:table-cell table:style-name="ce32" office:value-type="string">
            <text:p>Traffic distribution by time of day on all roads in Great Britain, 2007</text:p>
          </table:table-cell>
          <table:table-cell table:style-name="ce11" table:number-columns-repeated="7"/>
          <table:table-cell table:style-name="ce26" table:number-columns-repeated="1016"/>
        </table:table-row>
        <table:table-row table:style-name="ro6">
          <table:table-cell table:style-name="ce33" table:number-columns-repeated="3"/>
          <table:table-cell table:style-name="ce44" office:value-type="string">
            <text:p>Index: Average hour in week = 100</text:p>
          </table:table-cell>
          <table:table-cell table:number-columns-repeated="1020"/>
        </table:table-row>
        <table:table-row table:style-name="ro7">
          <table:table-cell table:style-name="ce34" office:value-type="string">
            <text:p>Time of day</text:p>
          </table:table-cell>
          <table:table-cell table:style-name="ce38" office:value-type="string">
            <text:p>Weekdays</text:p>
          </table:table-cell>
          <table:table-cell table:style-name="ce38" office:value-type="string">
            <text:p>Saturday</text:p>
          </table:table-cell>
          <table:table-cell table:style-name="ce38" office:value-type="string">
            <text:p>Sunday</text:p>
          </table:table-cell>
          <table:table-cell table:number-columns-repeated="1020"/>
        </table:table-row>
        <table:table-row table:style-name="ro8">
          <table:table-cell table:style-name="ce35" office:value-type="string">
            <text:p>00:00-01:0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26">
            <text:p>26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1:00-02:00</text:p>
          </table:table-cell>
          <table:table-cell table:style-name="ce39" office:value-type="float" office:value="12">
            <text:p>12</text:p>
          </table:table-cell>
          <table:table-cell table:number-columns-repeated="2" table:style-name="ce39" office:value-type="float" office:value="17">
            <text:p>17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2:00-03:0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1">
            <text:p>11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3:00-04:0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9">
            <text:p>9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4:00-05:00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9">
            <text:p>9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5:00-06:00</text:p>
          </table:table-cell>
          <table:table-cell table:style-name="ce39" office:value-type="float" office:value="42">
            <text:p>42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13">
            <text:p>13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6:00-07:00</text:p>
          </table:table-cell>
          <table:table-cell table:style-name="ce39" office:value-type="float" office:value="101">
            <text:p>101</text:p>
          </table:table-cell>
          <table:table-cell table:style-name="ce39" office:value-type="float" office:value="41">
            <text:p>41</text:p>
          </table:table-cell>
          <table:table-cell table:style-name="ce39" office:value-type="float" office:value="22">
            <text:p>22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7:00-08:00</text:p>
          </table:table-cell>
          <table:table-cell table:style-name="ce39" office:value-type="float" office:value="179">
            <text:p>179</text:p>
          </table:table-cell>
          <table:table-cell table:style-name="ce39" office:value-type="float" office:value="66">
            <text:p>66</text:p>
          </table:table-cell>
          <table:table-cell table:style-name="ce39" office:value-type="float" office:value="35">
            <text:p>35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8:00-09:00</text:p>
          </table:table-cell>
          <table:table-cell table:style-name="ce39" office:value-type="float" office:value="189">
            <text:p>189</text:p>
          </table:table-cell>
          <table:table-cell table:style-name="ce39" office:value-type="float" office:value="96">
            <text:p>96</text:p>
          </table:table-cell>
          <table:table-cell table:style-name="ce39" office:value-type="float" office:value="52">
            <text:p>52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9:00-10:00</text:p>
          </table:table-cell>
          <table:table-cell table:style-name="ce39" office:value-type="float" office:value="156">
            <text:p>156</text:p>
          </table:table-cell>
          <table:table-cell table:style-name="ce39" office:value-type="float" office:value="127">
            <text:p>127</text:p>
          </table:table-cell>
          <table:table-cell table:style-name="ce39" office:value-type="float" office:value="86">
            <text:p>86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0:00-11:00</text:p>
          </table:table-cell>
          <table:table-cell table:style-name="ce39" office:value-type="float" office:value="145">
            <text:p>145</text:p>
          </table:table-cell>
          <table:table-cell table:style-name="ce39" office:value-type="float" office:value="157">
            <text:p>157</text:p>
          </table:table-cell>
          <table:table-cell table:style-name="ce39" office:value-type="float" office:value="125">
            <text:p>125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1:00-12:00</text:p>
          </table:table-cell>
          <table:table-cell table:style-name="ce39" office:value-type="float" office:value="148">
            <text:p>148</text:p>
          </table:table-cell>
          <table:table-cell table:style-name="ce39" office:value-type="float" office:value="171">
            <text:p>171</text:p>
          </table:table-cell>
          <table:table-cell table:style-name="ce39" office:value-type="float" office:value="148">
            <text:p>148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2:00-13:00</text:p>
          </table:table-cell>
          <table:table-cell table:style-name="ce39" office:value-type="float" office:value="151">
            <text:p>151</text:p>
          </table:table-cell>
          <table:table-cell table:style-name="ce39" office:value-type="float" office:value="168">
            <text:p>168</text:p>
          </table:table-cell>
          <table:table-cell table:style-name="ce39" office:value-type="float" office:value="155">
            <text:p>155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3:00-14:00</text:p>
          </table:table-cell>
          <table:table-cell table:style-name="ce39" office:value-type="float" office:value="156">
            <text:p>156</text:p>
          </table:table-cell>
          <table:table-cell table:style-name="ce39" office:value-type="float" office:value="158">
            <text:p>158</text:p>
          </table:table-cell>
          <table:table-cell table:style-name="ce39" office:value-type="float" office:value="150">
            <text:p>150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4:00-15:00</text:p>
          </table:table-cell>
          <table:table-cell table:style-name="ce39" office:value-type="float" office:value="162">
            <text:p>162</text:p>
          </table:table-cell>
          <table:table-cell table:style-name="ce39" office:value-type="float" office:value="147">
            <text:p>147</text:p>
          </table:table-cell>
          <table:table-cell table:style-name="ce39" office:value-type="float" office:value="148">
            <text:p>148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5:00-16:00</text:p>
          </table:table-cell>
          <table:table-cell table:style-name="ce39" office:value-type="float" office:value="176">
            <text:p>176</text:p>
          </table:table-cell>
          <table:table-cell table:style-name="ce39" office:value-type="float" office:value="139">
            <text:p>139</text:p>
          </table:table-cell>
          <table:table-cell table:style-name="ce39" office:value-type="float" office:value="152">
            <text:p>152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6:00-17:00</text:p>
          </table:table-cell>
          <table:table-cell table:style-name="ce39" office:value-type="float" office:value="197">
            <text:p>197</text:p>
          </table:table-cell>
          <table:table-cell table:style-name="ce39" office:value-type="float" office:value="138">
            <text:p>138</text:p>
          </table:table-cell>
          <table:table-cell table:style-name="ce39" office:value-type="float" office:value="158">
            <text:p>158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7:00-18:00</text:p>
          </table:table-cell>
          <table:table-cell table:style-name="ce39" office:value-type="float" office:value="201">
            <text:p>201</text:p>
          </table:table-cell>
          <table:table-cell table:style-name="ce39" office:value-type="float" office:value="136">
            <text:p>136</text:p>
          </table:table-cell>
          <table:table-cell table:style-name="ce39" office:value-type="float" office:value="151">
            <text:p>151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8:00-19:00</text:p>
          </table:table-cell>
          <table:table-cell table:style-name="ce39" office:value-type="float" office:value="161">
            <text:p>161</text:p>
          </table:table-cell>
          <table:table-cell table:style-name="ce39" office:value-type="float" office:value="117">
            <text:p>117</text:p>
          </table:table-cell>
          <table:table-cell table:style-name="ce39" office:value-type="float" office:value="133">
            <text:p>133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9:00-20:00</text:p>
          </table:table-cell>
          <table:table-cell table:style-name="ce39" office:value-type="float" office:value="113">
            <text:p>113</text:p>
          </table:table-cell>
          <table:table-cell table:style-name="ce39" office:value-type="float" office:value="90">
            <text:p>90</text:p>
          </table:table-cell>
          <table:table-cell table:style-name="ce39" office:value-type="float" office:value="112">
            <text:p>112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20:00-21:00</text:p>
          </table:table-cell>
          <table:table-cell table:style-name="ce39" office:value-type="float" office:value="79">
            <text:p>79</text:p>
          </table:table-cell>
          <table:table-cell table:style-name="ce39" office:value-type="float" office:value="65">
            <text:p>65</text:p>
          </table:table-cell>
          <table:table-cell table:style-name="ce39" office:value-type="float" office:value="90">
            <text:p>90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21:00-22:00</text:p>
          </table:table-cell>
          <table:table-cell table:style-name="ce39" office:value-type="float" office:value="59">
            <text:p>59</text:p>
          </table:table-cell>
          <table:table-cell table:style-name="ce39" office:value-type="float" office:value="48">
            <text:p>48</text:p>
          </table:table-cell>
          <table:table-cell table:style-name="ce39" office:value-type="float" office:value="66">
            <text:p>66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22:00-23:00</text:p>
          </table:table-cell>
          <table:table-cell table:style-name="ce39" office:value-type="float" office:value="45">
            <text:p>45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45">
            <text:p>45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23:00-00:0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39" office:value-type="float" office:value="29">
            <text:p>29</text:p>
          </table:table-cell>
          <table:table-cell table:style-name="ce23" table:number-columns-repeated="1020"/>
        </table:table-row>
        <table:table-row table:style-name="ro10">
          <table:table-cell table:style-name="ce36"/>
          <table:table-cell table:style-name="ce40" table:number-columns-repeated="2"/>
          <table:table-cell table:style-name="ce45"/>
          <table:table-cell table:style-name="ce27" table:number-columns-repeated="1020"/>
        </table:table-row>
        <table:table-row table:style-name="ro6">
          <table:table-cell office:value-type="string">
            <text:p>Telephone: 020 7944 3095</text:p>
          </table:table-cell>
          <table:table-cell table:style-name="ce41" table:number-columns-repeated="2"/>
          <table:table-cell table:style-name="ce46" office:value-type="string">
            <text:p>Source: DfT Automatic Traffic Counters</text:p>
          </table:table-cell>
          <table:table-cell table:style-name="ce27" table:number-columns-repeated="1020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6" table:number-columns-repeated="2"/>
          <table:table-cell table:style-name="ce46" office:value-type="string">
            <text:p>Last updated: June 2011</text:p>
          </table:table-cell>
          <table:table-cell table:style-name="ce28" table:number-columns-repeated="1020"/>
        </table:table-row>
        <table:table-row table:style-name="ro3">
          <table:table-cell table:style-name="ce48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7"/>
          <table:table-cell table:style-name="ce28" table:number-columns-repeated="1020"/>
        </table:table-row>
        <table:table-row table:style-name="ro6">
          <table:table-cell table:style-name="ce37" office:value-type="string">
            <text:p>The figures in this table are not National Statistics.</text:p>
          </table:table-cell>
          <table:table-cell table:style-name="ce30" table:number-columns-repeated="3"/>
          <table:table-cell table:number-columns-repeated="252"/>
          <table:table-cell table:style-name="ce29" table:number-columns-repeated="768"/>
        </table:table-row>
        <table:table-row table:style-name="ro3">
          <table:table-cell/>
          <table:table-cell table:style-name="ce30" table:number-columns-repeated="1023"/>
        </table:table-row>
        <table:table-row table:style-name="ro11">
          <table:table-cell/>
          <table:table-cell table:style-name="ce42" table:number-columns-repeated="3"/>
          <table:table-cell table:style-name="ce30" table:number-columns-repeated="1020"/>
        </table:table-row>
        <table:table-row table:style-name="ro12" table:number-rows-repeated="30">
          <table:table-cell/>
          <table:table-cell table:style-name="ce42" table:number-columns-repeated="3"/>
          <table:table-cell table:number-columns-repeated="1020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7)'.$A$1:.$F$35" table:range-usable-as="print-range"/>
        </table:named-expressions>
      </table:table>
      <table:table table:name="TRA0307 (2006)" table:style-name="ta10" table:print-ranges="'TRA0307 (2006)'.A1:'TRA0307 (2006)'.F35">
        <table:table-column table:style-name="co4" table:default-cell-style-name="ce29"/>
        <table:table-column table:style-name="co5" table:number-columns-repeated="3" table:default-cell-style-name="ce29"/>
        <table:table-column table:style-name="co6" table:number-columns-repeated="252" table:default-cell-style-name="ce29"/>
        <table:table-column table:style-name="co1" table:number-columns-repeated="768" table:default-cell-style-name="Default"/>
        <table:table-row table:style-name="ro2">
          <table:table-cell table:style-name="ce31" office:value-type="string">
            <text:p>Department for Transport statistics</text:p>
          </table:table-cell>
          <table:table-cell table:style-name="ce26" table:number-columns-repeated="1023"/>
        </table:table-row>
        <table:table-row table:style-name="ro3">
          <table:table-cell table:style-name="ce2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1023"/>
        </table:table-row>
        <table:table-row table:style-name="ro4">
          <table:table-cell table:style-name="ce32" office:value-type="string">
            <text:p>Table TRA0307</text:p>
          </table:table-cell>
          <table:table-cell table:style-name="ce26" table:number-columns-repeated="1023"/>
        </table:table-row>
        <table:table-row table:style-name="ro5">
          <table:table-cell table:style-name="ce32" office:value-type="string">
            <text:p>Traffic distribution by time of day on all roads in Great Britain, 2006</text:p>
          </table:table-cell>
          <table:table-cell table:style-name="ce11" table:number-columns-repeated="7"/>
          <table:table-cell table:style-name="ce26" table:number-columns-repeated="1016"/>
        </table:table-row>
        <table:table-row table:style-name="ro6">
          <table:table-cell table:style-name="ce33" table:number-columns-repeated="3"/>
          <table:table-cell table:style-name="ce44" office:value-type="string">
            <text:p>Index: Average hour in week = 100</text:p>
          </table:table-cell>
          <table:table-cell table:number-columns-repeated="1020"/>
        </table:table-row>
        <table:table-row table:style-name="ro7">
          <table:table-cell table:style-name="ce34" office:value-type="string">
            <text:p>Time of day</text:p>
          </table:table-cell>
          <table:table-cell table:style-name="ce38" office:value-type="string">
            <text:p>Weekdays</text:p>
          </table:table-cell>
          <table:table-cell table:style-name="ce38" office:value-type="string">
            <text:p>Saturday</text:p>
          </table:table-cell>
          <table:table-cell table:style-name="ce38" office:value-type="string">
            <text:p>Sunday</text:p>
          </table:table-cell>
          <table:table-cell table:number-columns-repeated="1020"/>
        </table:table-row>
        <table:table-row table:style-name="ro8">
          <table:table-cell table:style-name="ce35" office:value-type="string">
            <text:p>00:00-01:0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25">
            <text:p>25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1:00-02:0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6">
            <text:p>16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2:00-03:0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1">
            <text:p>11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3:00-04:0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9">
            <text:p>9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4:00-05:0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9">
            <text:p>9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5:00-06:00</text:p>
          </table:table-cell>
          <table:table-cell table:style-name="ce39" office:value-type="float" office:value="41">
            <text:p>41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13">
            <text:p>13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6:00-07:00</text:p>
          </table:table-cell>
          <table:table-cell table:style-name="ce39" office:value-type="float" office:value="98">
            <text:p>98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21">
            <text:p>21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7:00-08:00</text:p>
          </table:table-cell>
          <table:table-cell table:style-name="ce39" office:value-type="float" office:value="178">
            <text:p>178</text:p>
          </table:table-cell>
          <table:table-cell table:style-name="ce39" office:value-type="float" office:value="66">
            <text:p>66</text:p>
          </table:table-cell>
          <table:table-cell table:style-name="ce39" office:value-type="float" office:value="34">
            <text:p>34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8:00-09:00</text:p>
          </table:table-cell>
          <table:table-cell table:style-name="ce39" office:value-type="float" office:value="191">
            <text:p>191</text:p>
          </table:table-cell>
          <table:table-cell table:style-name="ce39" office:value-type="float" office:value="97">
            <text:p>97</text:p>
          </table:table-cell>
          <table:table-cell table:style-name="ce39" office:value-type="float" office:value="51">
            <text:p>51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09:00-10:00</text:p>
          </table:table-cell>
          <table:table-cell table:style-name="ce39" office:value-type="float" office:value="157">
            <text:p>157</text:p>
          </table:table-cell>
          <table:table-cell table:style-name="ce39" office:value-type="float" office:value="128">
            <text:p>128</text:p>
          </table:table-cell>
          <table:table-cell table:style-name="ce39" office:value-type="float" office:value="85">
            <text:p>85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0:00-11:00</text:p>
          </table:table-cell>
          <table:table-cell table:style-name="ce39" office:value-type="float" office:value="146">
            <text:p>146</text:p>
          </table:table-cell>
          <table:table-cell table:style-name="ce39" office:value-type="float" office:value="157">
            <text:p>157</text:p>
          </table:table-cell>
          <table:table-cell table:style-name="ce39" office:value-type="float" office:value="124">
            <text:p>124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1:00-12:00</text:p>
          </table:table-cell>
          <table:table-cell table:style-name="ce39" office:value-type="float" office:value="149">
            <text:p>149</text:p>
          </table:table-cell>
          <table:table-cell table:style-name="ce39" office:value-type="float" office:value="172">
            <text:p>172</text:p>
          </table:table-cell>
          <table:table-cell table:style-name="ce39" office:value-type="float" office:value="148">
            <text:p>148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2:00-13:00</text:p>
          </table:table-cell>
          <table:table-cell table:style-name="ce39" office:value-type="float" office:value="152">
            <text:p>152</text:p>
          </table:table-cell>
          <table:table-cell table:style-name="ce39" office:value-type="float" office:value="169">
            <text:p>169</text:p>
          </table:table-cell>
          <table:table-cell table:style-name="ce39" office:value-type="float" office:value="154">
            <text:p>154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3:00-14:00</text:p>
          </table:table-cell>
          <table:table-cell table:style-name="ce39" office:value-type="float" office:value="156">
            <text:p>156</text:p>
          </table:table-cell>
          <table:table-cell table:style-name="ce39" office:value-type="float" office:value="159">
            <text:p>159</text:p>
          </table:table-cell>
          <table:table-cell table:style-name="ce39" office:value-type="float" office:value="149">
            <text:p>149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4:00-15:00</text:p>
          </table:table-cell>
          <table:table-cell table:style-name="ce39" office:value-type="float" office:value="163">
            <text:p>163</text:p>
          </table:table-cell>
          <table:table-cell table:style-name="ce39" office:value-type="float" office:value="147">
            <text:p>147</text:p>
          </table:table-cell>
          <table:table-cell table:style-name="ce39" office:value-type="float" office:value="146">
            <text:p>146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5:00-16:00</text:p>
          </table:table-cell>
          <table:table-cell table:style-name="ce39" office:value-type="float" office:value="176">
            <text:p>176</text:p>
          </table:table-cell>
          <table:table-cell table:style-name="ce39" office:value-type="float" office:value="138">
            <text:p>138</text:p>
          </table:table-cell>
          <table:table-cell table:style-name="ce39" office:value-type="float" office:value="150">
            <text:p>150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6:00-17:00</text:p>
          </table:table-cell>
          <table:table-cell table:style-name="ce39" office:value-type="float" office:value="198">
            <text:p>198</text:p>
          </table:table-cell>
          <table:table-cell table:style-name="ce39" office:value-type="float" office:value="136">
            <text:p>136</text:p>
          </table:table-cell>
          <table:table-cell table:style-name="ce39" office:value-type="float" office:value="156">
            <text:p>156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7:00-18:00</text:p>
          </table:table-cell>
          <table:table-cell table:style-name="ce39" office:value-type="float" office:value="202">
            <text:p>202</text:p>
          </table:table-cell>
          <table:table-cell table:style-name="ce39" office:value-type="float" office:value="136">
            <text:p>136</text:p>
          </table:table-cell>
          <table:table-cell table:style-name="ce39" office:value-type="float" office:value="148">
            <text:p>148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8:00-19:00</text:p>
          </table:table-cell>
          <table:table-cell table:style-name="ce39" office:value-type="float" office:value="162">
            <text:p>162</text:p>
          </table:table-cell>
          <table:table-cell table:style-name="ce39" office:value-type="float" office:value="117">
            <text:p>117</text:p>
          </table:table-cell>
          <table:table-cell table:style-name="ce39" office:value-type="float" office:value="132">
            <text:p>132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19:00-20:00</text:p>
          </table:table-cell>
          <table:table-cell table:style-name="ce39" office:value-type="float" office:value="114">
            <text:p>114</text:p>
          </table:table-cell>
          <table:table-cell table:style-name="ce39" office:value-type="float" office:value="91">
            <text:p>91</text:p>
          </table:table-cell>
          <table:table-cell table:style-name="ce39" office:value-type="float" office:value="113">
            <text:p>113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20:00-21:00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65">
            <text:p>65</text:p>
          </table:table-cell>
          <table:table-cell table:style-name="ce39" office:value-type="float" office:value="91">
            <text:p>91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21:00-22:00</text:p>
          </table:table-cell>
          <table:table-cell table:style-name="ce39" office:value-type="float" office:value="60">
            <text:p>60</text:p>
          </table:table-cell>
          <table:table-cell table:style-name="ce39" office:value-type="float" office:value="48">
            <text:p>48</text:p>
          </table:table-cell>
          <table:table-cell table:style-name="ce39" office:value-type="float" office:value="67">
            <text:p>67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22:00-23:00</text:p>
          </table:table-cell>
          <table:table-cell table:style-name="ce39" office:value-type="float" office:value="45">
            <text:p>45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46">
            <text:p>46</text:p>
          </table:table-cell>
          <table:table-cell table:style-name="ce23" table:number-columns-repeated="1020"/>
        </table:table-row>
        <table:table-row table:style-name="ro9">
          <table:table-cell table:style-name="ce35" office:value-type="string">
            <text:p>23:00-00:0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39" office:value-type="float" office:value="29">
            <text:p>29</text:p>
          </table:table-cell>
          <table:table-cell table:style-name="ce23" table:number-columns-repeated="1020"/>
        </table:table-row>
        <table:table-row table:style-name="ro10">
          <table:table-cell table:style-name="ce36"/>
          <table:table-cell table:style-name="ce40" table:number-columns-repeated="2"/>
          <table:table-cell table:style-name="ce45"/>
          <table:table-cell table:style-name="ce27" table:number-columns-repeated="1020"/>
        </table:table-row>
        <table:table-row table:style-name="ro6">
          <table:table-cell office:value-type="string">
            <text:p>Telephone: 020 7944 3095</text:p>
          </table:table-cell>
          <table:table-cell table:style-name="ce41" table:number-columns-repeated="2"/>
          <table:table-cell table:style-name="ce46" office:value-type="string">
            <text:p>Source: DfT Automatic Traffic Counters</text:p>
          </table:table-cell>
          <table:table-cell table:style-name="ce27" table:number-columns-repeated="1020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6" table:number-columns-repeated="2"/>
          <table:table-cell table:style-name="ce46" office:value-type="string">
            <text:p>Last updated: June 2011</text:p>
          </table:table-cell>
          <table:table-cell table:style-name="ce28" table:number-columns-repeated="1020"/>
        </table:table-row>
        <table:table-row table:style-name="ro3">
          <table:table-cell table:style-name="ce48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7"/>
          <table:table-cell table:style-name="ce28" table:number-columns-repeated="1020"/>
        </table:table-row>
        <table:table-row table:style-name="ro6">
          <table:table-cell table:style-name="ce37" office:value-type="string">
            <text:p>The figures in this table are not National Statistics.</text:p>
          </table:table-cell>
          <table:table-cell table:style-name="ce30" table:number-columns-repeated="3"/>
          <table:table-cell table:number-columns-repeated="252"/>
          <table:table-cell table:style-name="ce29" table:number-columns-repeated="768"/>
        </table:table-row>
        <table:table-row table:style-name="ro3">
          <table:table-cell/>
          <table:table-cell table:style-name="ce30" table:number-columns-repeated="1023"/>
        </table:table-row>
        <table:table-row table:style-name="ro11">
          <table:table-cell/>
          <table:table-cell table:style-name="ce42" table:number-columns-repeated="3"/>
          <table:table-cell table:style-name="ce30" table:number-columns-repeated="1020"/>
        </table:table-row>
        <table:table-row table:style-name="ro12" table:number-rows-repeated="30">
          <table:table-cell/>
          <table:table-cell table:style-name="ce42" table:number-columns-repeated="3"/>
          <table:table-cell table:number-columns-repeated="1020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6)'.$A$1:.$F$35" table:range-usable-as="print-range"/>
        </table:named-expressions>
      </table:table>
      <table:named-expressions>
        <table:named-expression table:name="_0" table:base-cell-address="$Sheet10.$A$1" table:expression="['file://virago/u/2005Publications/RoRo%20Q2_2005/Bulletin205draft.xls'#$TABLE1a.$U$1:.$U$7]"/>
        <table:named-expression table:name="_p" table:base-cell-address="$Sheet10.$A$1" table:expression="['file://virago/u/2005Publications/RoRo%20Q2_2005/Bulletin205draft.xls'#$TABLE1a.$P$1]"/>
        <table:named-expression table:name="_t" table:base-cell-address="$Sheet10.$A$1" table:expression="['file://virago/u/2005Publications/RoRo%20Q2_2005/Bulletin205draft.xls'#$TABLE1a.$U$3:.$U$3]"/>
        <table:named-expression table:name="_1.2__Average_distance_travelled_by_mode_of_travel__1975_76__1985_86_and_1993_95" table:base-cell-address="$Sheet10.$A$1" table:expression="$#REF!.$A$3"/>
        <table:named-expression table:name="_1981" table:base-cell-address="$Sheet10.$A$1" table:expression="$#REF!.$BQ$76:$BQ$87"/>
        <table:named-expression table:name="activeCell" table:base-cell-address="$Sheet10.$A$1" table:expression="['file://virago/u/TSGB/2005%20FINAL%20PROOFS/Chapter%201/excel%20files/TSGB%202005_%20Investment%20workbook.xls'#$''.$E$9]"/>
        <table:named-expression table:name="ALL" table:base-cell-address="$Sheet10.$A$1" table:expression="NA()"/>
        <table:named-expression table:name="ANNBELGIUM" table:base-cell-address="$Sheet10.$A$1" table:expression="['file://virago/u/2005Publications/RoRo%20Q2_2005/Bulletin205draft.xls'#$TABLE5.$D$5:.$D$12]"/>
        <table:named-expression table:name="ANNDVR" table:base-cell-address="$Sheet10.$A$1" table:expression="['file://virago/u/2005Publications/RoRo%20Q2_2005/Bulletin205draft.xls'#$TABLE4AL.$D$6:.$D$12]"/>
        <table:named-expression table:name="ANNENG" table:base-cell-address="$Sheet10.$A$1" table:expression="['file://virago/u/2005Publications/RoRo%20Q2_2005/Bulletin205draft.xls'#$TABLE4AL.$F$6:.$F$12]"/>
        <table:named-expression table:name="ANNFORIEGN" table:base-cell-address="$Sheet10.$A$1" table:expression="['file://virago/u/2005Publications/RoRo%20Q2_2005/Bulletin205draft.xls'#$TABLE1a.$P$37:.$P$37]"/>
        <table:named-expression table:name="ANNFRANCE" table:base-cell-address="$Sheet10.$A$1" table:expression="['file://virago/u/2005Publications/RoRo%20Q2_2005/Bulletin205draft.xls'#$TABLE5.$B$5:.$B$12]"/>
        <table:named-expression table:name="ANNL" table:base-cell-address="$Sheet10.$A$1" table:expression="['file://virago/u/2005Publications/RoRo%20Q2_2005/Bulletin205draft.xls'#$TABLE5.$F$5:.$F$12]"/>
        <table:named-expression table:name="ANNOTHER" table:base-cell-address="$Sheet10.$A$1" table:expression="['file://virago/u/2005Publications/RoRo%20Q2_2005/Bulletin205draft.xls'#$TABLE5.$J$5:.$J$12]"/>
        <table:named-expression table:name="ANNSE" table:base-cell-address="$Sheet10.$A$1" table:expression="['file://virago/u/2005Publications/RoRo%20Q2_2005/Bulletin205draft.xls'#$TABLE4AL.$B$6:.$B$12]"/>
        <table:named-expression table:name="ANNUAL" table:base-cell-address="$Sheet10.$A$1" table:expression="$#REF!.$AD$11:$AM$11"/>
        <table:named-expression table:name="ANNUK" table:base-cell-address="$Sheet10.$A$1" table:expression="['file://virago/u/2005Publications/RoRo%20Q2_2005/Bulletin205draft.xls'#$TABLE1a.$E$8:.$E$14]"/>
        <table:named-expression table:name="ANNUT" table:base-cell-address="$Sheet10.$A$1" table:expression="['file://virago/u/2005Publications/RoRo%20Q2_2005/Bulletin205draft.xls'#$TABLE1a.$M$8:.$M$14]"/>
        <table:named-expression table:name="BARQTR" table:base-cell-address="$Sheet10.$A$1" table:expression="$#REF!.$AD$8:$AM$8"/>
        <table:named-expression table:name="BELGIUM" table:base-cell-address="$Sheet10.$A$1" table:expression="$#REF!.$#REF!$#REF!"/>
        <table:named-expression table:name="BULL" table:base-cell-address="$Sheet10.$A$1" table:expression="NA()"/>
        <table:named-expression table:name="CAMARA" table:base-cell-address="$Sheet10.$A$1" table:expression="['file://virago/u/2005Publications/RoRo%20Q2_2005/Bulletin205draft.xls'#$TABLE1a.$P$4]"/>
        <table:named-expression table:name="CategoryTitle" table:base-cell-address="$Sheet10.$A$1" table:expression="['file://virago/u/TSGB/2005%20FINAL%20PROOFS/Chapter%201/excel%20files/TSGB%202005_%20Investment%20workbook.xls'#$''.$A$11]"/>
        <table:named-expression table:name="CLONE" table:base-cell-address="$Sheet10.$A$1" table:expression="['file://virago/u/2005Publications/RoRo%20Q2_2005/Bulletin205draft.xls'#$TABLE1a.$P$6]"/>
        <table:named-expression table:name="DEFLATOR" table:base-cell-address="$Sheet10.$A$1" table:expression="$#REF!.$M$66:$Q$69"/>
        <table:named-expression table:name="dgdsfyh" table:base-cell-address="$Sheet10.$A$1" table:expression="['file://virago/u/TSGB/2005%20FINAL%20PROOFS/Chapter%201/excel%20files/TSGB%202005_%20Investment%20workbook.xls'#$''.$B$2]"/>
        <table:named-expression table:name="DK" table:base-cell-address="$Sheet10.$A$1" table:expression="$#REF!.$#REF!$#REF!"/>
        <table:named-expression table:name="DNK_D" table:base-cell-address="$Sheet10.$A$1" table:expression="$#REF!.$H$6:$H$13"/>
        <table:named-expression table:name="DOVER" table:base-cell-address="$Sheet10.$A$1" table:expression="NA()"/>
        <table:named-expression table:name="EIRE" table:base-cell-address="$Sheet10.$A$1" table:expression="$#REF!.$#REF!$#REF!"/>
        <table:named-expression table:name="ENGLISH" table:base-cell-address="$Sheet10.$A$1" table:expression="NA()"/>
        <table:named-expression table:name="fbegyear" table:base-cell-address="$Sheet10.$A$1" table:expression="$#REF!.$#REF!$#REF!"/>
        <table:named-expression table:name="fendyear" table:base-cell-address="$Sheet10.$A$1" table:expression="['file://virago/u/TSGB/2005%20FINAL%20PROOFS/Chapter%201/excel%20files/TSGB%202005_%20Investment%20workbook.xls'#$''.$B$2]"/>
        <table:named-expression table:name="FL" table:base-cell-address="$Sheet10.$A$1" table:expression="$#REF!.$AD$8:$AM$8"/>
        <table:named-expression table:name="Footnotes" table:base-cell-address="$Sheet10.$A$1" table:expression="['file://virago/u/TSGB/2005%20FINAL%20PROOFS/Chapter%201/excel%20files/TSGB%202005_%20Investment%20workbook.xls'#$''.$A$74]"/>
        <table:named-expression table:name="FOREIGN" table:base-cell-address="$Sheet10.$A$1" table:expression="['file://virago/u/2005Publications/RoRo%20Q2_2005/Bulletin205draft.xls'#$TABLE1a.$P$38:.$P$52]"/>
        <table:named-expression table:name="FRANCE" table:base-cell-address="$Sheet10.$A$1" table:expression="$#REF!.$#REF!$#REF!"/>
        <table:named-expression table:name="fyear" table:base-cell-address="$Sheet10.$A$1" table:expression="['file://virago/u/TSGB/2005%20FINAL%20PROOFS/Chapter%201/excel%20files/TSGB%202005_%20Investment%20workbook.xls'#$''.$B$2]"/>
        <table:named-expression table:name="GERMANY" table:base-cell-address="$Sheet10.$A$1" table:expression="$#REF!.$#REF!$#REF!"/>
        <table:named-expression table:name="GraphData" table:base-cell-address="$Sheet10.$A$1" table:expression="['file://virago/u/TSGB1998/SECTION1/1-13-98.XLS'#$'TIS-INDEX'.$B$13:.$Q$44];['file://virago/u/TSGB1998/SECTION1/1-13-98.XLS'#$'TIS-INDEX'.$E$9:.$R$9]"/>
        <table:named-expression table:name="GraphTitle" table:base-cell-address="$Sheet10.$A$1" table:expression="['file://virago/u/TSGB/2005%20FINAL%20PROOFS/Chapter%201/excel%20files/TSGB%202005_%20Investment%20workbook.xls'#$''.$A$3]"/>
        <table:named-expression table:name="ITALY" table:base-cell-address="$Sheet10.$A$1" table:expression="$#REF!.$#REF!$#REF!"/>
        <table:named-expression table:name="NLS" table:base-cell-address="$Sheet10.$A$1" table:expression="$#REF!.$#REF!$#REF!"/>
        <table:named-expression table:name="NONEC" table:base-cell-address="$Sheet10.$A$1" table:expression="$#REF!.$#REF!$#REF!"/>
        <table:named-expression table:name="NORTHSEA" table:base-cell-address="$Sheet10.$A$1" table:expression="NA()"/>
        <table:named-expression table:name="OldData" table:base-cell-address="$Sheet10.$A$1" table:expression="['file://virago/u/TSGB/2005%20FINAL%20PROOFS/Chapter%201/excel%20files/TSGB%202005_%20Investment%20workbook.xls'#$''.$AJ$8996]"/>
        <table:named-expression table:name="OTHER" table:base-cell-address="$Sheet10.$A$1" table:expression="NA()"/>
        <table:named-expression table:name="OTHEREC" table:base-cell-address="$Sheet10.$A$1" table:expression="$#REF!.$AL$8"/>
        <table:named-expression table:name="PIE" table:base-cell-address="$Sheet10.$A$1" table:expression="$#REF!.$AD$11:$AM$11"/>
        <table:named-expression table:name="Excel_BuiltIn_Print_Area" table:base-cell-address="$Sheet10.$A$1" table:expression="['file://virago/u/TSGB/2005%20FINAL%20PROOFS/Chapter%201/excel%20files/TSGB%202005_%20Investment%20workbook.xls'#$''.$A$3:.$V$83]"/>
        <table:named-expression table:name="Print_Area_MI" table:base-cell-address="$Sheet10.$A$1" table:expression="['file://virago/u/2005Publications/RoRo%20Q2_2005/Bulletin205draft.xls'#$TABLE1a.$A$1:.$O$37]"/>
        <table:named-expression table:name="PUBLISH_Print_Area" table:base-cell-address="$Sheet10.$A$1" table:expression="$#REF!.$A$72:$M$154"/>
        <table:named-expression table:name="PUBLISH1998_Print_Area" table:base-cell-address="$Sheet10.$A$1" table:expression="['file://virago/u/TSGB/2005%20FINAL%20PROOFS/Chapter%201/excel%20files/TSGB%202005_%20Investment%20workbook.xls'#$''.$A$1:.$U$80]"/>
        <table:named-expression table:name="qryNonEUBreakdown" table:base-cell-address="$Sheet10.$A$1" table:expression="$#REF!.$A$1:$U$173"/>
        <table:named-expression table:name="QUARTER" table:base-cell-address="$Sheet10.$A$1" table:expression="$#REF!.$AD$8:$AM$8"/>
        <table:named-expression table:name="SPAIN" table:base-cell-address="$Sheet10.$A$1" table:expression="$#REF!.$#REF!$#REF!"/>
        <table:named-expression table:name="tab" table:base-cell-address="$Sheet10.$A$1" table:expression="['file://virago/u/IRHS/EXCEL/RORO/bulletins/2003/SA%20Changes/SA%20Changes%20to%20bulletin%20-%20draft.xls'#$TABLE1a.$U$3:.$U$3]"/>
        <table:named-expression table:name="TAB4ALL" table:base-cell-address="$Sheet10.$A$1" table:expression="NA()"/>
        <table:named-expression table:name="TAB4PV" table:base-cell-address="$Sheet10.$A$1" table:expression="NA()"/>
        <table:named-expression table:name="TAB4UT" table:base-cell-address="$Sheet10.$A$1" table:expression="NA()"/>
        <table:named-expression table:name="TableTitle" table:base-cell-address="$Sheet10.$A$1" table:expression="['file://virago/u/TSGB/2005%20FINAL%20PROOFS/Chapter%201/excel%20files/TSGB%202005_%20Investment%20workbook.xls'#$''.$A$3]"/>
        <table:named-expression table:name="testing" table:base-cell-address="$Sheet10.$A$1" table:expression="['file://virago/u/TSGB/2005%20FINAL%20PROOFS/Chapter%201/excel%20files/TSGB%202005_%20Investment%20workbook.xls'#$''.$A$87]"/>
        <table:named-expression table:name="UK" table:base-cell-address="$Sheet10.$A$1" table:expression="NA()"/>
        <table:named-expression table:name="UT" table:base-cell-address="$Sheet10.$A$1" table:expression="NA()"/>
        <table:named-expression table:name="ValueTitle" table:base-cell-address="$Sheet10.$A$1" table:expression="['file://virago/u/TSGB/2005%20FINAL%20PROOFS/Chapter%201/excel%20files/TSGB%202005_%20Investment%20workbook.xls'#$''.$BH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ms Rmn" svg:font-family="'Tms Rm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</number:number-style>
    <number:number-style style:name="N108P1" style:volatile="true">
      <number:text>-</number:text>
      <number:number number:decimal-places="0" number:min-integer-digits="1" number:grouping="true"/>
    </number:number-style>
    <number:number-style style:name="N108">
      <number:text>-</number:text>
      <style:map style:condition="value()&gt;0.5" style:apply-style-name="N108P0"/>
      <style:map style:condition="value()&lt;-0.5" style:apply-style-name="N108P1"/>
    </number:number-style>
    <number:number-style style:name="N109">
      <number:number number:decimal-places="1" number:min-integer-digits="1" number:grouping="true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£</number:text>
      <number:number number:decimal-places="2" number:min-integer-digits="1" number:grouping="true"/>
    </number:number-style>
    <number:number-style style:name="N114">
      <number:text>-£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style:text-properties fo:color="#ff0000"/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number number:decimal-places="0" number:min-integer-digits="1" number:grouping="true"/>
      <number:text> </number:text>
    </number:number-style>
    <number:number-style style:name="N127P1" style:volatile="true">
      <number:text>-£</number:text>
      <number:number number:decimal-places="0" number:min-integer-digits="1" number:grouping="true"/>
      <number:text> </number:text>
    </number:number-style>
    <number:number-style style:name="N127P2" style:volatile="true">
      <number:text> £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2" number:min-integer-digits="1" number:grouping="true"/>
      <number:text> </number:text>
    </number:number-style>
    <number:number-style style:name="N135P1" style:volatile="true">
      <number:text>-£</number:text>
      <number:number number:decimal-places="2" number:min-integer-digits="1" number:grouping="true"/>
      <number:text> </number:text>
    </number:number-style>
    <number:number-style style:name="N135P2" style:volatile="true">
      <number:text> £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2">
      <number:number number:decimal-places="1" number:min-integer-digits="1"/>
    </number:number-style>
    <number:number-style style:name="N143">
      <number:number number:decimal-places="0" number:min-integer-digits="1"/>
      <number:text> </number:text>
    </number:number-style>
    <number:number-style style:name="N145P0" style:volatile="true">
      <number:number number:decimal-places="1" number:min-integer-digits="1" number:grouping="true"/>
    </number:number-style>
    <number:number-style style:name="N145P1" style:volatile="true">
      <number:text>-</number:text>
      <number:number number:decimal-places="1" number:min-integer-digits="1" number:grouping="true"/>
    </number:number-style>
    <number:number-style style:name="N145">
      <number:text>-</number:text>
      <style:map style:condition="value()&gt;0.05" style:apply-style-name="N145P0"/>
      <style:map style:condition="value()&lt;-0.05" style:apply-style-name="N145P1"/>
    </number:number-style>
    <number:number-style style:name="N146">
      <number:number number:min-integer-digits="1"/>
      <number:text> </number:text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number:text>(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50P0" style:volatile="true">
      <number:number number:decimal-places="3" number:min-integer-digits="1" number:grouping="true"/>
      <number:text> </number:text>
    </number:number-style>
    <number:number-style style:name="N150P1" style:volatile="true">
      <number:text>-</number:text>
      <number:number number:decimal-places="3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4" number:min-integer-digits="1" number:grouping="true"/>
      <number:text> </number:text>
    </number:number-style>
    <number:number-style style:name="N153P1" style:volatile="true">
      <number:text>-</number:text>
      <number:number number:decimal-places="4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5" number:min-integer-digits="1" number:grouping="true"/>
      <number:text> </number:text>
    </number:number-style>
    <number:number-style style:name="N156P1" style:volatile="true">
      <number:text>-</number:text>
      <number:number number:decimal-places="5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6" number:min-integer-digits="1" number:grouping="true"/>
      <number:text> </number:text>
    </number:number-style>
    <number:number-style style:name="N159P1" style:volatile="true">
      <number:text>-</number:text>
      <number:number number:decimal-places="6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1" number:min-integer-digits="1" number:grouping="true"/>
      <number:text> </number:text>
    </number:number-style>
    <number:number-style style:name="N162P1" style:volatile="true">
      <number:text>-</number:text>
      <number:number number:decimal-places="1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1" number:min-integer-digits="1"/>
      <number:text> </number:text>
    </number:number-style>
    <number:number-style style:name="N165">
      <number:number number:decimal-places="2" number:min-integer-digits="1"/>
      <number:text> </number:text>
    </number:number-style>
    <number:number-style style:name="N166">
      <number:number number:decimal-places="0" number:min-integer-digits="5"/>
    </number:number-style>
    <number:number-style style:name="N167">
      <number:number number:decimal-places="5" number:min-integer-digits="1"/>
    </number:number-style>
    <number:percentage-style style:name="N168">
      <number:number number:decimal-places="1" number:min-integer-digits="1"/>
      <number:text>%</number:text>
    </number:percentage-style>
    <number:number-style style:name="N170P0" style:volatile="true">
      <number:number number:decimal-places="0" number:min-integer-digits="1" number:grouping="true"/>
      <number:text>)</number:text>
    </number:number-style>
    <number:number-style style:name="N170">
      <number:text>(</number:text>
      <number:number number: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number number:decimal-places="1" number:min-integer-digits="1" number:grouping="true"/>
      <number:text> </number:text>
    </number:number-style>
    <number:number-style style:name="N171">
      <number:text>(</number:text>
      <number:number number:decimal-places="1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">
      <number:text>(</number:text>
      <number:number number:decimal-places="2" number:min-integer-digits="1" number:grouping="true"/>
      <number:text>)</number:text>
      <style:map style:condition="value()&gt;=0" style:apply-style-name="N172P0"/>
    </number:number-style>
    <number:number-style style:name="N175P0" style:volatile="true">
      <number:number number:decimal-places="7" number:min-integer-digits="1" number:grouping="true"/>
      <number:text> </number:text>
    </number:number-style>
    <number:number-style style:name="N175P1" style:volatile="true">
      <number:text>-</number:text>
      <number:number number:decimal-places="7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7" number:min-integer-digits="1"/>
    </number:number-style>
    <number:number-style style:name="N177">
      <number:number number:decimal-places="6" number:min-integer-digits="1"/>
    </number:number-style>
    <number:number-style style:name="N180P0" style:volatile="true">
      <number:number number:decimal-places="8" number:min-integer-digits="1" number:grouping="true"/>
      <number:text> </number:text>
    </number:number-style>
    <number:number-style style:name="N180P1" style:volatile="true">
      <number:text>-</number:text>
      <number:number number:decimal-places="8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9" number:min-integer-digits="1" number:grouping="true"/>
      <number:text> </number:text>
    </number:number-style>
    <number:number-style style:name="N183P1" style:volatile="true">
      <number:text>-</number:text>
      <number:number number:decimal-places="9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3" number:min-integer-digits="1" number:grouping="true"/>
    </number:number-style>
    <number:number-style style:name="N185">
      <number:number number:decimal-places="4" number:min-integer-digits="1" number:grouping="true"/>
    </number:number-style>
    <number:number-style style:name="N186">
      <number:number number:decimal-places="5" number:min-integer-digits="1" number:grouping="true"/>
    </number:number-style>
    <number:number-style style:name="N187">
      <number:number number:decimal-places="6" number:min-integer-digits="1" number:grouping="true"/>
    </number:number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6P0" style:volatile="true">
      <number:number number:decimal-places="0" number:min-integer-digits="1" number:grouping="true"/>
    </number:number-style>
    <number:number-style style:name="N196P1" style:volatile="true">
      <number:text>-</number:text>
      <number:number number:decimal-places="0" number:min-integer-digits="1" number:grouping="true"/>
    </number:number-style>
    <number:number-style style:name="N196">
      <number:text>-</number:text>
      <style:map style:condition="value()&gt;0.05" style:apply-style-name="N196P0"/>
      <style:map style:condition="value()&lt;-0.05" style:apply-style-name="N196P1"/>
    </number:number-style>
    <number:number-style style:name="N197">
      <number:number number:decimal-places="8" number:min-integer-digits="1"/>
    </number:number-style>
    <number:time-style style:name="N19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5f_6._20_New_20_topics" style:display-name="Heading_6. New topics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70108_20_updated" style:display-name="Normal_70108 updat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Normal_5f_Main" style:display-name="Normal_Main" style:family="table-cell" style:parent-style-name="Default" style:data-style-name="N10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5f_Main_20_2" style:display-name="Normal_Main 2" style:family="table-cell" style:parent-style-name="Default" style:data-style-name="N10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Refdb_20_standard" style:display-name="Refdb standar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32cm" fo:margin-bottom="0.406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1.3cm" fo:margin-left="2cm" fo:margin-right="2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3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25/04/2015</text:date>, <text:time>20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0307_20__28_2013_29_" style:display-name="PageStyle_TRA0307 (201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_20_TRA0307" style:display-name="PageStyle_CHART TRA030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0307_20__28_2012_29_" style:display-name="PageStyle_TRA0307 (201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0307_20__28_2011_29_" style:display-name="PageStyle_TRA0307 (2011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10_29_" style:display-name="PageStyle_TRA0307 (2010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9_29_" style:display-name="PageStyle_TRA0307 (2009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8_29_" style:display-name="PageStyle_TRA0307 (2008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7_29_" style:display-name="PageStyle_TRA0307 (2007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6_29_" style:display-name="PageStyle_TRA0307 (2006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wie Penney</meta:initial-creator>
    <meta:creation-date>2011-01-31T16:30:51</meta:creation-date>
    <dc:creator>Jake Cracknell</dc:creator>
    <dc:date>2015-04-25T20:58:24.06</dc:date>
    <meta:print-date>2013-06-14T21:31:03</meta:print-date>
    <meta:generator>OpenOffice/4.0.0$Win32 OpenOffice.org_project/400m3$Build-9702</meta:generator>
    <meta:editing-duration>P1DT4H3M44S</meta:editing-duration>
    <meta:editing-cycles>3</meta:editing-cycles>
    <meta:document-statistic meta:table-count="10" meta:cell-count="18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 draw:fill="none" draw:fill-color="#000000"/>
    </style:style>
    <style:style style:name="ch2" style:family="chart"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4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graphic-properties draw:fill-color="#00000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size="12pt" style:font-size-asian="12pt" style:font-family-complex="Arial" style:font-size-complex="12pt"/>
    </style:style>
    <style:style style:name="ch7" style:family="chart">
      <style:chart-properties style:rotation-angle="90"/>
      <style:graphic-properties draw:fill-color="#00000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8" style:family="chart">
      <style:graphic-properties draw:stroke="dash" draw:stroke-dash="Excel_20_line_20_dash_20_1" svg:stroke-color="#c0c0c0"/>
    </style:style>
    <style:style style:name="ch9" style:family="chart" style:data-style-name="N0">
      <style:chart-properties chart:symbol-type="none"/>
      <style:graphic-properties svg:stroke-width="0.105cm" svg:stroke-color="#8b0119" draw:fill-color="#8b0119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ff7f00" draw:fill-color="#ff7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1e3c7f" draw:fill-color="#1e3c7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007662" draw:fill-color="#007662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14" style:family="chart">
      <style:graphic-properties svg:stroke-width="0.035cm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3.149cm" svg:height="15.69cm" xlink:href=".." xlink:type="simple" chart:class="chart:line" chart:style-name="ch1">
        <chart:legend svg:x="3.038cm" svg:y="2.195cm" style:legend-expansion="custom" chartooo:width="3.28cm" chartooo:height="3.845cm" style:legend-expansion-aspect-ratio="0.853055916775033" chart:style-name="ch2"/>
        <chart:plot-area chart:style-name="ch3" svg:x="1.122cm" svg:y="1.416cm" svg:width="21.884cm" svg:height="13.155cm">
          <chartooo:coordinate-region svg:x="1.122cm" svg:y="1.655cm" svg:width="21.884cm" svg:height="12.678cm"/>
          <chart:axis chart:dimension="x" chart:name="primary-x" chart:style-name="ch4">
            <chart:title svg:x="9.761cm" svg:y="14.646cm" chart:style-name="ch5">
              <text:p>Time (hour beginning)</text:p>
            </chart:title>
          </chart:axis>
          <chart:axis chart:dimension="y" chart:name="primary-y" chart:style-name="ch6">
            <chart:title svg:x="0.134cm" svg:y="4.204cm" chart:style-name="ch7">
              <text:p>Index: Average hour of the day = 100</text:p>
            </chart:title>
            <chart:grid chart:style-name="ch8" chart:class="major"/>
          </chart:axi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series chart:style-name="ch12" chart:values-cell-range-address="" chart:class="chart:line">
            <chart:data-point/>
          </chart:series>
          <chart:series chart:style-name="ch13" chart:values-cell-range-address="" chart:class="chart:line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37cm" svg:height="11.341cm" xlink:href=".." xlink:type="simple" chart:class="chart:line" chart:style-name="ch1">
        <chart:title svg:x="1.961cm" svg:y="0.362cm" chart:style-name="ch2">
          <text:p>Traffic distribution by time of day on all roads in Great Britain, 2013</text:p>
        </chart:title>
        <chart:legend chart:legend-position="end" svg:x="17.467cm" svg:y="3.786cm" style:legend-expansion="high" chart:style-name="ch3"/>
        <chart:plot-area chart:style-name="ch4" table:cell-range-address="'TRA0307 (2013)'.A6:'TRA0307 (2013)'.A30 'TRA0307 (2013)'.C6:'TRA0307 (2013)'.I30" chart:data-source-has-labels="both" svg:x="0.862cm" svg:y="2.013cm" svg:width="15.781cm" svg:height="8.682cm">
          <chartooo:coordinate-region svg:x="1.669cm" svg:y="2.225cm" svg:width="14.787cm" svg:height="7.797cm"/>
          <chart:axis chart:dimension="x" chart:name="primary-x" chart:style-name="ch5" chartooo:axis-type="auto">
            <chartooo:date-scale/>
            <chart:categories table:cell-range-address="'TRA0307 (2013)'.A7:'TRA0307 (2013)'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RA0307 (2013)'.C7:'TRA0307 (2013)'.C30" chart:label-cell-address="'TRA0307 (2013)'.C6:'TRA0307 (2013)'.C6" chart:class="chart:line">
            <chart:data-point chart:repeated="24"/>
          </chart:series>
          <chart:series chart:style-name="ch9" chart:values-cell-range-address="'TRA0307 (2013)'.D7:'TRA0307 (2013)'.D30" chart:label-cell-address="'TRA0307 (2013)'.D6:'TRA0307 (2013)'.D6" chart:class="chart:line">
            <chart:data-point chart:repeated="24"/>
          </chart:series>
          <chart:series chart:style-name="ch10" chart:values-cell-range-address="'TRA0307 (2013)'.E7:'TRA0307 (2013)'.E30" chart:label-cell-address="'TRA0307 (2013)'.E6:'TRA0307 (2013)'.E6" chart:class="chart:line">
            <chart:data-point chart:repeated="24"/>
          </chart:series>
          <chart:series chart:style-name="ch11" chart:values-cell-range-address="'TRA0307 (2013)'.F7:'TRA0307 (2013)'.F30" chart:label-cell-address="'TRA0307 (2013)'.F6:'TRA0307 (2013)'.F6" chart:class="chart:line">
            <chart:data-point chart:repeated="24"/>
          </chart:series>
          <chart:series chart:style-name="ch12" chart:values-cell-range-address="'TRA0307 (2013)'.G7:'TRA0307 (2013)'.G30" chart:label-cell-address="'TRA0307 (2013)'.G6:'TRA0307 (2013)'.G6" chart:class="chart:line">
            <chart:data-point chart:repeated="24"/>
          </chart:series>
          <chart:series chart:style-name="ch13" chart:values-cell-range-address="'TRA0307 (2013)'.H7:'TRA0307 (2013)'.H30" chart:label-cell-address="'TRA0307 (2013)'.H6:'TRA0307 (2013)'.H6" chart:class="chart:line">
            <chart:data-point chart:repeated="24"/>
          </chart:series>
          <chart:series chart:style-name="ch14" chart:values-cell-range-address="'TRA0307 (2013)'.I7:'TRA0307 (2013)'.I30" chart:label-cell-address="'TRA0307 (2013)'.I6:'TRA0307 (2013)'.I6" chart:class="chart:line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day</text:p>
                <draw:g>
                  <svg:desc>'TRA0307 (2013)'.C6:'TRA0307 (2013)'.C6</svg:desc>
                </draw:g>
              </table:table-cell>
              <table:table-cell office:value-type="string">
                <text:p>Tuesday</text:p>
                <draw:g>
                  <svg:desc>'TRA0307 (2013)'.D6:'TRA0307 (2013)'.D6</svg:desc>
                </draw:g>
              </table:table-cell>
              <table:table-cell office:value-type="string">
                <text:p>Wednesday</text:p>
                <draw:g>
                  <svg:desc>'TRA0307 (2013)'.E6:'TRA0307 (2013)'.E6</svg:desc>
                </draw:g>
              </table:table-cell>
              <table:table-cell office:value-type="string">
                <text:p>Thursday</text:p>
                <draw:g>
                  <svg:desc>'TRA0307 (2013)'.F6:'TRA0307 (2013)'.F6</svg:desc>
                </draw:g>
              </table:table-cell>
              <table:table-cell office:value-type="string">
                <text:p>Friday</text:p>
                <draw:g>
                  <svg:desc>'TRA0307 (2013)'.G6:'TRA0307 (2013)'.G6</svg:desc>
                </draw:g>
              </table:table-cell>
              <table:table-cell office:value-type="string">
                <text:p>Saturday</text:p>
                <draw:g>
                  <svg:desc>'TRA0307 (2013)'.H6:'TRA0307 (2013)'.H6</svg:desc>
                </draw:g>
              </table:table-cell>
              <table:table-cell office:value-type="string">
                <text:p>Sunday</text:p>
                <draw:g>
                  <svg:desc>'TRA0307 (2013)'.I6:'TRA0307 (2013)'.I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TRA0307 (2013)'.A7:'TRA0307 (2013)'.A30</svg:desc>
                </draw:g>
              </table:table-cell>
              <table:table-cell office:value-type="float" office:value="16">
                <text:p>16</text:p>
                <draw:g>
                  <svg:desc>'TRA0307 (2013)'.C7:'TRA0307 (2013)'.C30</svg:desc>
                </draw:g>
              </table:table-cell>
              <table:table-cell office:value-type="float" office:value="15">
                <text:p>15</text:p>
                <draw:g>
                  <svg:desc>'TRA0307 (2013)'.D7:'TRA0307 (2013)'.D30</svg:desc>
                </draw:g>
              </table:table-cell>
              <table:table-cell office:value-type="float" office:value="16">
                <text:p>16</text:p>
                <draw:g>
                  <svg:desc>'TRA0307 (2013)'.E7:'TRA0307 (2013)'.E30</svg:desc>
                </draw:g>
              </table:table-cell>
              <table:table-cell office:value-type="float" office:value="16">
                <text:p>16</text:p>
                <draw:g>
                  <svg:desc>'TRA0307 (2013)'.F7:'TRA0307 (2013)'.F30</svg:desc>
                </draw:g>
              </table:table-cell>
              <table:table-cell office:value-type="float" office:value="18">
                <text:p>18</text:p>
                <draw:g>
                  <svg:desc>'TRA0307 (2013)'.G7:'TRA0307 (2013)'.G30</svg:desc>
                </draw:g>
              </table:table-cell>
              <table:table-cell office:value-type="float" office:value="23">
                <text:p>23</text:p>
                <draw:g>
                  <svg:desc>'TRA0307 (2013)'.H7:'TRA0307 (2013)'.H30</svg:desc>
                </draw:g>
              </table:table-cell>
              <table:table-cell office:value-type="float" office:value="24">
                <text:p>24</text:p>
                <draw:g>
                  <svg:desc>'TRA0307 (2013)'.I7:'TRA0307 (2013)'.I3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71">
                <text:p>171</text:p>
              </table:table-cell>
              <table:table-cell office:value-type="float" office:value="65">
                <text:p>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5">
                <text:p>185</text:p>
              </table:table-cell>
              <table:table-cell office:value-type="float" office:value="193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  <table:table-cell office:value-type="float" office:value="96">
                <text:p>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82">
                <text:p>182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91">
                <text:p>191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5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80">
                <text:p>180</text:p>
              </table:table-cell>
              <table:table-cell office:value-type="float" office:value="201">
                <text:p>201</text:p>
              </table:table-cell>
              <table:table-cell office:value-type="float" office:value="141">
                <text:p>14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9">
                <text:p>209</text:p>
              </table:table-cell>
              <table:table-cell office:value-type="float" office:value="212">
                <text:p>212</text:p>
              </table:table-cell>
              <table:table-cell office:value-type="float" office:value="200">
                <text:p>200</text:p>
              </table:table-cell>
              <table:table-cell office:value-type="float" office:value="136">
                <text:p>1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157">
                <text:p>157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116">
                <text:p>1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